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color="#ccff00" draw:textarea-horizontal-align="justify" draw:textarea-vertical-align="middle" draw:auto-grow-height="false"/>
    </style:style>
    <style:style style:name="gr9" style:family="graphic" style:parent-style-name="standard">
      <style:graphic-properties svg:stroke-color="#000000" draw:fill-color="#99ff33" draw:textarea-horizontal-align="justify" draw:textarea-vertical-align="middle" draw:auto-grow-height="false"/>
    </style:style>
    <style:style style:name="gr10" style:family="graphic" style:parent-style-name="standard">
      <style:graphic-properties svg:stroke-color="#000000" draw:fill-color="#669900" draw:textarea-horizontal-align="justify" draw:textarea-vertical-align="middle" draw:auto-grow-height="false"/>
    </style:style>
    <style:style style:name="gr11" style:family="graphic" style:parent-style-name="standard">
      <style:graphic-properties svg:stroke-color="#000000" draw:fill-color="#193300" draw:textarea-horizontal-align="justify" draw:textarea-vertical-align="middle" draw:auto-grow-height="false"/>
    </style:style>
    <style:style style:name="gr12"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4" style:family="graphic" style:parent-style-name="standard" style:list-style-name="L1">
      <style:graphic-properties svg:stroke-color="#000000" draw:fill-color="#ccff00" draw:textarea-vertical-align="middle"/>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99ff33"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669900"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1933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27"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8" style:family="graphic" style:parent-style-name="standard" style:list-style-name="L1">
      <style:graphic-properties svg:stroke-color="#000000" draw:fill-color="#ccff00" draw:textarea-vertical-align="middle"/>
    </style:style>
    <style:style style:name="gr29" style:family="graphic" style:parent-style-name="standard" style:list-style-name="L1">
      <style:graphic-properties svg:stroke-color="#000000" draw:fill-color="#ccff00" draw:textarea-vertical-align="middle"/>
    </style:style>
    <style:style style:name="gr30" style:family="graphic" style:parent-style-name="standard" style:list-style-name="L1">
      <style:graphic-properties svg:stroke-color="#000000" draw:fill-color="#99ff33" draw:textarea-vertical-align="middle"/>
    </style:style>
    <style:style style:name="gr31" style:family="graphic" style:parent-style-name="standard" style:list-style-name="L1">
      <style:graphic-properties svg:stroke-color="#000000" draw:fill-color="#99ff33" draw:textarea-vertical-align="middle"/>
    </style:style>
    <style:style style:name="gr32" style:family="graphic" style:parent-style-name="standard" style:list-style-name="L1">
      <style:graphic-properties svg:stroke-color="#000000" draw:fill-color="#669900" draw:textarea-vertical-align="middle"/>
    </style:style>
    <style:style style:name="gr33" style:family="graphic" style:parent-style-name="standard" style:list-style-name="L1">
      <style:graphic-properties svg:stroke-color="#000000" draw:fill-color="#669900" draw:textarea-vertical-align="middle"/>
    </style:style>
    <style:style style:name="gr34" style:family="graphic" style:parent-style-name="standard" style:list-style-name="L1">
      <style:graphic-properties svg:stroke-color="#000000" draw:fill-color="#193300" draw:textarea-vertical-align="middle"/>
    </style:style>
    <style:style style:name="gr35" style:family="graphic" style:parent-style-name="standard" style:list-style-name="L1">
      <style:graphic-properties svg:stroke-color="#000000" draw:fill-color="#193300" draw:textarea-vertical-align="middle"/>
    </style:style>
    <style:style style:name="gr36"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7" style:family="graphic" style:parent-style-name="objectwithoutfill">
      <style:graphic-properties svg:stroke-color="#ff6600" draw:marker-start="Dimension_20_Lines" draw:marker-end="Symmetric_20_Arrow" draw:marker-end-width="0.3cm" draw:fill="none" draw:textarea-vertical-align="middle"/>
    </style:style>
    <style:style style:name="gr38" style:family="graphic" style:parent-style-name="standard" style:list-style-name="L1">
      <style:graphic-properties svg:stroke-color="#000000" draw:fill-color="#ccff00" draw:textarea-vertical-align="middle"/>
    </style:style>
    <style:style style:name="gr39" style:family="graphic" style:parent-style-name="standard" style:list-style-name="L1">
      <style:graphic-properties svg:stroke-color="#000000" draw:fill-color="#ccff00" draw:textarea-vertical-align="middle"/>
    </style:style>
    <style:style style:name="gr40" style:family="graphic" style:parent-style-name="standard" style:list-style-name="L1">
      <style:graphic-properties svg:stroke-color="#000000" draw:fill-color="#99ff33" draw:textarea-vertical-align="middle"/>
    </style:style>
    <style:style style:name="gr41" style:family="graphic" style:parent-style-name="standard" style:list-style-name="L1">
      <style:graphic-properties svg:stroke-color="#000000" draw:fill-color="#99ff33" draw:textarea-vertical-align="middle"/>
    </style:style>
    <style:style style:name="gr42" style:family="graphic" style:parent-style-name="standard" style:list-style-name="L1">
      <style:graphic-properties svg:stroke-color="#000000" draw:fill-color="#669900" draw:textarea-vertical-align="middle"/>
    </style:style>
    <style:style style:name="gr43" style:family="graphic" style:parent-style-name="standard" style:list-style-name="L1">
      <style:graphic-properties svg:stroke-color="#000000" draw:fill-color="#669900" draw:textarea-vertical-align="middle"/>
    </style:style>
    <style:style style:name="gr44" style:family="graphic" style:parent-style-name="standard" style:list-style-name="L1">
      <style:graphic-properties svg:stroke-color="#000000" draw:fill-color="#193300" draw:textarea-vertical-align="middle"/>
    </style:style>
    <style:style style:name="gr45" style:family="graphic" style:parent-style-name="standard" style:list-style-name="L1">
      <style:graphic-properties svg:stroke-color="#000000" draw:fill-color="#193300" draw:textarea-vertical-align="middle"/>
    </style:style>
    <style:style style:name="gr46"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7" style:family="graphic" style:parent-style-name="standard" style:list-style-name="L1">
      <style:graphic-properties svg:stroke-color="#000000" draw:fill-color="#ccff00" draw:textarea-vertical-align="middle"/>
    </style:style>
    <style:style style:name="gr48" style:family="graphic" style:parent-style-name="standard" style:list-style-name="L1">
      <style:graphic-properties svg:stroke-color="#000000" draw:fill-color="#ccff00" draw:textarea-vertical-align="middle"/>
    </style:style>
    <style:style style:name="gr49" style:family="graphic" style:parent-style-name="standard" style:list-style-name="L1">
      <style:graphic-properties svg:stroke-color="#000000" draw:fill-color="#99ff33" draw:textarea-vertical-align="middle"/>
    </style:style>
    <style:style style:name="gr50" style:family="graphic" style:parent-style-name="standard" style:list-style-name="L1">
      <style:graphic-properties svg:stroke-color="#000000" draw:fill-color="#99ff33" draw:textarea-vertical-align="middle"/>
    </style:style>
    <style:style style:name="gr51" style:family="graphic" style:parent-style-name="standard" style:list-style-name="L1">
      <style:graphic-properties svg:stroke-color="#000000" draw:fill-color="#669900" draw:textarea-vertical-align="middle"/>
    </style:style>
    <style:style style:name="gr52" style:family="graphic" style:parent-style-name="standard" style:list-style-name="L1">
      <style:graphic-properties svg:stroke-color="#000000" draw:fill-color="#669900" draw:textarea-vertical-align="middle"/>
    </style:style>
    <style:style style:name="gr53" style:family="graphic" style:parent-style-name="standard" style:list-style-name="L1">
      <style:graphic-properties svg:stroke-color="#000000" draw:fill-color="#193300" draw:textarea-vertical-align="middle"/>
    </style:style>
    <style:style style:name="gr54" style:family="graphic" style:parent-style-name="standard" style:list-style-name="L1">
      <style:graphic-properties svg:stroke-color="#000000" draw:fill-color="#193300"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56" style:family="graphic" style:parent-style-name="standard">
      <style:graphic-properties svg:stroke-color="#006666" draw:fill-color="#99cccc" draw:textarea-horizontal-align="justify" draw:textarea-vertical-align="middle" draw:auto-grow-height="false"/>
    </style:style>
    <style:style style:name="gr57" style:family="graphic" style:parent-style-name="standard">
      <style:graphic-properties svg:stroke-color="#006666" draw:textarea-vertical-align="middle"/>
    </style:style>
    <style:style style:name="gr58" style:family="graphic" style:parent-style-name="standard" style:list-style-name="L1">
      <style:graphic-properties svg:stroke-color="#000000" draw:fill-color="#ccff00"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99ff33" draw:textarea-vertical-align="middle"/>
    </style:style>
    <style:style style:name="gr61" style:family="graphic" style:parent-style-name="standard" style:list-style-name="L1">
      <style:graphic-properties svg:stroke-color="#000000" draw:fill-color="#99ff33" draw:textarea-vertical-align="middle"/>
    </style:style>
    <style:style style:name="gr62" style:family="graphic" style:parent-style-name="standard" style:list-style-name="L1">
      <style:graphic-properties svg:stroke-color="#000000" draw:fill-color="#669900"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193300" draw:textarea-vertical-align="middle"/>
    </style:style>
    <style:style style:name="gr65" style:family="graphic" style:parent-style-name="standard" style:list-style-name="L1">
      <style:graphic-properties svg:stroke-color="#000000" draw:fill-color="#193300" draw:textarea-vertical-align="middle"/>
    </style:style>
    <style:style style:name="gr66" style:family="graphic" style:parent-style-name="standard">
      <style:graphic-properties svg:stroke-color="#333300" draw:fill-color="#ffffcc" draw:textarea-horizontal-align="justify" draw:textarea-vertical-align="top" draw:auto-grow-height="false"/>
    </style:style>
    <style:style style:name="gr67" style:family="graphic" style:parent-style-name="standard">
      <style:graphic-properties svg:stroke-color="#333300" draw:textarea-vertical-align="middle"/>
    </style:style>
    <style:style style:name="gr68" style:family="graphic" style:parent-style-name="standard" style:list-style-name="L1">
      <style:graphic-properties svg:stroke-color="#3465a4" draw:fill-color="#729fcf" draw:textarea-horizontal-align="justify" draw:textarea-vertical-align="middle" draw:auto-grow-height="false"/>
    </style:style>
    <style:style style:name="gr69" style:family="graphic" style:parent-style-name="standard">
      <style:graphic-properties svg:stroke-color="#3465a4" draw:textarea-vertical-align="middle"/>
    </style:style>
    <style:style style:name="gr70" style:family="graphic" style:parent-style-name="standard" style:list-style-name="L1">
      <style:graphic-properties svg:stroke-color="#000000" draw:fill-color="#ccff00" draw:textarea-vertical-align="middle"/>
    </style:style>
    <style:style style:name="gr71" style:family="graphic" style:parent-style-name="standard" style:list-style-name="L1">
      <style:graphic-properties svg:stroke-color="#000000" draw:fill-color="#ccff00" draw:textarea-vertical-align="middle"/>
    </style:style>
    <style:style style:name="gr72" style:family="graphic" style:parent-style-name="standard" style:list-style-name="L1">
      <style:graphic-properties svg:stroke-color="#000000" draw:fill-color="#99ff33"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669900" draw:textarea-vertical-align="middle"/>
    </style:style>
    <style:style style:name="gr75" style:family="graphic" style:parent-style-name="standard" style:list-style-name="L1">
      <style:graphic-properties svg:stroke-color="#000000" draw:fill-color="#669900" draw:textarea-vertical-align="middle"/>
    </style:style>
    <style:style style:name="gr76" style:family="graphic" style:parent-style-name="standard" style:list-style-name="L1">
      <style:graphic-properties svg:stroke-color="#000000" draw:fill-color="#193300" draw:textarea-vertical-align="middle"/>
    </style:style>
    <style:style style:name="gr77" style:family="graphic" style:parent-style-name="standard" style:list-style-name="L1">
      <style:graphic-properties svg:stroke-color="#000000" draw:fill-color="#193300" draw:textarea-vertical-align="middle"/>
    </style:style>
    <style:style style:name="gr78" style:family="graphic" style:parent-style-name="standard" style:list-style-name="L1">
      <style:graphic-properties svg:stroke-color="#3465a4" draw:fill-color="#729fcf" draw:textarea-horizontal-align="justify" draw:textarea-vertical-align="middle" draw:auto-grow-height="false"/>
    </style:style>
    <style:style style:name="gr79" style:family="graphic" style:parent-style-name="standard" style:list-style-name="L1">
      <style:graphic-properties svg:stroke-color="#000000" draw:fill-color="#ccff00" draw:textarea-vertical-align="middle"/>
    </style:style>
    <style:style style:name="gr80" style:family="graphic" style:parent-style-name="standard" style:list-style-name="L1">
      <style:graphic-properties svg:stroke-color="#000000" draw:fill-color="#ccff00" draw:textarea-vertical-align="middle"/>
    </style:style>
    <style:style style:name="gr81" style:family="graphic" style:parent-style-name="standard" style:list-style-name="L1">
      <style:graphic-properties svg:stroke-color="#000000" draw:fill-color="#99ff33" draw:textarea-vertical-align="middle"/>
    </style:style>
    <style:style style:name="gr82" style:family="graphic" style:parent-style-name="standard" style:list-style-name="L1">
      <style:graphic-properties svg:stroke-color="#000000" draw:fill-color="#99ff33" draw:textarea-vertical-align="middle"/>
    </style:style>
    <style:style style:name="gr83" style:family="graphic" style:parent-style-name="standard" style:list-style-name="L1">
      <style:graphic-properties svg:stroke-color="#000000" draw:fill-color="#669900" draw:textarea-vertical-align="middle"/>
    </style:style>
    <style:style style:name="gr84" style:family="graphic" style:parent-style-name="standard" style:list-style-name="L1">
      <style:graphic-properties svg:stroke-color="#000000" draw:fill-color="#669900" draw:textarea-vertical-align="middle"/>
    </style:style>
    <style:style style:name="gr85" style:family="graphic" style:parent-style-name="standard" style:list-style-name="L1">
      <style:graphic-properties svg:stroke-color="#000000" draw:fill-color="#193300" draw:textarea-vertical-align="middle"/>
    </style:style>
    <style:style style:name="gr86" style:family="graphic" style:parent-style-name="standard" style:list-style-name="L1">
      <style:graphic-properties svg:stroke-color="#000000" draw:fill-color="#193300" draw:textarea-vertical-align="middle"/>
    </style:style>
    <style:style style:name="gr87" style:family="graphic" style:parent-style-name="standard" style:list-style-name="L1">
      <style:graphic-properties svg:stroke-color="#3465a4" draw:fill-color="#729fcf" draw:textarea-horizontal-align="justify" draw:textarea-vertical-align="middle" draw:auto-grow-height="false"/>
    </style:style>
    <style:style style:name="gr88"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89"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0" style:family="graphic" style:parent-style-name="standard">
      <style:graphic-properties draw:stroke="none" svg:stroke-color="#000000" draw:fill="none" draw:fill-color="#ffffff" draw:auto-grow-height="true" draw:auto-grow-width="false" fo:max-height="0cm" fo:min-height="0cm"/>
    </style:style>
    <style:style style:name="gr91" style:family="graphic" style:parent-style-name="standard" style:list-style-name="L1">
      <style:graphic-properties svg:stroke-color="#000000" draw:fill-color="#ccff00" draw:textarea-vertical-align="middle"/>
    </style:style>
    <style:style style:name="gr92" style:family="graphic" style:parent-style-name="standard" style:list-style-name="L1">
      <style:graphic-properties svg:stroke-color="#000000" draw:fill-color="#ccff00" draw:textarea-vertical-align="middle"/>
    </style:style>
    <style:style style:name="gr93" style:family="graphic" style:parent-style-name="standard" style:list-style-name="L1">
      <style:graphic-properties svg:stroke-color="#000000" draw:fill-color="#99ff33" draw:textarea-vertical-align="middle"/>
    </style:style>
    <style:style style:name="gr94" style:family="graphic" style:parent-style-name="standard" style:list-style-name="L1">
      <style:graphic-properties svg:stroke-color="#000000" draw:fill-color="#99ff33" draw:textarea-vertical-align="middle"/>
    </style:style>
    <style:style style:name="gr95" style:family="graphic" style:parent-style-name="standard" style:list-style-name="L1">
      <style:graphic-properties svg:stroke-color="#000000" draw:fill-color="#669900" draw:textarea-vertical-align="middle"/>
    </style:style>
    <style:style style:name="gr96" style:family="graphic" style:parent-style-name="standard" style:list-style-name="L1">
      <style:graphic-properties svg:stroke-color="#000000" draw:fill-color="#669900" draw:textarea-vertical-align="middle"/>
    </style:style>
    <style:style style:name="gr97" style:family="graphic" style:parent-style-name="standard" style:list-style-name="L1">
      <style:graphic-properties svg:stroke-color="#000000" draw:fill-color="#193300" draw:textarea-vertical-align="middle"/>
    </style:style>
    <style:style style:name="gr98" style:family="graphic" style:parent-style-name="standard" style:list-style-name="L1">
      <style:graphic-properties svg:stroke-color="#000000" draw:fill-color="#193300" draw:textarea-vertical-align="middle"/>
    </style:style>
    <style:style style:name="gr99" style:family="graphic" style:parent-style-name="standard" style:list-style-name="L1">
      <style:graphic-properties svg:stroke-color="#3465a4" draw:fill-color="#729fcf" draw:textarea-horizontal-align="justify" draw:textarea-vertical-align="middle" draw:auto-grow-height="false"/>
    </style:style>
    <style:style style:name="gr100" style:family="graphic" style:parent-style-name="standard" style:list-style-name="L1">
      <style:graphic-properties svg:stroke-color="#000000" draw:fill-color="#ccff00" draw:textarea-vertical-align="middle"/>
    </style:style>
    <style:style style:name="gr101" style:family="graphic" style:parent-style-name="standard" style:list-style-name="L1">
      <style:graphic-properties svg:stroke-color="#000000" draw:fill-color="#ccff00" draw:textarea-vertical-align="middle"/>
    </style:style>
    <style:style style:name="gr102" style:family="graphic" style:parent-style-name="standard" style:list-style-name="L1">
      <style:graphic-properties svg:stroke-color="#000000" draw:fill-color="#99ff33" draw:textarea-vertical-align="middle"/>
    </style:style>
    <style:style style:name="gr103" style:family="graphic" style:parent-style-name="standard" style:list-style-name="L1">
      <style:graphic-properties svg:stroke-color="#000000" draw:fill-color="#99ff33" draw:textarea-vertical-align="middle"/>
    </style:style>
    <style:style style:name="gr104" style:family="graphic" style:parent-style-name="standard" style:list-style-name="L1">
      <style:graphic-properties svg:stroke-color="#000000" draw:fill-color="#669900" draw:textarea-vertical-align="middle"/>
    </style:style>
    <style:style style:name="gr105" style:family="graphic" style:parent-style-name="standard" style:list-style-name="L1">
      <style:graphic-properties svg:stroke-color="#000000" draw:fill-color="#669900" draw:textarea-vertical-align="middle"/>
    </style:style>
    <style:style style:name="gr106" style:family="graphic" style:parent-style-name="standard" style:list-style-name="L1">
      <style:graphic-properties svg:stroke-color="#000000" draw:fill-color="#193300" draw:textarea-vertical-align="middle"/>
    </style:style>
    <style:style style:name="gr107" style:family="graphic" style:parent-style-name="standard" style:list-style-name="L1">
      <style:graphic-properties svg:stroke-color="#000000" draw:fill-color="#193300" draw:textarea-vertical-align="middle"/>
    </style:style>
    <style:style style:name="gr108" style:family="graphic" style:parent-style-name="standard" style:list-style-name="L1">
      <style:graphic-properties svg:stroke-color="#3465a4" draw:fill-color="#729fcf" draw:textarea-horizontal-align="justify" draw:textarea-vertical-align="middle" draw:auto-grow-height="false"/>
    </style:style>
    <style:style style:name="gr109" style:family="graphic" style:parent-style-name="standard" style:list-style-name="L1">
      <style:graphic-properties svg:stroke-color="#000000" draw:fill-color="#ccff00" draw:textarea-vertical-align="middle"/>
    </style:style>
    <style:style style:name="gr110" style:family="graphic" style:parent-style-name="standard" style:list-style-name="L1">
      <style:graphic-properties svg:stroke-color="#000000" draw:fill-color="#ccff00" draw:textarea-vertical-align="middle"/>
    </style:style>
    <style:style style:name="gr111" style:family="graphic" style:parent-style-name="standard" style:list-style-name="L1">
      <style:graphic-properties svg:stroke-color="#000000" draw:fill-color="#99ff33" draw:textarea-vertical-align="middle"/>
    </style:style>
    <style:style style:name="gr112" style:family="graphic" style:parent-style-name="standard" style:list-style-name="L1">
      <style:graphic-properties svg:stroke-color="#000000" draw:fill-color="#99ff33" draw:textarea-vertical-align="middle"/>
    </style:style>
    <style:style style:name="gr113" style:family="graphic" style:parent-style-name="standard" style:list-style-name="L1">
      <style:graphic-properties svg:stroke-color="#000000" draw:fill-color="#669900" draw:textarea-vertical-align="middle"/>
    </style:style>
    <style:style style:name="gr114" style:family="graphic" style:parent-style-name="standard" style:list-style-name="L1">
      <style:graphic-properties svg:stroke-color="#000000" draw:fill-color="#669900" draw:textarea-vertical-align="middle"/>
    </style:style>
    <style:style style:name="gr115" style:family="graphic" style:parent-style-name="standard" style:list-style-name="L1">
      <style:graphic-properties svg:stroke-color="#000000" draw:fill-color="#193300" draw:textarea-vertical-align="middle"/>
    </style:style>
    <style:style style:name="gr116" style:family="graphic" style:parent-style-name="standard" style:list-style-name="L1">
      <style:graphic-properties svg:stroke-color="#000000" draw:fill-color="#193300" draw:textarea-vertical-align="middle"/>
    </style:style>
    <style:style style:name="gr117" style:family="graphic" style:parent-style-name="standard" style:list-style-name="L1">
      <style:graphic-properties svg:stroke-color="#3465a4" draw:fill-color="#729fcf" draw:textarea-horizontal-align="justify" draw:textarea-vertical-align="middle" draw:auto-grow-height="false"/>
    </style:style>
    <style:style style:name="gr118" style:family="graphic" style:parent-style-name="standard">
      <style:graphic-properties draw:stroke="none" svg:stroke-color="#000000" draw:fill="none" draw:fill-color="#ffffff" draw:auto-grow-height="true" draw:auto-grow-width="false" fo:max-height="0cm" fo:min-height="10.061cm"/>
    </style:style>
    <style:style style:name="gr119" style:family="graphic" style:parent-style-name="standard">
      <style:graphic-properties draw:stroke="none" svg:stroke-color="#000000" draw:fill="none" draw:fill-color="#ffffff" draw:auto-grow-height="true" draw:auto-grow-width="false" fo:max-height="0cm" fo:min-height="11.313cm"/>
    </style:style>
    <style:style style:name="gr120" style:family="graphic">
      <style:graphic-properties draw:textarea-horizontal-align="justify" draw:textarea-vertical-align="middle" draw:auto-grow-height="false"/>
    </style:style>
    <style:style style:name="gr121" style:family="graphic">
      <style:graphic-properties svg:stroke-color="#000000" draw:fill-color="#ccff00" draw:textarea-horizontal-align="justify" draw:textarea-vertical-align="middle" draw:auto-grow-height="false"/>
    </style:style>
    <style:style style:name="gr122" style:family="graphic">
      <style:graphic-properties svg:stroke-color="#000000" draw:fill-color="#99ff33" draw:textarea-horizontal-align="justify" draw:textarea-vertical-align="middle" draw:auto-grow-height="false"/>
    </style:style>
    <style:style style:name="gr123" style:family="graphic" style:parent-style-name="standard" style:list-style-name="L1">
      <style:graphic-properties svg:stroke-color="#000000" draw:fill-color="#ccff00" draw:textarea-vertical-align="top"/>
    </style:style>
    <style:style style:name="gr124" style:family="graphic" style:parent-style-name="standard" style:list-style-name="L1">
      <style:graphic-properties svg:stroke-color="#000000" draw:fill-color="#ccff00" draw:textarea-vertical-align="top"/>
    </style:style>
    <style:style style:name="gr125" style:family="graphic" style:parent-style-name="standard" style:list-style-name="L1">
      <style:graphic-properties svg:stroke-color="#000000" draw:fill-color="#99ff33" draw:textarea-vertical-align="top"/>
    </style:style>
    <style:style style:name="gr126" style:family="graphic">
      <style:graphic-properties svg:stroke-color="#b2b2b2" draw:fill="solid" draw:fill-color="#b2b2b2" draw:opacity="100%" draw:opacity-name="Transparency_20_6" draw:textarea-horizontal-align="justify" draw:textarea-vertical-align="middle" draw:auto-grow-height="false"/>
    </style:style>
    <style:style style:name="gr127" style:family="graphic" style:parent-style-name="standard">
      <style:graphic-properties svg:stroke-color="#000000" draw:fill="none" draw:opacity="100%" draw:opacity-name="" draw:textarea-vertical-align="middle"/>
    </style:style>
    <style:style style:name="gr128" style:family="graphic" style:parent-style-name="standard" style:list-style-name="L1">
      <style:graphic-properties svg:stroke-color="#3465a4" draw:fill-color="#729fcf" draw:textarea-horizontal-align="justify" draw:textarea-vertical-align="middle" draw:auto-grow-height="false"/>
    </style:style>
    <style:style style:name="gr129" style:family="graphic" style:parent-style-name="standard">
      <style:graphic-properties draw:textarea-vertical-align="middle"/>
    </style:style>
    <style:style style:name="gr130" style:family="graphic" style:parent-style-name="standard" style:list-style-name="L1">
      <style:graphic-properties svg:stroke-color="#3465a4" draw:fill-color="#729fcf" draw:textarea-horizontal-align="justify" draw:textarea-vertical-align="middle" draw:auto-grow-height="fals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text-properties style:font-name="Calibri3"/>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4" fo:font-size="18pt"/>
    </style:style>
    <style:style style:name="P6" style:family="paragraph">
      <style:paragraph-properties fo:text-align="center"/>
      <style:text-properties style:font-name="Calibri4"/>
    </style:style>
    <style:style style:name="P7" style:family="paragraph">
      <style:text-properties fo:font-size="18pt"/>
    </style:style>
    <style:style style:name="P8" style:family="paragraph">
      <style:paragraph-properties fo:text-align="center"/>
      <style:text-properties style:font-name="Calibri4" fo:font-size="18pt" style:letter-kerning="true" style:font-name-asian="WenQuanYi Zen Hei Sharp" style:font-size-asian="18pt" style:font-name-complex="Lohit Devanagari" style:font-size-complex="18pt"/>
    </style:style>
    <style:style style:name="P9" style:family="paragraph">
      <style:text-properties style:font-name="Calibri4" style:text-underline-style="solid" style:text-underline-width="auto" style:text-underline-color="font-color"/>
    </style:style>
    <style:style style:name="P10" style:family="paragraph">
      <style:paragraph-properties fo:text-align="center"/>
      <style:text-properties style:font-name="Calibri4" fo:font-size="12pt" style:text-underline-style="solid" style:text-underline-width="auto" style:text-underline-color="font-color" style:font-size-asian="12pt" style:font-size-complex="12pt"/>
    </style:style>
    <style:style style:name="P11" style:family="paragraph">
      <style:text-properties fo:font-size="20pt"/>
    </style:style>
    <style:style style:name="P12" style:family="paragraph">
      <style:text-properties style:font-name="Calibri4" fo:font-size="18pt"/>
    </style:style>
    <style:style style:name="P13" style:family="paragraph">
      <style:text-properties fo:color="#800055" style:font-name="Calibri4" fo:font-size="18pt" fo:font-style="italic" style:text-underline-style="solid" style:text-underline-width="auto" style:text-underline-color="font-color" style:font-style-asian="italic" style:font-style-complex="italic"/>
    </style:style>
    <style:style style:name="P14" style:family="paragraph">
      <style:text-properties fo:color="#ff6600" style:font-name="Calibri4" fo:font-size="18pt" fo:font-style="italic" style:text-underline-style="solid" style:text-underline-width="auto" style:text-underline-color="font-color" style:font-style-asian="italic" style:font-style-complex="italic"/>
    </style:style>
    <style:style style:name="P15" style:family="paragraph">
      <style:paragraph-properties fo:text-align="start"/>
      <style:text-properties style:font-name="Calibri4"/>
    </style:style>
    <style:style style:name="P16" style:family="paragraph">
      <style:text-properties fo:color="#006666" style:font-name="Calibri4"/>
    </style:style>
    <style:style style:name="P17" style:family="paragraph">
      <style:text-properties fo:color="#3465a4" style:font-name="Calibri4"/>
    </style:style>
    <style:style style:name="P18" style:family="paragraph">
      <style:paragraph-properties fo:text-align="start"/>
      <style:text-properties style:font-name="Inconsolata2" fo:font-size="14pt" style:font-size-asian="14pt" style:font-size-complex="14pt"/>
    </style:style>
    <style:style style:name="P19" style:family="paragraph">
      <style:text-properties fo:color="#ff3333"/>
    </style:style>
    <style:style style:name="P20" style:family="paragraph">
      <style:paragraph-properties fo:text-align="end"/>
    </style:style>
    <style:style style:name="P21" style:family="paragraph">
      <style:text-properties style:font-name="Inconsolata2"/>
    </style:style>
    <style:style style:name="P22" style:family="paragraph">
      <style:text-properties style:font-name="Inconsolata2" fo:font-size="18pt"/>
    </style:style>
    <style:style style:name="P23" style:family="paragraph">
      <style:paragraph-properties fo:text-align="center"/>
      <style:text-properties fo:font-size="18pt"/>
    </style:style>
    <style:style style:name="P24" style:family="paragraph">
      <style:paragraph-properties fo:text-align="start"/>
      <style:text-properties fo:font-size="18pt"/>
    </style:style>
    <style:style style:name="P25" style:family="paragraph">
      <style:paragraph-properties fo:text-align="center"/>
      <style:text-properties style:text-underline-style="none"/>
    </style:style>
    <style:style style:name="P26" style:family="paragraph">
      <style:paragraph-properties fo:text-align="center"/>
      <style:text-properties style:font-name="Calibri4" fo:font-size="12pt" style:text-underline-style="none" style:font-size-asian="12pt" style:font-size-complex="12pt"/>
    </style:style>
    <style:style style:name="P27" style:family="paragraph">
      <style:paragraph-properties fo:text-align="start"/>
      <style:text-properties fo:font-style="italic" style:font-style-asian="italic" style:font-style-complex="italic"/>
    </style:style>
    <style:style style:name="P28" style:family="paragraph">
      <style:paragraph-properties fo:text-align="start"/>
      <style:text-properties style:font-name="Calibri4" fo:font-style="italic" style:font-style-asian="italic" style:font-style-complex="italic"/>
    </style:style>
    <style:style style:name="T1" style:family="text">
      <style:text-properties style:font-name="Calibri3"/>
    </style:style>
    <style:style style:name="T2" style:family="text">
      <style:text-properties style:text-underline-style="solid" style:text-underline-width="auto" style:text-underline-color="font-color"/>
    </style:style>
    <style:style style:name="T3" style:family="text">
      <style:text-properties style:font-name="Calibri4" fo:font-size="18pt"/>
    </style:style>
    <style:style style:name="T4" style:family="text">
      <style:text-properties style:font-name="Calibri4"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4" style:text-underline-style="solid" style:text-underline-width="auto" style:text-underline-color="font-color"/>
    </style:style>
    <style:style style:name="T10" style:family="text">
      <style:text-properties style:font-name="Calibri4"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4" fo:font-size="18pt"/>
    </style:style>
    <style:style style:name="T12" style:family="text">
      <style:text-properties fo:color="#800055" style:font-name="Calibri4"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4" fo:font-size="18pt" fo:font-style="italic" style:text-underline-style="solid" style:text-underline-width="auto" style:text-underline-color="font-color" style:font-style-asian="italic" style:font-style-complex="italic"/>
    </style:style>
    <style:style style:name="T14" style:family="text">
      <style:text-properties style:use-window-font-color="true" fo:font-size="18pt"/>
    </style:style>
    <style:style style:name="T15" style:family="text">
      <style:text-properties style:font-name="Calibri4"/>
    </style:style>
    <style:style style:name="T16" style:family="text">
      <style:text-properties fo:color="#006666" style:font-name="Calibri4"/>
    </style:style>
    <style:style style:name="T17" style:family="text">
      <style:text-properties fo:font-size="18pt" style:text-underline-style="none" style:font-size-asian="18pt" style:font-weight-asian="normal" style:font-size-complex="18pt"/>
    </style:style>
    <style:style style:name="T18" style:family="text">
      <style:text-properties fo:color="#3465a4" style:font-name="Calibri4"/>
    </style:style>
    <style:style style:name="T19" style:family="text">
      <style:text-properties fo:color="#ff3333" fo:font-size="18pt" style:text-underline-style="solid" style:text-underline-width="auto" style:text-underline-color="font-color"/>
    </style:style>
    <style:style style:name="T20" style:family="text">
      <style:text-properties style:use-window-font-color="true" fo:font-size="18pt" style:text-underline-style="none"/>
    </style:style>
    <style:style style:name="T21" style:family="text">
      <style:text-properties fo:color="#ff3333"/>
    </style:style>
    <style:style style:name="T22" style:family="text">
      <style:text-properties fo:color="#ff3333" fo:font-size="18pt"/>
    </style:style>
    <style:style style:name="T23" style:family="text">
      <style:text-properties fo:color="#ff3333" fo:font-size="18pt" style:text-underline-style="none"/>
    </style:style>
    <style:style style:name="T24" style:family="text">
      <style:text-properties style:font-name="Calibri3" fo:font-size="20pt" fo:font-weight="bold" style:font-size-asian="20pt" style:font-weight-asian="bold" style:font-size-complex="20pt" style:font-weight-complex="bold"/>
    </style:style>
    <style:style style:name="T25" style:family="text">
      <style:text-properties style:font-name="Inconsolata2" fo:font-size="18pt" style:font-size-asian="18pt" style:font-size-complex="18pt"/>
    </style:style>
    <style:style style:name="T26" style:family="text">
      <style:text-properties style:font-name="Inconsolata2"/>
    </style:style>
    <style:style style:name="T27" style:family="text">
      <style:text-properties style:font-name="Calibri3" fo:font-size="18pt" style:font-size-asian="18pt" style:font-size-complex="18pt"/>
    </style:style>
    <style:style style:name="T28" style:family="text">
      <style:text-properties style:font-name="Calibri4" fo:font-size="20pt" fo:font-weight="bold" style:font-size-asian="20pt" style:font-weight-asian="bold" style:font-size-complex="20pt" style:font-weight-complex="bold"/>
    </style:style>
    <style:style style:name="T29" style:family="text">
      <style:text-properties fo:color="#000000" style:font-name="Calibri3" fo:font-size="18pt" fo:font-style="normal" style:font-size-asian="18pt" style:font-style-asian="normal" style:font-size-complex="18pt" style:font-style-complex="normal"/>
    </style:style>
    <style:style style:name="T30" style:family="text">
      <style:text-properties style:font-name="Inconsolata2" fo:font-size="18pt"/>
    </style:style>
    <style:style style:name="T31" style:family="text">
      <style:text-properties fo:color="#ff9900" style:font-name="Calibri3" fo:font-size="18pt" style:font-size-asian="18pt" style:font-size-complex="18pt"/>
    </style:style>
    <style:style style:name="T32" style:family="text">
      <style:text-properties style:use-window-font-color="true" style:font-name="Calibri3" fo:font-size="18pt" fo:font-style="normal" style:font-size-asian="18pt" style:font-style-asian="normal" style:font-size-complex="18pt" style:font-style-complex="normal"/>
    </style:style>
    <style:style style:name="T33" style:family="text">
      <style:text-properties style:font-name="Calibri3" fo:font-size="18pt"/>
    </style:style>
    <style:style style:name="T34" style:family="text">
      <style:text-properties style:font-name="Calibri3" fo:font-size="18pt" style:text-underline-style="solid" style:text-underline-width="auto" style:text-underline-color="font-color"/>
    </style:style>
    <style:style style:name="T35" style:family="text">
      <style:text-properties style:font-name="Calibri3" fo:font-size="18pt" fo:font-style="normal" style:font-style-asian="normal" style:font-style-complex="normal"/>
    </style:style>
    <style:style style:name="T36" style:family="text">
      <style:text-properties style:font-name="Calibri3" fo:font-size="18pt" fo:font-style="italic" style:font-style-asian="italic" style:font-style-complex="italic"/>
    </style:style>
    <style:style style:name="T37" style:family="text">
      <style:text-properties style:font-name="Calibri3" fo:font-size="18pt" fo:font-style="normal" style:font-size-asian="18pt" style:font-style-asian="normal" style:font-size-complex="18pt" style:font-style-complex="normal"/>
    </style:style>
    <style:style style:name="T38" style:family="text">
      <style:text-properties style:font-name="Calibri4" fo:font-size="12pt" style:text-underline-style="none" style:letter-kerning="true" style:font-name-asian="WenQuanYi Zen Hei Sharp" style:font-size-asian="12pt" style:font-name-complex="Lohit Devanagari" style:font-size-complex="12pt"/>
    </style:style>
    <style:style style:name="T39" style:family="text">
      <style:text-properties style:font-name="Calibri4"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text:span text:style-name="T1">racr-mquat</text:span></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4.365cm" svg:y="17.165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2">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custom-shape draw:style-name="gr6" draw:text-style-name="P5" xml:id="id4" draw:id="id4"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2" draw:id="id2"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5" draw:id="id5"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 draw:id="id1"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6" draw:id="id6"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3" draw:id="id3"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7" draw:id="id7"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 draw:start-glue-point="0" draw:end-shape="id2" draw:end-glue-point="2" svg:d="M13300 11000v-501l1130-198v-501" svg:viewBox="0 0 1131 1201">
          <text:p/>
        </draw:connector>
        <draw:connector draw:style-name="gr7" draw:text-style-name="P6" draw:layer="layout" draw:type="lines" svg:x1="14.43cm" svg:y1="9.8cm" svg:x2="15.3cm" svg:y2="11cm" draw:start-shape="id2" draw:start-glue-point="2" draw:end-shape="id3" draw:end-glue-point="0" svg:d="M14430 9800v501l870 198v501" svg:viewBox="0 0 871 1201">
          <text:p/>
        </draw:connector>
        <draw:connector draw:style-name="gr7" draw:text-style-name="P6" draw:layer="layout" draw:type="lines" svg:x1="14.43cm" svg:y1="8.4cm" svg:x2="16.2cm" svg:y2="7cm" draw:start-shape="id2" draw:start-glue-point="0" draw:end-shape="id4" draw:end-glue-point="2" svg:d="M14430 8400v-501l1770-398v-501" svg:viewBox="0 0 1771 1401">
          <text:p/>
        </draw:connector>
        <draw:connector draw:style-name="gr7" draw:text-style-name="P6" draw:layer="layout" draw:type="lines" svg:x1="16.2cm" svg:y1="7cm" svg:x2="18.1cm" svg:y2="8.4cm" draw:start-shape="id4" draw:start-glue-point="2" draw:end-shape="id5" svg:d="M16200 7000v501l1900 398v501" svg:viewBox="0 0 1901 1401">
          <text:p/>
        </draw:connector>
        <draw:connector draw:style-name="gr7" draw:text-style-name="P6" draw:layer="layout" draw:type="lines" svg:x1="18.1cm" svg:y1="9.8cm" svg:x2="17.7cm" svg:y2="11cm" draw:start-shape="id5" draw:start-glue-point="2" draw:end-shape="id6" draw:end-glue-point="0" svg:d="M18100 9800v501l-400 198v501" svg:viewBox="0 0 401 1201">
          <text:p/>
        </draw:connector>
        <draw:custom-shape draw:style-name="gr6" draw:text-style-name="P5" xml:id="id9" draw:id="id9"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8" draw:id="id8"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0" draw:id="id10"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7" draw:start-glue-point="0" draw:end-shape="id5" draw:end-glue-point="2" svg:d="M19700 11000v-501l-1600-198v-501" svg:viewBox="0 0 1601 1201">
          <text:p/>
        </draw:connector>
        <draw:connector draw:style-name="gr7" draw:text-style-name="P6" draw:layer="layout" draw:type="lines" svg:x1="21.6cm" svg:y1="11cm" svg:x2="18.1cm" svg:y2="9.8cm" draw:start-shape="id8" draw:start-glue-point="0" draw:end-shape="id5" draw:end-glue-point="2" svg:d="M21600 11000v-501l-3500-198v-501" svg:viewBox="0 0 3501 1201">
          <text:p/>
        </draw:connector>
        <draw:connector draw:style-name="gr7" draw:text-style-name="P6" draw:layer="layout" draw:type="lines" svg:x1="21.6cm" svg:y1="12.4cm" svg:x2="20.6cm" svg:y2="13.8cm" draw:start-shape="id8" draw:start-glue-point="2" draw:end-shape="id9" draw:end-glue-point="0" svg:d="M21600 12400v501l-1000 398v501" svg:viewBox="0 0 1001 1401">
          <text:p/>
        </draw:connector>
        <draw:connector draw:style-name="gr7" draw:text-style-name="P6" draw:layer="layout" draw:type="lines" svg:x1="21.6cm" svg:y1="12.4cm" svg:x2="22.8cm" svg:y2="13.8cm" draw:start-shape="id8" draw:start-glue-point="2" draw:end-shape="id10" draw:end-glue-point="0" svg:d="M21600 12400v501l1200 398v501" svg:viewBox="0 0 1201 1401">
          <text:p/>
        </draw:connector>
        <draw:custom-shape draw:style-name="gr8" draw:text-style-name="P5" xml:id="id11" draw:id="id11"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3" draw:id="id13"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2" draw:id="id12"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4" draw:id="id14"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y specified in contract</text:span><text:span text:style-name="T5"><text:line-break/></text:span><text:span text:style-name="T5">together with NFP-constrains</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3" draw:text-style-name="P7" draw:layer="layout" svg:width="12.6cm" svg:height="2.791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provided NFPs</text:span></text:p>
              </text:list-item>
              <text:list-item>
                <text:p><text:span text:style-name="T5">maybe also shared resources, e.g. </text:span><text:span text:style-name="T7">NAS</text:span></text:p>
              </text:list-item>
            </text:list>
          </draw:text-box>
        </draw:frame>
        <draw:rect draw:style-name="gr14" draw:text-style-name="P8" draw:layer="layout" svg:width="1.8cm" svg:height="0.8cm" svg:x="5.6cm" svg:y="7cm" draw:corner-radius="0.5cm">
          <text:p text:style-name="P3"><text:span text:style-name="T4">I1.a</text:span></text:p>
        </draw:rect>
        <draw:rect draw:style-name="gr15" draw:text-style-name="P8" draw:layer="layout" svg:width="1.8cm" svg:height="0.8cm" svg:x="5.6cm" svg:y="7.8cm" draw:corner-radius="0.5cm">
          <text:p text:style-name="P3"><text:span text:style-name="T4">I1.b</text:span></text:p>
        </draw:rect>
        <draw:rect draw:style-name="gr16" draw:text-style-name="P8" draw:layer="layout" svg:width="1.8cm" svg:height="0.8cm" svg:x="3cm" svg:y="9.9cm" draw:corner-radius="0.5cm">
          <text:p text:style-name="P3"><text:span text:style-name="T4">I2.a</text:span></text:p>
        </draw:rect>
        <draw:rect draw:style-name="gr17" draw:text-style-name="P8" draw:layer="layout" svg:width="1.8cm" svg:height="0.8cm" svg:x="3cm" svg:y="10.7cm" draw:corner-radius="0.5cm">
          <text:p text:style-name="P3"><text:span text:style-name="T4">I2.b</text:span></text:p>
        </draw:rect>
        <draw:rect draw:style-name="gr18" draw:text-style-name="P8" draw:layer="layout" svg:width="1.8cm" svg:height="0.8cm" svg:x="6.9cm" svg:y="9.9cm" draw:corner-radius="0.5cm">
          <text:p text:style-name="P3"><text:span text:style-name="T4">I3.a</text:span></text:p>
        </draw:rect>
        <draw:rect draw:style-name="gr19" draw:text-style-name="P8" draw:layer="layout" svg:width="1.8cm" svg:height="0.8cm" svg:x="6.9cm" svg:y="10.7cm" draw:corner-radius="0.5cm">
          <text:p text:style-name="P3"><text:span text:style-name="T4">I3.b</text:span></text:p>
        </draw:rect>
        <draw:rect draw:style-name="gr20" draw:text-style-name="P8" draw:layer="layout" svg:width="1.8cm" svg:height="0.8cm" svg:x="6.9cm" svg:y="12.7cm" draw:corner-radius="0.5cm">
          <text:p text:style-name="P3"><text:span text:style-name="T4">I4.a</text:span></text:p>
        </draw:rect>
        <draw:rect draw:style-name="gr21" draw:text-style-name="P8" draw:layer="layout" svg:width="1.8cm" svg:height="0.8cm" svg:x="6.9cm" svg:y="13.5cm" draw:corner-radius="0.5cm">
          <text:p text:style-name="P3"><text:span text:style-name="T4">I4.b</text:span></text:p>
        </draw:rect>
        <draw:connector draw:style-name="gr22" draw:text-style-name="P6" draw:layer="layout" draw:type="lines" svg:x1="5.3cm" svg:y1="7.6cm" svg:x2="6.2cm" svg:y2="9.6cm" draw:start-shape="id11" draw:start-glue-point="8" draw:end-shape="id12" draw:end-glue-point="6" svg:d="M5300 7600v500l399 1500h501" svg:viewBox="0 0 901 2001">
          <text:p/>
        </draw:connector>
        <draw:connector draw:style-name="gr22" draw:text-style-name="P6" draw:layer="layout" draw:type="lines" svg:x1="5.3cm" svg:y1="7.6cm" svg:x2="3.8cm" svg:y2="9.6cm" draw:start-shape="id11" draw:start-glue-point="8" draw:end-shape="id13" draw:end-glue-point="10" svg:d="M5300 7600v500l-1000 1500h-500" svg:viewBox="0 0 1501 2001">
          <text:p/>
        </draw:connector>
        <draw:connector draw:style-name="gr22" draw:text-style-name="P6" draw:layer="layout" draw:type="lines" svg:x1="6.405cm" svg:y1="10.095cm" svg:x2="6.405cm" svg:y2="11.905cm" draw:start-shape="id12" draw:start-glue-point="7" draw:end-shape="id14" draw:end-glue-point="5" svg:d="M6405 10095v705 399 706" svg:viewBox="0 0 1 1811">
          <text:p/>
        </draw:connector>
        <draw:frame presentation:style-name="pr1" draw:layer="layout" svg:width="25.199cm" svg:height="3.506cm" svg:x="1.4cm" svg:y="0.837cm" presentation:class="title">
          <draw:text-box>
            <text:p>The basic model</text:p>
          </draw:text-box>
        </draw:frame>
        <draw:custom-shape draw:style-name="gr23" draw:text-style-name="P5" xml:id="id16" draw:id="id1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6.5cm" svg:y1="5.226cm" svg:x2="5.3cm" svg:y2="6.2cm" draw:start-shape="id15" draw:start-glue-point="6" draw:end-shape="id11" draw:end-glue-point="4" svg:d="M6500 5226h-501l-699 473v501" svg:viewBox="0 0 1201 975">
          <text:p/>
        </draw:connector>
        <draw:connector draw:style-name="gr7" draw:text-style-name="P6" draw:layer="layout" draw:type="lines" svg:x1="14.4cm" svg:y1="4.7cm" svg:x2="16.2cm" svg:y2="5.8cm" draw:start-shape="id16" draw:start-glue-point="7" draw:end-shape="id4" draw:end-glue-point="0" svg:d="M14400 4700h502l1298 599v501" svg:viewBox="0 0 1801 1101">
          <text:p/>
        </draw:connector>
        <draw:line draw:style-name="gr24" draw:text-style-name="P3" draw:layer="layout" svg:x1="12cm" svg:y1="5.6cm" svg:x2="12cm" svg:y2="20.6cm">
          <text:p/>
        </draw:line>
        <draw:frame draw:style-name="gr2" draw:text-style-name="P9" draw:layer="layout" svg:width="2.881cm" svg:height="0.886cm" svg:x="1.3cm" svg:y="7.6cm">
          <draw:text-box>
            <text:p><text:span text:style-name="T9">reqComp</text:span></text:p>
          </draw:text-box>
        </draw:frame>
        <draw:line draw:style-name="gr25" draw:text-style-name="P6" draw:layer="layout" svg:x1="4.8cm" svg:y1="8.8cm" svg:x2="4.2cm" svg:y2="8.2cm">
          <text:p/>
        </draw:line>
        <draw:custom-shape draw:style-name="gr26" draw:text-style-name="P10" xml:id="id15" draw:id="id15" draw:layer="layout" svg:width="1.4cm" svg:height="1.4cm" svg:x="6.5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6" draw:layer="layout" draw:type="line" svg:x1="7.9cm" svg:y1="5.226cm" svg:x2="9.6cm" svg:y2="4.7cm" draw:start-shape="id15" draw:start-glue-point="10" draw:end-shape="id16" draw:end-glue-point="5" svg:d="M7900 5226l1700-526" svg:viewBox="0 0 1701 527">
          <text:p/>
        </draw:connector>
        <draw:custom-shape draw:style-name="gr1" draw:layer="layout" svg:width="1cm" svg:height="1cm" svg:x="7.2cm" svg:y="19.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3.9cm" svg:y="17.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custom-shape draw:style-name="gr6" draw:text-style-name="P5" xml:id="id20" draw:id="id20"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8" draw:id="id18"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21" draw:id="id21"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7" draw:id="id17"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22" draw:id="id22"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9" draw:id="id19"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23" draw:id="id23"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7" draw:start-glue-point="0" draw:end-shape="id18" draw:end-glue-point="2" svg:d="M13300 11000v-501l1130-198v-501" svg:viewBox="0 0 1131 1201">
          <text:p/>
        </draw:connector>
        <draw:connector draw:style-name="gr7" draw:text-style-name="P6" draw:layer="layout" draw:type="lines" svg:x1="14.43cm" svg:y1="9.8cm" svg:x2="15.3cm" svg:y2="11cm" draw:start-shape="id18" draw:start-glue-point="2" draw:end-shape="id19" draw:end-glue-point="0" svg:d="M14430 9800v501l870 198v501" svg:viewBox="0 0 871 1201">
          <text:p/>
        </draw:connector>
        <draw:connector draw:style-name="gr7" draw:text-style-name="P6" draw:layer="layout" draw:type="lines" svg:x1="14.43cm" svg:y1="8.4cm" svg:x2="16.2cm" svg:y2="7cm" draw:start-shape="id18" draw:start-glue-point="0" draw:end-shape="id20" draw:end-glue-point="2" svg:d="M14430 8400v-501l1770-398v-501" svg:viewBox="0 0 1771 1401">
          <text:p/>
        </draw:connector>
        <draw:connector draw:style-name="gr7" draw:text-style-name="P6" draw:layer="layout" draw:type="lines" svg:x1="16.2cm" svg:y1="7cm" svg:x2="18.1cm" svg:y2="8.4cm" draw:start-shape="id20" draw:start-glue-point="2" draw:end-shape="id21" svg:d="M16200 7000v501l1900 398v501" svg:viewBox="0 0 1901 1401">
          <text:p/>
        </draw:connector>
        <draw:connector draw:style-name="gr7" draw:text-style-name="P6" draw:layer="layout" draw:type="lines" svg:x1="18.1cm" svg:y1="9.8cm" svg:x2="17.7cm" svg:y2="11cm" draw:start-shape="id21" draw:start-glue-point="2" draw:end-shape="id22" draw:end-glue-point="0" svg:d="M18100 9800v501l-400 198v501" svg:viewBox="0 0 401 1201">
          <text:p/>
        </draw:connector>
        <draw:custom-shape draw:style-name="gr6" draw:text-style-name="P5" xml:id="id25" draw:id="id25"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24" draw:id="id24"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26" draw:id="id26"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23" draw:start-glue-point="0" draw:end-shape="id21" draw:end-glue-point="2" svg:d="M19700 11000v-501l-1600-198v-501" svg:viewBox="0 0 1601 1201">
          <text:p/>
        </draw:connector>
        <draw:connector draw:style-name="gr7" draw:text-style-name="P6" draw:layer="layout" draw:type="lines" svg:x1="21.6cm" svg:y1="11cm" svg:x2="18.1cm" svg:y2="9.8cm" draw:start-shape="id24" draw:start-glue-point="0" draw:end-shape="id21" draw:end-glue-point="2" svg:d="M21600 11000v-501l-3500-198v-501" svg:viewBox="0 0 3501 1201">
          <text:p/>
        </draw:connector>
        <draw:connector draw:style-name="gr7" draw:text-style-name="P6" draw:layer="layout" draw:type="lines" svg:x1="21.6cm" svg:y1="12.4cm" svg:x2="20.6cm" svg:y2="13.8cm" draw:start-shape="id24" draw:start-glue-point="2" draw:end-shape="id25" draw:end-glue-point="0" svg:d="M21600 12400v501l-1000 398v501" svg:viewBox="0 0 1001 1401">
          <text:p/>
        </draw:connector>
        <draw:connector draw:style-name="gr7" draw:text-style-name="P6" draw:layer="layout" draw:type="lines" svg:x1="21.6cm" svg:y1="12.4cm" svg:x2="22.8cm" svg:y2="13.8cm" draw:start-shape="id24" draw:start-glue-point="2" draw:end-shape="id26" draw:end-glue-point="0" svg:d="M21600 12400v501l1200 398v501" svg:viewBox="0 0 1201 1401">
          <text:p/>
        </draw:connector>
        <draw:line draw:style-name="gr24" draw:text-style-name="P6" draw:layer="layout" svg:x1="12cm" svg:y1="5.6cm" svg:x2="12cm" svg:y2="15.4cm">
          <text:p/>
        </draw:line>
        <draw:custom-shape draw:style-name="gr8" draw:text-style-name="P5" xml:id="id27" draw:id="id27"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33" draw:id="id33"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9" draw:id="id29"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 draw:id="id31"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24.8cm" svg:height="0.886cm" svg:x="1cm" svg:y="16.153cm">
          <draw:text-box>
            <text:p><text:span text:style-name="T11">Assignment of</text:span><text:span text:style-name="T3"> implementations to HW components (PE)</text:span></text:p>
          </draw:text-box>
        </draw:frame>
        <draw:rect draw:style-name="gr28" draw:text-style-name="P8" xml:id="id28" draw:id="id28" draw:layer="layout" svg:width="1.8cm" svg:height="0.8cm" svg:x="5.6cm" svg:y="7cm" draw:corner-radius="0.5cm">
          <text:p text:style-name="P3"><text:span text:style-name="T4">I1.a</text:span></text:p>
        </draw:rect>
        <draw:rect draw:style-name="gr29" draw:text-style-name="P8" draw:layer="layout" svg:width="1.8cm" svg:height="0.8cm" svg:x="5.6cm" svg:y="7.8cm" draw:corner-radius="0.5cm">
          <text:p text:style-name="P3"><text:span text:style-name="T4">I1.b</text:span></text:p>
        </draw:rect>
        <draw:rect draw:style-name="gr30" draw:text-style-name="P8" draw:layer="layout" svg:width="1.8cm" svg:height="0.8cm" svg:x="3cm" svg:y="9.9cm" draw:corner-radius="0.5cm">
          <text:p text:style-name="P3"><text:span text:style-name="T4">I2.a</text:span></text:p>
        </draw:rect>
        <draw:rect draw:style-name="gr31" draw:text-style-name="P8" xml:id="id34" draw:id="id34" draw:layer="layout" svg:width="1.8cm" svg:height="0.8cm" svg:x="3cm" svg:y="10.7cm" draw:corner-radius="0.5cm">
          <text:p text:style-name="P3"><text:span text:style-name="T4">I2.b</text:span></text:p>
        </draw:rect>
        <draw:rect draw:style-name="gr32" draw:text-style-name="P8" xml:id="id30" draw:id="id30" draw:layer="layout" svg:width="1.8cm" svg:height="0.8cm" svg:x="6.9cm" svg:y="9.9cm" draw:corner-radius="0.5cm">
          <text:p text:style-name="P3"><text:span text:style-name="T4">I3.a</text:span></text:p>
        </draw:rect>
        <draw:rect draw:style-name="gr33" draw:text-style-name="P8" draw:layer="layout" svg:width="1.8cm" svg:height="0.8cm" svg:x="6.9cm" svg:y="10.7cm" draw:corner-radius="0.5cm">
          <text:p text:style-name="P3"><text:span text:style-name="T4">I3.b</text:span></text:p>
        </draw:rect>
        <draw:rect draw:style-name="gr34" draw:text-style-name="P8" xml:id="id32" draw:id="id32" draw:layer="layout" svg:width="1.8cm" svg:height="0.8cm" svg:x="6.9cm" svg:y="12.7cm" draw:corner-radius="0.5cm">
          <text:p text:style-name="P3"><text:span text:style-name="T4">I4.a</text:span></text:p>
        </draw:rect>
        <draw:rect draw:style-name="gr35" draw:text-style-name="P8" draw:layer="layout" svg:width="1.8cm" svg:height="0.8cm" svg:x="6.9cm" svg:y="13.5cm" draw:corner-radius="0.5cm">
          <text:p text:style-name="P3"><text:span text:style-name="T4">I4.b</text:span></text:p>
        </draw:rect>
        <draw:connector draw:style-name="gr36" draw:text-style-name="P6" draw:layer="layout" draw:type="curve" svg:x1="5.795cm" svg:y1="6.405cm" svg:x2="7.4cm" svg:y2="7.4cm" draw:start-shape="id27" draw:start-glue-point="11" draw:end-shape="id28" draw:end-glue-point="1" svg:d="M5795 6405c3159 0 2356 995 1605 995" svg:viewBox="0 0 2286 996">
          <text:p/>
        </draw:connector>
        <draw:connector draw:style-name="gr36" draw:text-style-name="P6" draw:layer="layout" draw:type="curve" svg:x1="7.395cm" svg:y1="9.105cm" svg:x2="8.7cm" svg:y2="10.3cm" draw:start-shape="id29" draw:start-glue-point="11" draw:end-shape="id30" svg:d="M7395 9105c2709 0 2056 1195 1305 1195" svg:viewBox="0 0 1963 1196">
          <text:p/>
        </draw:connector>
        <draw:connector draw:style-name="gr36" draw:text-style-name="P6" draw:layer="layout" draw:type="curve" svg:x1="7.6cm" svg:y1="12.4cm" svg:x2="8.7cm" svg:y2="13.1cm" draw:start-shape="id31" draw:start-glue-point="10" draw:end-shape="id32" draw:end-glue-point="1" svg:d="M7600 12400c2401 0 1851 700 1100 700" svg:viewBox="0 0 1742 701">
          <text:p/>
        </draw:connector>
        <draw:connector draw:style-name="gr36" draw:text-style-name="P6" draw:layer="layout" draw:type="curve" svg:x1="2.4cm" svg:y1="9.6cm" svg:x2="3cm" svg:y2="11.1cm" draw:start-shape="id33" draw:start-glue-point="6" draw:end-shape="id34" draw:end-glue-point="3" svg:d="M2400 9600c-751 0-1051 1500 600 1500" svg:viewBox="0 0 1205 1501">
          <text:p/>
        </draw:connector>
        <draw:frame draw:style-name="gr2" draw:text-style-name="P13" draw:layer="layout" svg:width="3.715cm" svg:height="0.886cm" svg:x="5.8cm" svg:y="5.6cm">
          <draw:text-box>
            <text:p><text:span text:style-name="T12">selectedimpl</text:span></text:p>
          </draw:text-box>
        </draw:frame>
        <draw:line draw:style-name="gr37" draw:text-style-name="P6" draw:layer="layout" svg:x1="7.2cm" svg:y1="7.4cm" svg:x2="13cm" svg:y2="11.4cm">
          <text:p/>
        </draw:line>
        <draw:line draw:style-name="gr37" draw:text-style-name="P6" draw:layer="layout" svg:x1="8.4cm" svg:y1="10.3cm" svg:x2="12.972cm" svg:y2="11.359cm">
          <text:p/>
        </draw:line>
        <draw:polyline draw:style-name="gr37" draw:text-style-name="P6" draw:layer="layout" svg:width="6.647cm" svg:height="1.461cm" draw:transform="rotate (0.274191225488309) translate (8.6cm 13cm)" svg:viewBox="0 0 6648 1462" draw:points="0,0 5198,1462 6648,0">
          <text:p/>
        </draw:polyline>
        <draw:polyline draw:style-name="gr37" draw:text-style-name="P6" draw:layer="layout" svg:width="14.054cm" svg:height="7.442cm" draw:transform="skewX (-2.44476219327171E-017) rotate (0.274191225488309) translate (4.4551247240459cm 11.0407498881561cm)" svg:viewBox="0 0 14055 7443" draw:points="150,0 0,3490 14055,7443">
          <text:p/>
        </draw:polyline>
        <draw:connector draw:style-name="gr22" draw:text-style-name="P6" draw:layer="layout" draw:type="lines" svg:x1="5.3cm" svg:y1="7.6cm" svg:x2="6.2cm" svg:y2="9.6cm" draw:start-shape="id27" draw:start-glue-point="8" draw:end-shape="id29" draw:end-glue-point="6" svg:d="M5300 7600v500l399 1500h501" svg:viewBox="0 0 901 2001">
          <text:p/>
        </draw:connector>
        <draw:connector draw:style-name="gr22" draw:text-style-name="P6" draw:layer="layout" draw:type="lines" svg:x1="5.3cm" svg:y1="7.6cm" svg:x2="3.8cm" svg:y2="9.6cm" draw:start-shape="id27" draw:start-glue-point="8" draw:end-shape="id33" draw:end-glue-point="10" svg:d="M5300 7600v500l-1000 1500h-500" svg:viewBox="0 0 1501 2001">
          <text:p/>
        </draw:connector>
        <draw:connector draw:style-name="gr22" draw:text-style-name="P6" draw:layer="layout" draw:type="lines" svg:x1="6.405cm" svg:y1="10.095cm" svg:x2="6.405cm" svg:y2="11.905cm" draw:start-shape="id29" draw:start-glue-point="7" draw:end-shape="id31" draw:end-glue-point="5" svg:d="M6405 10095v705 399 706" svg:viewBox="0 0 1 1811">
          <text:p/>
        </draw:connector>
        <draw:frame draw:style-name="gr2" draw:text-style-name="P14" draw:layer="layout" svg:width="3.58cm" svg:height="0.886cm" svg:x="12.8cm" svg:y="13.614cm">
          <draw:text-box>
            <text:p><text:span text:style-name="T13">deployedOn</text:span></text:p>
          </draw:text-box>
        </draw:frame>
        <draw:custom-shape draw:style-name="gr23" draw:text-style-name="P5" xml:id="id35" draw:id="id35"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35" draw:start-glue-point="5" draw:end-shape="id27" draw:end-glue-point="4" svg:d="M9600 4700h-501l-3799 999v501" svg:viewBox="0 0 4301 1501">
          <text:p/>
        </draw:connector>
        <draw:connector draw:style-name="gr7" draw:text-style-name="P6" draw:layer="layout" draw:type="lines" svg:x1="14.4cm" svg:y1="4.7cm" svg:x2="16.2cm" svg:y2="5.8cm" draw:start-shape="id35" draw:start-glue-point="7" draw:end-shape="id20"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presentation:notes draw:style-name="dp2">
          <draw:page-thumbnail draw:style-name="gr5" draw:layer="layout" svg:width="14.848cm" svg:height="11.135cm" svg:x="3.075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draw:custom-shape draw:style-name="gr6" draw:text-style-name="P5" xml:id="id39" draw:id="id39"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37" draw:id="id37"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40" draw:id="id40"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36" draw:id="id36"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41" draw:id="id41"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38" draw:id="id38"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42" draw:id="id42"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36" draw:start-glue-point="0" draw:end-shape="id37" draw:end-glue-point="2" svg:d="M13300 11000v-501l1130-198v-501" svg:viewBox="0 0 1131 1201">
          <text:p/>
        </draw:connector>
        <draw:connector draw:style-name="gr7" draw:text-style-name="P6" draw:layer="layout" draw:type="lines" svg:x1="14.43cm" svg:y1="9.8cm" svg:x2="15.3cm" svg:y2="11cm" draw:start-shape="id37" draw:start-glue-point="2" draw:end-shape="id38" draw:end-glue-point="0" svg:d="M14430 9800v501l870 198v501" svg:viewBox="0 0 871 1201">
          <text:p/>
        </draw:connector>
        <draw:connector draw:style-name="gr7" draw:text-style-name="P6" draw:layer="layout" draw:type="lines" svg:x1="14.43cm" svg:y1="8.4cm" svg:x2="16.2cm" svg:y2="7cm" draw:start-shape="id37" draw:start-glue-point="0" draw:end-shape="id39" draw:end-glue-point="2" svg:d="M14430 8400v-501l1770-398v-501" svg:viewBox="0 0 1771 1401">
          <text:p/>
        </draw:connector>
        <draw:connector draw:style-name="gr7" draw:text-style-name="P6" draw:layer="layout" draw:type="lines" svg:x1="16.2cm" svg:y1="7cm" svg:x2="18.1cm" svg:y2="8.4cm" draw:start-shape="id39" draw:start-glue-point="2" draw:end-shape="id40" svg:d="M16200 7000v501l1900 398v501" svg:viewBox="0 0 1901 1401">
          <text:p/>
        </draw:connector>
        <draw:connector draw:style-name="gr7" draw:text-style-name="P6" draw:layer="layout" draw:type="lines" svg:x1="18.1cm" svg:y1="9.8cm" svg:x2="17.7cm" svg:y2="11cm" draw:start-shape="id40" draw:start-glue-point="2" draw:end-shape="id41" draw:end-glue-point="0" svg:d="M18100 9800v501l-400 198v501" svg:viewBox="0 0 401 1201">
          <text:p/>
        </draw:connector>
        <draw:custom-shape draw:style-name="gr6" draw:text-style-name="P5" xml:id="id44" draw:id="id44"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43" draw:id="id43"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45" draw:id="id45"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42" draw:start-glue-point="0" draw:end-shape="id40" draw:end-glue-point="2" svg:d="M19700 11000v-501l-1600-198v-501" svg:viewBox="0 0 1601 1201">
          <text:p/>
        </draw:connector>
        <draw:connector draw:style-name="gr7" draw:text-style-name="P6" draw:layer="layout" draw:type="lines" svg:x1="21.6cm" svg:y1="11cm" svg:x2="18.1cm" svg:y2="9.8cm" draw:start-shape="id43" draw:start-glue-point="0" draw:end-shape="id40" draw:end-glue-point="2" svg:d="M21600 11000v-501l-3500-198v-501" svg:viewBox="0 0 3501 1201">
          <text:p/>
        </draw:connector>
        <draw:connector draw:style-name="gr7" draw:text-style-name="P6" draw:layer="layout" draw:type="lines" svg:x1="21.6cm" svg:y1="12.4cm" svg:x2="20.6cm" svg:y2="13.8cm" draw:start-shape="id43" draw:start-glue-point="2" draw:end-shape="id44" draw:end-glue-point="0" svg:d="M21600 12400v501l-1000 398v501" svg:viewBox="0 0 1001 1401">
          <text:p/>
        </draw:connector>
        <draw:connector draw:style-name="gr7" draw:text-style-name="P6" draw:layer="layout" draw:type="lines" svg:x1="21.6cm" svg:y1="12.4cm" svg:x2="22.8cm" svg:y2="13.8cm" draw:start-shape="id43" draw:start-glue-point="2" draw:end-shape="id45" draw:end-glue-point="0" svg:d="M21600 12400v501l1200 398v501" svg:viewBox="0 0 1201 1401">
          <text:p/>
        </draw:connector>
        <draw:line draw:style-name="gr24" draw:text-style-name="P6" draw:layer="layout" svg:x1="12cm" svg:y1="5.6cm" svg:x2="12cm" svg:y2="15.4cm">
          <text:p/>
        </draw:line>
        <draw:custom-shape draw:style-name="gr8" draw:text-style-name="P5" xml:id="id46" draw:id="id46"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52" draw:id="id52"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48" draw:id="id48"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 draw:id="id50"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24.8cm" svg:height="2.156cm" svg:x="1cm" svg:y="16.153cm">
          <draw:text-box>
            <text:p><text:span text:style-name="T14">Assignment of</text:span><text:span text:style-name="T5"> </text:span><text:span text:style-name="T6">mode</text:span><text:span text:style-name="T5">s implementations to HW components (PE)</text:span></text:p>
            <text:list text:style-name="L1">
              <text:list-item>
                <text:p><text:span text:style-name="T5">mode name is shown after the hash symbol (#)</text:span></text:p>
              </text:list-item>
              <text:list-item>
                <text:p><text:span text:style-name="T5">if no mode show, the fist (and mostly the only) mode of the impl is meant</text:span></text:p>
              </text:list-item>
            </text:list>
          </draw:text-box>
        </draw:frame>
        <draw:rect draw:style-name="gr38" draw:text-style-name="P8" xml:id="id47" draw:id="id47" draw:layer="layout" svg:width="3cm" svg:height="0.8cm" svg:x="5.6cm" svg:y="7cm" draw:corner-radius="0.5cm">
          <text:p text:style-name="P3"><text:span text:style-name="T4">I1.a#fast</text:span></text:p>
        </draw:rect>
        <draw:rect draw:style-name="gr39" draw:text-style-name="P8" draw:layer="layout" svg:width="1.8cm" svg:height="0.8cm" svg:x="5.6cm" svg:y="7.8cm" draw:corner-radius="0.5cm">
          <text:p text:style-name="P3"><text:span text:style-name="T4">I1.b</text:span></text:p>
        </draw:rect>
        <draw:rect draw:style-name="gr40" draw:text-style-name="P8" draw:layer="layout" svg:width="1.8cm" svg:height="0.8cm" svg:x="3cm" svg:y="9.9cm" draw:corner-radius="0.5cm">
          <text:p text:style-name="P3"><text:span text:style-name="T4">I2.a</text:span></text:p>
        </draw:rect>
        <draw:rect draw:style-name="gr41" draw:text-style-name="P8" xml:id="id53" draw:id="id53" draw:layer="layout" svg:width="3cm" svg:height="0.8cm" svg:x="3cm" svg:y="10.7cm" draw:corner-radius="0.5cm">
          <text:p text:style-name="P3"><text:span text:style-name="T4">I2.b#slow</text:span></text:p>
        </draw:rect>
        <draw:rect draw:style-name="gr42" draw:text-style-name="P8" xml:id="id49" draw:id="id49" draw:layer="layout" svg:width="1.8cm" svg:height="0.8cm" svg:x="6.9cm" svg:y="9.9cm" draw:corner-radius="0.5cm">
          <text:p text:style-name="P3"><text:span text:style-name="T4">I3.a</text:span></text:p>
        </draw:rect>
        <draw:rect draw:style-name="gr43" draw:text-style-name="P8" draw:layer="layout" svg:width="1.8cm" svg:height="0.8cm" svg:x="6.9cm" svg:y="10.7cm" draw:corner-radius="0.5cm">
          <text:p text:style-name="P3"><text:span text:style-name="T4">I3.b</text:span></text:p>
        </draw:rect>
        <draw:rect draw:style-name="gr44" draw:text-style-name="P8" xml:id="id51" draw:id="id51" draw:layer="layout" svg:width="1.8cm" svg:height="0.8cm" svg:x="6.9cm" svg:y="12.7cm" draw:corner-radius="0.5cm">
          <text:p text:style-name="P3"><text:span text:style-name="T4">I4.a</text:span></text:p>
        </draw:rect>
        <draw:rect draw:style-name="gr45"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46" draw:start-glue-point="11" draw:end-shape="id47" draw:end-glue-point="1" svg:d="M5795 6405c4959 0 3556 995 2805 995" svg:viewBox="0 0 3579 996">
          <text:p/>
        </draw:connector>
        <draw:connector draw:style-name="gr46" draw:text-style-name="P6" draw:layer="layout" draw:type="curve" svg:x1="7.395cm" svg:y1="9.105cm" svg:x2="8.7cm" svg:y2="10.3cm" draw:start-shape="id48" draw:start-glue-point="11" draw:end-shape="id49" draw:end-glue-point="1" svg:d="M7395 9105c2709 0 2056 1195 1305 1195" svg:viewBox="0 0 1963 1196">
          <text:p/>
        </draw:connector>
        <draw:connector draw:style-name="gr46" draw:text-style-name="P6" draw:layer="layout" draw:type="curve" svg:x1="7.6cm" svg:y1="12.4cm" svg:x2="8.7cm" svg:y2="13.1cm" draw:start-shape="id50" draw:start-glue-point="10" draw:end-shape="id51" draw:end-glue-point="1" svg:d="M7600 12400c2401 0 1851 700 1100 700" svg:viewBox="0 0 1742 701">
          <text:p/>
        </draw:connector>
        <draw:connector draw:style-name="gr46" draw:text-style-name="P6" draw:layer="layout" draw:type="curve" svg:x1="2.4cm" svg:y1="9.6cm" svg:x2="3cm" svg:y2="11.1cm" draw:start-shape="id52" draw:start-glue-point="6" draw:end-shape="id53" draw:end-glue-point="3" svg:d="M2400 9600c-751 0-1051 1500 600 1500" svg:viewBox="0 0 1205 1501">
          <text:p/>
        </draw:connector>
        <draw:line draw:style-name="gr37" draw:text-style-name="P6" draw:layer="layout" svg:x1="8.4cm" svg:y1="7.4cm" svg:x2="13cm" svg:y2="11.4cm">
          <text:p/>
        </draw:line>
        <draw:line draw:style-name="gr37" draw:text-style-name="P6" draw:layer="layout" svg:x1="8.4cm" svg:y1="10.3cm" svg:x2="12.972cm" svg:y2="11.359cm">
          <text:p/>
        </draw:line>
        <draw:polyline draw:style-name="gr37" draw:text-style-name="P6" draw:layer="layout" svg:width="6.647cm" svg:height="1.461cm" draw:transform="rotate (0.274191225488309) translate (8.6cm 13cm)" svg:viewBox="0 0 6648 1462" draw:points="0,0 5198,1462 6648,0">
          <text:p/>
        </draw:polyline>
        <draw:polyline draw:style-name="gr37"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46" draw:start-glue-point="8" draw:end-shape="id48" draw:end-glue-point="6" svg:d="M5300 7600v500l399 1500h501" svg:viewBox="0 0 901 2001">
          <text:p/>
        </draw:connector>
        <draw:connector draw:style-name="gr22" draw:text-style-name="P6" draw:layer="layout" draw:type="lines" svg:x1="5.3cm" svg:y1="7.6cm" svg:x2="3.8cm" svg:y2="9.6cm" draw:start-shape="id46" draw:start-glue-point="8" draw:end-shape="id52" draw:end-glue-point="10" svg:d="M5300 7600v500l-1000 1500h-500" svg:viewBox="0 0 1501 2001">
          <text:p/>
        </draw:connector>
        <draw:connector draw:style-name="gr22" draw:text-style-name="P6" draw:layer="layout" draw:type="lines" svg:x1="6.405cm" svg:y1="10.095cm" svg:x2="6.405cm" svg:y2="11.905cm" draw:start-shape="id48" draw:start-glue-point="7" draw:end-shape="id50" draw:end-glue-point="5" svg:d="M6405 10095v705 399 706" svg:viewBox="0 0 1 1811">
          <text:p/>
        </draw:connector>
        <draw:custom-shape draw:style-name="gr23" draw:text-style-name="P5" xml:id="id54" draw:id="id54"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54" draw:start-glue-point="5" draw:end-shape="id46" draw:end-glue-point="4" svg:d="M9600 4700h-501l-3799 999v501" svg:viewBox="0 0 4301 1501">
          <text:p/>
        </draw:connector>
        <draw:connector draw:style-name="gr7" draw:text-style-name="P6" draw:layer="layout" draw:type="lines" svg:x1="14.4cm" svg:y1="4.7cm" svg:x2="16.2cm" svg:y2="5.8cm" draw:start-shape="id54" draw:start-glue-point="7" draw:end-shape="id39" draw:end-glue-point="0" svg:d="M14400 4700h502l1298 599v501" svg:viewBox="0 0 1801 1101">
          <text:p/>
        </draw:connector>
        <draw:frame presentation:style-name="pr1" draw:layer="layout" svg:width="25.199cm" svg:height="3.506cm" svg:x="1.4cm" svg:y="0.837cm" presentation:class="title">
          <draw:text-box>
            <text:p>Model += Modes</text:p>
          </draw:text-box>
        </draw:frame>
        <presentation:notes draw:style-name="dp2">
          <draw:page-thumbnail draw:style-name="gr5" draw:layer="layout" svg:width="14.848cm" svg:height="11.135cm" svg:x="3.075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custom-shape draw:style-name="gr6" draw:text-style-name="P5" xml:id="id58" draw:id="id58"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56" draw:id="id56"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59" draw:id="id59"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55" draw:id="id55"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60" draw:id="id60"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57" draw:id="id57"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61" draw:id="id61"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55" draw:start-glue-point="0" draw:end-shape="id56" draw:end-glue-point="2" svg:d="M13300 11000v-501l1130-198v-501" svg:viewBox="0 0 1131 1201">
          <text:p/>
        </draw:connector>
        <draw:connector draw:style-name="gr7" draw:text-style-name="P6" draw:layer="layout" draw:type="lines" svg:x1="14.43cm" svg:y1="9.8cm" svg:x2="15.3cm" svg:y2="11cm" draw:start-shape="id56" draw:start-glue-point="2" draw:end-shape="id57" draw:end-glue-point="0" svg:d="M14430 9800v501l870 198v501" svg:viewBox="0 0 871 1201">
          <text:p/>
        </draw:connector>
        <draw:connector draw:style-name="gr7" draw:text-style-name="P6" draw:layer="layout" draw:type="lines" svg:x1="14.43cm" svg:y1="8.4cm" svg:x2="16.2cm" svg:y2="7cm" draw:start-shape="id56" draw:start-glue-point="0" draw:end-shape="id58" draw:end-glue-point="2" svg:d="M14430 8400v-501l1770-398v-501" svg:viewBox="0 0 1771 1401">
          <text:p/>
        </draw:connector>
        <draw:connector draw:style-name="gr7" draw:text-style-name="P6" draw:layer="layout" draw:type="lines" svg:x1="16.2cm" svg:y1="7cm" svg:x2="18.1cm" svg:y2="8.4cm" draw:start-shape="id58" draw:start-glue-point="2" draw:end-shape="id59" svg:d="M16200 7000v501l1900 398v501" svg:viewBox="0 0 1901 1401">
          <text:p/>
        </draw:connector>
        <draw:connector draw:style-name="gr7" draw:text-style-name="P6" draw:layer="layout" draw:type="lines" svg:x1="18.1cm" svg:y1="9.8cm" svg:x2="17.7cm" svg:y2="11cm" draw:start-shape="id59" draw:start-glue-point="2" draw:end-shape="id60" draw:end-glue-point="0" svg:d="M18100 9800v501l-400 198v501" svg:viewBox="0 0 401 1201">
          <text:p/>
        </draw:connector>
        <draw:custom-shape draw:style-name="gr6" draw:text-style-name="P5" xml:id="id63" draw:id="id63"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62" draw:id="id62"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64" draw:id="id64"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61" draw:start-glue-point="0" draw:end-shape="id59" draw:end-glue-point="2" svg:d="M19700 11000v-501l-1600-198v-501" svg:viewBox="0 0 1601 1201">
          <text:p/>
        </draw:connector>
        <draw:connector draw:style-name="gr7" draw:text-style-name="P6" draw:layer="layout" draw:type="lines" svg:x1="21.6cm" svg:y1="11cm" svg:x2="18.1cm" svg:y2="9.8cm" draw:start-shape="id62" draw:start-glue-point="0" draw:end-shape="id59" draw:end-glue-point="2" svg:d="M21600 11000v-501l-3500-198v-501" svg:viewBox="0 0 3501 1201">
          <text:p/>
        </draw:connector>
        <draw:connector draw:style-name="gr7" draw:text-style-name="P6" draw:layer="layout" draw:type="lines" svg:x1="21.6cm" svg:y1="12.4cm" svg:x2="20.6cm" svg:y2="13.8cm" draw:start-shape="id62" draw:start-glue-point="2" draw:end-shape="id63" draw:end-glue-point="0" svg:d="M21600 12400v501l-1000 398v501" svg:viewBox="0 0 1001 1401">
          <text:p/>
        </draw:connector>
        <draw:connector draw:style-name="gr7" draw:text-style-name="P6" draw:layer="layout" draw:type="lines" svg:x1="21.6cm" svg:y1="12.4cm" svg:x2="22.8cm" svg:y2="13.8cm" draw:start-shape="id62" draw:start-glue-point="2" draw:end-shape="id64" draw:end-glue-point="0" svg:d="M21600 12400v501l1200 398v501" svg:viewBox="0 0 1201 1401">
          <text:p/>
        </draw:connector>
        <draw:line draw:style-name="gr24" draw:text-style-name="P6" draw:layer="layout" svg:x1="12cm" svg:y1="5.6cm" svg:x2="12cm" svg:y2="15.4cm">
          <text:p/>
        </draw:line>
        <draw:custom-shape draw:style-name="gr8" draw:text-style-name="P5" xml:id="id65" draw:id="id65"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71" draw:id="id71"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67" draw:id="id67"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69" draw:id="id69"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rect draw:style-name="gr47" draw:text-style-name="P8" xml:id="id66" draw:id="id66" draw:layer="layout" svg:width="3cm" svg:height="0.8cm" svg:x="5.6cm" svg:y="7cm" draw:corner-radius="0.5cm">
          <text:p text:style-name="P3"><text:span text:style-name="T4">I1.a#fast</text:span></text:p>
        </draw:rect>
        <draw:rect draw:style-name="gr48" draw:text-style-name="P8" draw:layer="layout" svg:width="1.8cm" svg:height="0.8cm" svg:x="5.6cm" svg:y="7.8cm" draw:corner-radius="0.5cm">
          <text:p text:style-name="P3"><text:span text:style-name="T4">I1.b</text:span></text:p>
        </draw:rect>
        <draw:rect draw:style-name="gr49" draw:text-style-name="P8" draw:layer="layout" svg:width="1.8cm" svg:height="0.8cm" svg:x="3cm" svg:y="9.9cm" draw:corner-radius="0.5cm">
          <text:p text:style-name="P3"><text:span text:style-name="T4">I2.a</text:span></text:p>
        </draw:rect>
        <draw:rect draw:style-name="gr50" draw:text-style-name="P8" xml:id="id72" draw:id="id72" draw:layer="layout" svg:width="3cm" svg:height="0.8cm" svg:x="3cm" svg:y="10.7cm" draw:corner-radius="0.5cm">
          <text:p text:style-name="P3"><text:span text:style-name="T4">I2.b#slow</text:span></text:p>
        </draw:rect>
        <draw:rect draw:style-name="gr51" draw:text-style-name="P8" xml:id="id68" draw:id="id68" draw:layer="layout" svg:width="1.8cm" svg:height="0.8cm" svg:x="6.9cm" svg:y="9.9cm" draw:corner-radius="0.5cm">
          <text:p text:style-name="P3"><text:span text:style-name="T4">I3.a</text:span></text:p>
        </draw:rect>
        <draw:rect draw:style-name="gr52" draw:text-style-name="P8" draw:layer="layout" svg:width="1.8cm" svg:height="0.8cm" svg:x="6.9cm" svg:y="10.7cm" draw:corner-radius="0.5cm">
          <text:p text:style-name="P3"><text:span text:style-name="T4">I3.b</text:span></text:p>
        </draw:rect>
        <draw:rect draw:style-name="gr53" draw:text-style-name="P8" xml:id="id70" draw:id="id70" draw:layer="layout" svg:width="1.8cm" svg:height="0.8cm" svg:x="6.9cm" svg:y="12.7cm" draw:corner-radius="0.5cm">
          <text:p text:style-name="P3"><text:span text:style-name="T4">I4.a</text:span></text:p>
        </draw:rect>
        <draw:rect draw:style-name="gr54"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65" draw:start-glue-point="11" draw:end-shape="id66" draw:end-glue-point="1" svg:d="M5795 6405c4959 0 3556 995 2805 995" svg:viewBox="0 0 3579 996">
          <text:p/>
        </draw:connector>
        <draw:connector draw:style-name="gr46" draw:text-style-name="P6" draw:layer="layout" draw:type="curve" svg:x1="7.395cm" svg:y1="9.105cm" svg:x2="8.7cm" svg:y2="10.3cm" draw:start-shape="id67" draw:start-glue-point="11" draw:end-shape="id68" draw:end-glue-point="1" svg:d="M7395 9105c2709 0 2056 1195 1305 1195" svg:viewBox="0 0 1963 1196">
          <text:p/>
        </draw:connector>
        <draw:connector draw:style-name="gr46" draw:text-style-name="P6" draw:layer="layout" draw:type="curve" svg:x1="7.6cm" svg:y1="12.4cm" svg:x2="8.7cm" svg:y2="13.1cm" draw:start-shape="id69" draw:start-glue-point="10" draw:end-shape="id70" draw:end-glue-point="1" svg:d="M7600 12400c2401 0 1851 700 1100 700" svg:viewBox="0 0 1742 701">
          <text:p/>
        </draw:connector>
        <draw:connector draw:style-name="gr46" draw:text-style-name="P6" draw:layer="layout" draw:type="curve" svg:x1="2.4cm" svg:y1="9.6cm" svg:x2="3cm" svg:y2="11.1cm" draw:start-shape="id71" draw:start-glue-point="6" draw:end-shape="id72"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65" draw:start-glue-point="8" draw:end-shape="id67" draw:end-glue-point="6" svg:d="M5300 7600v500l399 1500h501" svg:viewBox="0 0 901 2001">
          <text:p/>
        </draw:connector>
        <draw:connector draw:style-name="gr22" draw:text-style-name="P6" draw:layer="layout" draw:type="lines" svg:x1="5.3cm" svg:y1="7.6cm" svg:x2="3.8cm" svg:y2="9.6cm" draw:start-shape="id65" draw:start-glue-point="8" draw:end-shape="id71" draw:end-glue-point="10" svg:d="M5300 7600v500l-1000 1500h-500" svg:viewBox="0 0 1501 2001">
          <text:p/>
        </draw:connector>
        <draw:connector draw:style-name="gr22" draw:text-style-name="P6" draw:layer="layout" draw:type="lines" svg:x1="6.405cm" svg:y1="10.095cm" svg:x2="6.405cm" svg:y2="11.905cm" draw:start-shape="id67" draw:start-glue-point="7" draw:end-shape="id69" draw:end-glue-point="5" svg:d="M6405 10095v705 399 706" svg:viewBox="0 0 1 1811">
          <text:p/>
        </draw:connector>
        <draw:custom-shape draw:style-name="gr23" draw:text-style-name="P5" xml:id="id73" draw:id="id73"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73" draw:start-glue-point="5" draw:end-shape="id65" draw:end-glue-point="4" svg:d="M9600 4700h-501l-3799 999v501" svg:viewBox="0 0 4301 1501">
          <text:p/>
        </draw:connector>
        <draw:connector draw:style-name="gr7" draw:text-style-name="P6" draw:layer="layout" draw:type="lines" svg:x1="14.4cm" svg:y1="4.7cm" svg:x2="16.2cm" svg:y2="5.8cm" draw:start-shape="id73" draw:start-glue-point="7" draw:end-shape="id58"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6" draw:text-style-name="P15" xml:id="id74" draw:id="id74"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75" draw:id="id75"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74" draw:start-glue-point="10" draw:end-shape="id75" draw:end-glue-point="3" svg:d="M20001 5399v1001h599" svg:viewBox="0 0 600 1002">
          <text:p/>
        </draw:connector>
        <draw:custom-shape draw:style-name="gr56" draw:text-style-name="P15" xml:id="id76" draw:id="id76"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74" draw:start-glue-point="10" draw:end-shape="id76" draw:end-glue-point="3" svg:d="M20001 5399v2401h599" svg:viewBox="0 0 600 2402">
          <text:p/>
        </draw:connector>
        <draw:custom-shape draw:style-name="gr56" draw:text-style-name="P15" xml:id="id77" draw:id="id77"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74" draw:start-glue-point="10" draw:end-shape="id77" draw:end-glue-point="3" svg:d="M20001 5399v3401h599" svg:viewBox="0 0 600 3402">
          <text:p/>
        </draw:connector>
        <draw:connector draw:style-name="gr7" draw:text-style-name="P6" draw:layer="layout" draw:type="lines" svg:x1="12cm" svg:y1="4cm" svg:x2="21.3cm" svg:y2="4.343cm" draw:start-shape="id73" draw:start-glue-point="4" draw:end-shape="id74" draw:end-glue-point="5" svg:d="M12000 4000v-501l9300 342v502" svg:viewBox="0 0 9301 845">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g>
          <draw:custom-shape draw:style-name="gr3" draw:text-style-name="P2" draw:layer="layout" svg:width="1cm" svg:height="1cm" svg:x="24.6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4.565cm" svg:y="17.165cm" draw:kind="section" draw:start-angle="21.05" draw:end-angle="82.31">
            <text:p/>
          </draw:circle>
        </draw:g>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2.165cm" svg:y="18.544cm" draw:kind="section" draw:start-angle="21.05" draw:end-angle="82.31">
            <text:p/>
          </draw:circle>
        </draw:g>
        <presentation:notes draw:style-name="dp2">
          <draw:page-thumbnail draw:style-name="gr5" draw:layer="layout" svg:width="14.848cm" svg:height="11.135cm" svg:x="3.075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draw:custom-shape draw:style-name="gr6" draw:text-style-name="P5" xml:id="id81" draw:id="id8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79" draw:id="id7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82" draw:id="id8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78" draw:id="id7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83" draw:id="id8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80" draw:id="id8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84" draw:id="id8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78" draw:start-glue-point="0" draw:end-shape="id79" draw:end-glue-point="2" svg:d="M13300 11000v-501l1130-198v-501" svg:viewBox="0 0 1131 1201">
          <text:p/>
        </draw:connector>
        <draw:connector draw:style-name="gr7" draw:text-style-name="P6" draw:layer="layout" draw:type="lines" svg:x1="14.43cm" svg:y1="9.8cm" svg:x2="15.3cm" svg:y2="11cm" draw:start-shape="id79" draw:start-glue-point="2" draw:end-shape="id80" draw:end-glue-point="0" svg:d="M14430 9800v501l870 198v501" svg:viewBox="0 0 871 1201">
          <text:p/>
        </draw:connector>
        <draw:connector draw:style-name="gr7" draw:text-style-name="P6" draw:layer="layout" draw:type="lines" svg:x1="14.43cm" svg:y1="8.4cm" svg:x2="16.2cm" svg:y2="7cm" draw:start-shape="id79" draw:start-glue-point="0" draw:end-shape="id81" draw:end-glue-point="2" svg:d="M14430 8400v-501l1770-398v-501" svg:viewBox="0 0 1771 1401">
          <text:p/>
        </draw:connector>
        <draw:connector draw:style-name="gr7" draw:text-style-name="P6" draw:layer="layout" draw:type="lines" svg:x1="16.2cm" svg:y1="7cm" svg:x2="18.1cm" svg:y2="8.4cm" draw:start-shape="id81" draw:start-glue-point="2" draw:end-shape="id82" svg:d="M16200 7000v501l1900 398v501" svg:viewBox="0 0 1901 1401">
          <text:p/>
        </draw:connector>
        <draw:connector draw:style-name="gr7" draw:text-style-name="P6" draw:layer="layout" draw:type="lines" svg:x1="18.1cm" svg:y1="9.8cm" svg:x2="17.7cm" svg:y2="11cm" draw:start-shape="id82" draw:start-glue-point="2" draw:end-shape="id83" draw:end-glue-point="0" svg:d="M18100 9800v501l-400 198v501" svg:viewBox="0 0 401 1201">
          <text:p/>
        </draw:connector>
        <draw:custom-shape draw:style-name="gr6" draw:text-style-name="P5" xml:id="id86" draw:id="id8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85" draw:id="id8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87" draw:id="id8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84" draw:start-glue-point="0" draw:end-shape="id82" draw:end-glue-point="2" svg:d="M19700 11000v-501l-1600-198v-501" svg:viewBox="0 0 1601 1201">
          <text:p/>
        </draw:connector>
        <draw:connector draw:style-name="gr7" draw:text-style-name="P6" draw:layer="layout" draw:type="lines" svg:x1="21.6cm" svg:y1="11cm" svg:x2="18.1cm" svg:y2="9.8cm" draw:start-shape="id85" draw:start-glue-point="0" draw:end-shape="id82" draw:end-glue-point="2" svg:d="M21600 11000v-501l-3500-198v-501" svg:viewBox="0 0 3501 1201">
          <text:p/>
        </draw:connector>
        <draw:connector draw:style-name="gr7" draw:text-style-name="P6" draw:layer="layout" draw:type="lines" svg:x1="21.6cm" svg:y1="12.4cm" svg:x2="20.6cm" svg:y2="13.8cm" draw:start-shape="id85" draw:start-glue-point="2" draw:end-shape="id86" draw:end-glue-point="0" svg:d="M21600 12400v501l-1000 398v501" svg:viewBox="0 0 1001 1401">
          <text:p/>
        </draw:connector>
        <draw:connector draw:style-name="gr7" draw:text-style-name="P6" draw:layer="layout" draw:type="lines" svg:x1="21.6cm" svg:y1="12.4cm" svg:x2="22.8cm" svg:y2="13.8cm" draw:start-shape="id85" draw:start-glue-point="2" draw:end-shape="id87" draw:end-glue-point="0" svg:d="M21600 12400v501l1200 398v501" svg:viewBox="0 0 1201 1401">
          <text:p/>
        </draw:connector>
        <draw:line draw:style-name="gr24" draw:text-style-name="P6" draw:layer="layout" svg:x1="12cm" svg:y1="5.6cm" svg:x2="12cm" svg:y2="15.4cm">
          <text:p/>
        </draw:line>
        <draw:custom-shape draw:style-name="gr8" draw:text-style-name="P5" xml:id="id88" draw:id="id8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94" draw:id="id9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90" draw:id="id9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92" draw:id="id9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3.426cm" svg:x="12.2cm" svg:y="15.553cm">
          <draw:text-box>
            <text:p><text:span text:style-name="T6">Contract</text:span><text:span text:style-name="T5"> defined on implementions</text:span></text:p>
            <text:list text:style-name="L1">
              <text:list-item>
                <text:p><text:span text:style-name="T5">comprising </text:span><text:span text:style-name="T6">mode</text:span><text:span text:style-name="T5">s for this </text:span><text:span text:style-name="T6">impl</text:span></text:p>
                <text:list>
                  <text:list-item>
                    <text:p><text:span text:style-name="T5">mode is a named set of clauses (either requirement or provision)</text:span></text:p>
                  </text:list-item>
                </text:list>
              </text:list-item>
            </text:list>
            <text:p><text:span text:style-name="T5">PEs have a set of properties</text:span></text:p>
          </draw:text-box>
        </draw:frame>
        <draw:rect draw:style-name="gr58" draw:text-style-name="P8" xml:id="id89" draw:id="id89" draw:layer="layout" svg:width="3cm" svg:height="0.8cm" svg:x="5.6cm" svg:y="7cm" draw:corner-radius="0.5cm">
          <text:p text:style-name="P3"><text:span text:style-name="T4">I1.a#fast</text:span></text:p>
        </draw:rect>
        <draw:rect draw:style-name="gr59" draw:text-style-name="P8" draw:layer="layout" svg:width="1.8cm" svg:height="0.8cm" svg:x="5.6cm" svg:y="7.8cm" draw:corner-radius="0.5cm">
          <text:p text:style-name="P3"><text:span text:style-name="T4">I1.b</text:span></text:p>
        </draw:rect>
        <draw:rect draw:style-name="gr60" draw:text-style-name="P8" draw:layer="layout" svg:width="1.8cm" svg:height="0.8cm" svg:x="3cm" svg:y="9.9cm" draw:corner-radius="0.5cm">
          <text:p text:style-name="P3"><text:span text:style-name="T4">I2.a</text:span></text:p>
        </draw:rect>
        <draw:rect draw:style-name="gr61" draw:text-style-name="P8" xml:id="id95" draw:id="id95" draw:layer="layout" svg:width="3cm" svg:height="0.8cm" svg:x="3cm" svg:y="10.7cm" draw:corner-radius="0.5cm">
          <text:p text:style-name="P3"><text:span text:style-name="T4">I2.b#slow</text:span></text:p>
        </draw:rect>
        <draw:rect draw:style-name="gr62" draw:text-style-name="P8" xml:id="id91" draw:id="id91" draw:layer="layout" svg:width="1.8cm" svg:height="0.8cm" svg:x="6.9cm" svg:y="9.9cm" draw:corner-radius="0.5cm">
          <text:p text:style-name="P3"><text:span text:style-name="T4">I3.a</text:span></text:p>
        </draw:rect>
        <draw:rect draw:style-name="gr63" draw:text-style-name="P8" draw:layer="layout" svg:width="1.8cm" svg:height="0.8cm" svg:x="6.9cm" svg:y="10.7cm" draw:corner-radius="0.5cm">
          <text:p text:style-name="P3"><text:span text:style-name="T4">I3.b</text:span></text:p>
        </draw:rect>
        <draw:rect draw:style-name="gr64" draw:text-style-name="P8" xml:id="id93" draw:id="id93" draw:layer="layout" svg:width="1.8cm" svg:height="0.8cm" svg:x="6.9cm" svg:y="12.7cm" draw:corner-radius="0.5cm">
          <text:p text:style-name="P3"><text:span text:style-name="T4">I4.a</text:span></text:p>
        </draw:rect>
        <draw:rect draw:style-name="gr65"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88" draw:start-glue-point="11" draw:end-shape="id89" draw:end-glue-point="1" svg:d="M5795 6405c4959 0 3556 995 2805 995" svg:viewBox="0 0 3579 996">
          <text:p/>
        </draw:connector>
        <draw:connector draw:style-name="gr46" draw:text-style-name="P6" draw:layer="layout" draw:type="curve" svg:x1="7.395cm" svg:y1="9.105cm" svg:x2="8.7cm" svg:y2="10.3cm" draw:start-shape="id90" draw:start-glue-point="11" draw:end-shape="id91" draw:end-glue-point="1" svg:d="M7395 9105c2709 0 2056 1195 1305 1195" svg:viewBox="0 0 1963 1196">
          <text:p/>
        </draw:connector>
        <draw:connector draw:style-name="gr46" draw:text-style-name="P6" draw:layer="layout" draw:type="curve" svg:x1="7.6cm" svg:y1="12.4cm" svg:x2="8.7cm" svg:y2="13.1cm" draw:start-shape="id92" draw:start-glue-point="10" draw:end-shape="id93" draw:end-glue-point="1" svg:d="M7600 12400c2401 0 1851 700 1100 700" svg:viewBox="0 0 1742 701">
          <text:p/>
        </draw:connector>
        <draw:connector draw:style-name="gr46" draw:text-style-name="P6" draw:layer="layout" draw:type="curve" svg:x1="2.4cm" svg:y1="9.6cm" svg:x2="3cm" svg:y2="11.1cm" draw:start-shape="id94" draw:start-glue-point="6" draw:end-shape="id95"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88" draw:start-glue-point="8" draw:end-shape="id90" draw:end-glue-point="6" svg:d="M5300 7600v500l399 1500h501" svg:viewBox="0 0 901 2001">
          <text:p/>
        </draw:connector>
        <draw:connector draw:style-name="gr22" draw:text-style-name="P6" draw:layer="layout" draw:type="lines" svg:x1="5.3cm" svg:y1="7.6cm" svg:x2="3.8cm" svg:y2="9.6cm" draw:start-shape="id88" draw:start-glue-point="8" draw:end-shape="id94" draw:end-glue-point="10" svg:d="M5300 7600v500l-1000 1500h-500" svg:viewBox="0 0 1501 2001">
          <text:p/>
        </draw:connector>
        <draw:connector draw:style-name="gr22" draw:text-style-name="P6" draw:layer="layout" draw:type="lines" svg:x1="6.405cm" svg:y1="10.095cm" svg:x2="6.405cm" svg:y2="11.905cm" draw:start-shape="id90" draw:start-glue-point="7" draw:end-shape="id92" draw:end-glue-point="5" svg:d="M6405 10095v705 399 706" svg:viewBox="0 0 1 1811">
          <text:p/>
        </draw:connector>
        <draw:custom-shape draw:style-name="gr23" draw:text-style-name="P5" xml:id="id96" draw:id="id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96" draw:start-glue-point="5" draw:end-shape="id88" draw:end-glue-point="4" svg:d="M9600 4700h-501l-3799 999v501" svg:viewBox="0 0 4301 1501">
          <text:p/>
        </draw:connector>
        <draw:connector draw:style-name="gr7" draw:text-style-name="P6" draw:layer="layout" draw:type="lines" svg:x1="14.4cm" svg:y1="4.7cm" svg:x2="16.2cm" svg:y2="5.8cm" draw:start-shape="id96" draw:start-glue-point="7" draw:end-shape="id81"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56" draw:text-style-name="P15" xml:id="id97" draw:id="id9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98" draw:id="id9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97" draw:start-glue-point="10" draw:end-shape="id98" draw:end-glue-point="3" svg:d="M20001 5399v1001h599" svg:viewBox="0 0 600 1002">
          <text:p/>
        </draw:connector>
        <draw:custom-shape draw:style-name="gr56" draw:text-style-name="P15" xml:id="id99" draw:id="id9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97" draw:start-glue-point="10" draw:end-shape="id99" draw:end-glue-point="3" svg:d="M20001 5399v2401h599" svg:viewBox="0 0 600 2402">
          <text:p/>
        </draw:connector>
        <draw:custom-shape draw:style-name="gr56" draw:text-style-name="P15" xml:id="id100" draw:id="id10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97" draw:start-glue-point="10" draw:end-shape="id100"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96" draw:start-glue-point="4" draw:end-shape="id97" draw:end-glue-point="5" svg:d="M12000 4000v-501l9300 342v502" svg:viewBox="0 0 9301 845">
          <text:p/>
        </draw:connector>
        <draw:custom-shape draw:style-name="gr66" draw:text-style-name="P2" xml:id="id101" draw:id="id101" draw:layer="layout" svg:width="10cm" svg:height="4.8cm" svg:x="0.6cm" svg:y="15.2cm">
          <text:p text:style-name="P2">I1.a#fast (</text:p>
          <text:p text:style-name="P2"><text:s/>requires C2 { <text:span text:style-name="T17">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89" draw:start-glue-point="1" draw:end-shape="id101" svg:d="M8600 7400h2501v10200h-501" svg:viewBox="0 0 2502 10201">
          <text:p/>
        </draw:connector>
        <draw:custom-shape draw:style-name="gr68" draw:text-style-name="P8" xml:id="id102" draw:id="id10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80" draw:start-glue-point="4" draw:end-shape="id102"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presentation:notes draw:style-name="dp2">
          <draw:page-thumbnail draw:style-name="gr5" draw:layer="layout" svg:width="14.848cm" svg:height="11.135cm" svg:x="3.075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draw:custom-shape draw:style-name="gr6" draw:text-style-name="P5" xml:id="id106" draw:id="id10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04" draw:id="id10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07" draw:id="id10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03" draw:id="id10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08" draw:id="id10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05" draw:id="id10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09" draw:id="id10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03" draw:start-glue-point="0" draw:end-shape="id104" draw:end-glue-point="2" svg:d="M13300 11000v-501l1130-198v-501" svg:viewBox="0 0 1131 1201">
          <text:p/>
        </draw:connector>
        <draw:connector draw:style-name="gr7" draw:text-style-name="P6" draw:layer="layout" draw:type="lines" svg:x1="14.43cm" svg:y1="9.8cm" svg:x2="15.3cm" svg:y2="11cm" draw:start-shape="id104" draw:start-glue-point="2" draw:end-shape="id105" draw:end-glue-point="0" svg:d="M14430 9800v501l870 198v501" svg:viewBox="0 0 871 1201">
          <text:p/>
        </draw:connector>
        <draw:connector draw:style-name="gr7" draw:text-style-name="P6" draw:layer="layout" draw:type="lines" svg:x1="14.43cm" svg:y1="8.4cm" svg:x2="16.2cm" svg:y2="7cm" draw:start-shape="id104" draw:start-glue-point="0" draw:end-shape="id106" draw:end-glue-point="2" svg:d="M14430 8400v-501l1770-398v-501" svg:viewBox="0 0 1771 1401">
          <text:p/>
        </draw:connector>
        <draw:connector draw:style-name="gr7" draw:text-style-name="P6" draw:layer="layout" draw:type="lines" svg:x1="16.2cm" svg:y1="7cm" svg:x2="18.1cm" svg:y2="8.4cm" draw:start-shape="id106" draw:start-glue-point="2" draw:end-shape="id107" svg:d="M16200 7000v501l1900 398v501" svg:viewBox="0 0 1901 1401">
          <text:p/>
        </draw:connector>
        <draw:connector draw:style-name="gr7" draw:text-style-name="P6" draw:layer="layout" draw:type="lines" svg:x1="18.1cm" svg:y1="9.8cm" svg:x2="17.7cm" svg:y2="11cm" draw:start-shape="id107" draw:start-glue-point="2" draw:end-shape="id108" draw:end-glue-point="0" svg:d="M18100 9800v501l-400 198v501" svg:viewBox="0 0 401 1201">
          <text:p/>
        </draw:connector>
        <draw:custom-shape draw:style-name="gr6" draw:text-style-name="P5" xml:id="id111" draw:id="id11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10" draw:id="id11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12" draw:id="id11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09" draw:start-glue-point="0" draw:end-shape="id107" draw:end-glue-point="2" svg:d="M19700 11000v-501l-1600-198v-501" svg:viewBox="0 0 1601 1201">
          <text:p/>
        </draw:connector>
        <draw:connector draw:style-name="gr7" draw:text-style-name="P6" draw:layer="layout" draw:type="lines" svg:x1="21.6cm" svg:y1="11cm" svg:x2="18.1cm" svg:y2="9.8cm" draw:start-shape="id110" draw:start-glue-point="0" draw:end-shape="id107" draw:end-glue-point="2" svg:d="M21600 11000v-501l-3500-198v-501" svg:viewBox="0 0 3501 1201">
          <text:p/>
        </draw:connector>
        <draw:connector draw:style-name="gr7" draw:text-style-name="P6" draw:layer="layout" draw:type="lines" svg:x1="21.6cm" svg:y1="12.4cm" svg:x2="20.6cm" svg:y2="13.8cm" draw:start-shape="id110" draw:start-glue-point="2" draw:end-shape="id111" draw:end-glue-point="0" svg:d="M21600 12400v501l-1000 398v501" svg:viewBox="0 0 1001 1401">
          <text:p/>
        </draw:connector>
        <draw:connector draw:style-name="gr7" draw:text-style-name="P6" draw:layer="layout" draw:type="lines" svg:x1="21.6cm" svg:y1="12.4cm" svg:x2="22.8cm" svg:y2="13.8cm" draw:start-shape="id110" draw:start-glue-point="2" draw:end-shape="id112" draw:end-glue-point="0" svg:d="M21600 12400v501l1200 398v501" svg:viewBox="0 0 1201 1401">
          <text:p/>
        </draw:connector>
        <draw:line draw:style-name="gr24" draw:text-style-name="P6" draw:layer="layout" svg:x1="12cm" svg:y1="5.6cm" svg:x2="12cm" svg:y2="15.4cm">
          <text:p/>
        </draw:line>
        <draw:custom-shape draw:style-name="gr8" draw:text-style-name="P5" xml:id="id113" draw:id="id11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19" draw:id="id11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15" draw:id="id11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17" draw:id="id11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70" draw:text-style-name="P8" xml:id="id114" draw:id="id114" draw:layer="layout" svg:width="3cm" svg:height="0.8cm" svg:x="5.6cm" svg:y="7cm" draw:corner-radius="0.5cm">
          <text:p text:style-name="P3"><text:span text:style-name="T4">I1.a#fast</text:span></text:p>
        </draw:rect>
        <draw:rect draw:style-name="gr71" draw:text-style-name="P8" draw:layer="layout" svg:width="1.8cm" svg:height="0.8cm" svg:x="5.6cm" svg:y="7.8cm" draw:corner-radius="0.5cm">
          <text:p text:style-name="P3"><text:span text:style-name="T4">I1.b</text:span></text:p>
        </draw:rect>
        <draw:rect draw:style-name="gr72" draw:text-style-name="P8" draw:layer="layout" svg:width="1.8cm" svg:height="0.8cm" svg:x="3cm" svg:y="9.9cm" draw:corner-radius="0.5cm">
          <text:p text:style-name="P3"><text:span text:style-name="T4">I2.a</text:span></text:p>
        </draw:rect>
        <draw:rect draw:style-name="gr73" draw:text-style-name="P8" xml:id="id120" draw:id="id120" draw:layer="layout" svg:width="3cm" svg:height="0.8cm" svg:x="3cm" svg:y="10.7cm" draw:corner-radius="0.5cm">
          <text:p text:style-name="P3"><text:span text:style-name="T4">I2.b#slow</text:span></text:p>
        </draw:rect>
        <draw:rect draw:style-name="gr74" draw:text-style-name="P8" xml:id="id116" draw:id="id116" draw:layer="layout" svg:width="1.8cm" svg:height="0.8cm" svg:x="6.9cm" svg:y="9.9cm" draw:corner-radius="0.5cm">
          <text:p text:style-name="P3"><text:span text:style-name="T4">I3.a</text:span></text:p>
        </draw:rect>
        <draw:rect draw:style-name="gr75" draw:text-style-name="P8" draw:layer="layout" svg:width="1.8cm" svg:height="0.8cm" svg:x="6.9cm" svg:y="10.7cm" draw:corner-radius="0.5cm">
          <text:p text:style-name="P3"><text:span text:style-name="T4">I3.b</text:span></text:p>
        </draw:rect>
        <draw:rect draw:style-name="gr76" draw:text-style-name="P8" xml:id="id118" draw:id="id118" draw:layer="layout" svg:width="1.8cm" svg:height="0.8cm" svg:x="6.9cm" svg:y="12.7cm" draw:corner-radius="0.5cm">
          <text:p text:style-name="P3"><text:span text:style-name="T4">I4.a</text:span></text:p>
        </draw:rect>
        <draw:rect draw:style-name="gr77"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13" draw:start-glue-point="11" draw:end-shape="id114" draw:end-glue-point="1" svg:d="M5795 6405c4959 0 3556 995 2805 995" svg:viewBox="0 0 3579 996">
          <text:p/>
        </draw:connector>
        <draw:connector draw:style-name="gr46" draw:text-style-name="P6" draw:layer="layout" draw:type="curve" svg:x1="7.395cm" svg:y1="9.105cm" svg:x2="8.7cm" svg:y2="10.3cm" draw:start-shape="id115" draw:start-glue-point="11" draw:end-shape="id116" draw:end-glue-point="1" svg:d="M7395 9105c2709 0 2056 1195 1305 1195" svg:viewBox="0 0 1963 1196">
          <text:p/>
        </draw:connector>
        <draw:connector draw:style-name="gr46" draw:text-style-name="P6" draw:layer="layout" draw:type="curve" svg:x1="7.6cm" svg:y1="12.4cm" svg:x2="8.7cm" svg:y2="13.1cm" draw:start-shape="id117" draw:start-glue-point="10" draw:end-shape="id118" draw:end-glue-point="1" svg:d="M7600 12400c2401 0 1851 700 1100 700" svg:viewBox="0 0 1742 701">
          <text:p/>
        </draw:connector>
        <draw:connector draw:style-name="gr46" draw:text-style-name="P6" draw:layer="layout" draw:type="curve" svg:x1="2.4cm" svg:y1="9.6cm" svg:x2="3cm" svg:y2="11.1cm" draw:start-shape="id119" draw:start-glue-point="6" draw:end-shape="id120"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13" draw:start-glue-point="8" draw:end-shape="id115" draw:end-glue-point="6" svg:d="M5300 7600v500l399 1500h501" svg:viewBox="0 0 901 2001">
          <text:p/>
        </draw:connector>
        <draw:connector draw:style-name="gr22" draw:text-style-name="P6" draw:layer="layout" draw:type="lines" svg:x1="5.3cm" svg:y1="7.6cm" svg:x2="3.8cm" svg:y2="9.6cm" draw:start-shape="id113" draw:start-glue-point="8" draw:end-shape="id119" draw:end-glue-point="10" svg:d="M5300 7600v500l-1000 1500h-500" svg:viewBox="0 0 1501 2001">
          <text:p/>
        </draw:connector>
        <draw:connector draw:style-name="gr22" draw:text-style-name="P6" draw:layer="layout" draw:type="lines" svg:x1="6.405cm" svg:y1="10.095cm" svg:x2="6.405cm" svg:y2="11.905cm" draw:start-shape="id115" draw:start-glue-point="7" draw:end-shape="id117" draw:end-glue-point="5" svg:d="M6405 10095v705 399 706" svg:viewBox="0 0 1 1811">
          <text:p/>
        </draw:connector>
        <draw:custom-shape draw:style-name="gr23" draw:text-style-name="P5" xml:id="id121" draw:id="id12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21" draw:start-glue-point="5" draw:end-shape="id113" draw:end-glue-point="4" svg:d="M9600 4700h-501l-3799 999v501" svg:viewBox="0 0 4301 1501">
          <text:p/>
        </draw:connector>
        <draw:connector draw:style-name="gr7" draw:text-style-name="P6" draw:layer="layout" draw:type="lines" svg:x1="14.4cm" svg:y1="4.7cm" svg:x2="16.2cm" svg:y2="5.8cm" draw:start-shape="id121" draw:start-glue-point="7" draw:end-shape="id1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22" draw:id="id12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23" draw:id="id12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22" draw:start-glue-point="10" draw:end-shape="id123" draw:end-glue-point="3" svg:d="M20001 5399v1001h599" svg:viewBox="0 0 600 1002">
          <text:p/>
        </draw:connector>
        <draw:custom-shape draw:style-name="gr56" draw:text-style-name="P15" xml:id="id124" draw:id="id12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22" draw:start-glue-point="10" draw:end-shape="id124" draw:end-glue-point="3" svg:d="M20001 5399v2401h599" svg:viewBox="0 0 600 2402">
          <text:p/>
        </draw:connector>
        <draw:custom-shape draw:style-name="gr56" draw:text-style-name="P15" xml:id="id125" draw:id="id12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22" draw:start-glue-point="10" draw:end-shape="id125"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21" draw:start-glue-point="4" draw:end-shape="id122" draw:end-glue-point="5" svg:d="M12000 4000v-501l9300 342v502" svg:viewBox="0 0 9301 845">
          <text:p/>
        </draw:connector>
        <draw:custom-shape draw:style-name="gr66" draw:text-style-name="P2" xml:id="id126" draw:id="id126" draw:layer="layout" svg:width="10cm" svg:height="4.8cm" svg:x="0.6cm" svg:y="15.2cm">
          <text:p text:style-name="P2">I1.a#fast (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14" draw:start-glue-point="1" draw:end-shape="id126" svg:d="M8600 7400h2501v10200h-501" svg:viewBox="0 0 2502 10201">
          <text:p/>
        </draw:connector>
        <draw:custom-shape draw:style-name="gr78" draw:text-style-name="P8" xml:id="id127" draw:id="id12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05" draw:start-glue-point="4" draw:end-shape="id127"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presentation:notes draw:style-name="dp2">
          <draw:page-thumbnail draw:style-name="gr5" draw:layer="layout" svg:width="14.848cm" svg:height="11.135cm" svg:x="3.075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draw:custom-shape draw:style-name="gr6" draw:text-style-name="P5" xml:id="id131" draw:id="id13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29" draw:id="id12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32" draw:id="id13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28" draw:id="id12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33" draw:id="id13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30" draw:id="id13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34" draw:id="id13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28" draw:start-glue-point="0" draw:end-shape="id129" draw:end-glue-point="2" svg:d="M13300 11000v-501l1130-198v-501" svg:viewBox="0 0 1131 1201">
          <text:p/>
        </draw:connector>
        <draw:connector draw:style-name="gr7" draw:text-style-name="P6" draw:layer="layout" draw:type="lines" svg:x1="14.43cm" svg:y1="9.8cm" svg:x2="15.3cm" svg:y2="11cm" draw:start-shape="id129" draw:start-glue-point="2" draw:end-shape="id130" draw:end-glue-point="0" svg:d="M14430 9800v501l870 198v501" svg:viewBox="0 0 871 1201">
          <text:p/>
        </draw:connector>
        <draw:connector draw:style-name="gr7" draw:text-style-name="P6" draw:layer="layout" draw:type="lines" svg:x1="14.43cm" svg:y1="8.4cm" svg:x2="16.2cm" svg:y2="7cm" draw:start-shape="id129" draw:start-glue-point="0" draw:end-shape="id131" draw:end-glue-point="2" svg:d="M14430 8400v-501l1770-398v-501" svg:viewBox="0 0 1771 1401">
          <text:p/>
        </draw:connector>
        <draw:connector draw:style-name="gr7" draw:text-style-name="P6" draw:layer="layout" draw:type="lines" svg:x1="16.2cm" svg:y1="7cm" svg:x2="18.1cm" svg:y2="8.4cm" draw:start-shape="id131" draw:start-glue-point="2" draw:end-shape="id132" svg:d="M16200 7000v501l1900 398v501" svg:viewBox="0 0 1901 1401">
          <text:p/>
        </draw:connector>
        <draw:connector draw:style-name="gr7" draw:text-style-name="P6" draw:layer="layout" draw:type="lines" svg:x1="18.1cm" svg:y1="9.8cm" svg:x2="17.7cm" svg:y2="11cm" draw:start-shape="id132" draw:start-glue-point="2" draw:end-shape="id133" draw:end-glue-point="0" svg:d="M18100 9800v501l-400 198v501" svg:viewBox="0 0 401 1201">
          <text:p/>
        </draw:connector>
        <draw:custom-shape draw:style-name="gr6" draw:text-style-name="P5" xml:id="id136" draw:id="id13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35" draw:id="id13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37" draw:id="id13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34" draw:start-glue-point="0" draw:end-shape="id132" draw:end-glue-point="2" svg:d="M19700 11000v-501l-1600-198v-501" svg:viewBox="0 0 1601 1201">
          <text:p/>
        </draw:connector>
        <draw:connector draw:style-name="gr7" draw:text-style-name="P6" draw:layer="layout" draw:type="lines" svg:x1="21.6cm" svg:y1="11cm" svg:x2="18.1cm" svg:y2="9.8cm" draw:start-shape="id135" draw:start-glue-point="0" draw:end-shape="id132" draw:end-glue-point="2" svg:d="M21600 11000v-501l-3500-198v-501" svg:viewBox="0 0 3501 1201">
          <text:p/>
        </draw:connector>
        <draw:connector draw:style-name="gr7" draw:text-style-name="P6" draw:layer="layout" draw:type="lines" svg:x1="21.6cm" svg:y1="12.4cm" svg:x2="20.6cm" svg:y2="13.8cm" draw:start-shape="id135" draw:start-glue-point="2" draw:end-shape="id136" draw:end-glue-point="0" svg:d="M21600 12400v501l-1000 398v501" svg:viewBox="0 0 1001 1401">
          <text:p/>
        </draw:connector>
        <draw:connector draw:style-name="gr7" draw:text-style-name="P6" draw:layer="layout" draw:type="lines" svg:x1="21.6cm" svg:y1="12.4cm" svg:x2="22.8cm" svg:y2="13.8cm" draw:start-shape="id135" draw:start-glue-point="2" draw:end-shape="id137" draw:end-glue-point="0" svg:d="M21600 12400v501l1200 398v501" svg:viewBox="0 0 1201 1401">
          <text:p/>
        </draw:connector>
        <draw:line draw:style-name="gr24" draw:text-style-name="P6" draw:layer="layout" svg:x1="12cm" svg:y1="5.6cm" svg:x2="12cm" svg:y2="15.4cm">
          <text:p/>
        </draw:line>
        <draw:custom-shape draw:style-name="gr8" draw:text-style-name="P5" xml:id="id138" draw:id="id13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44" draw:id="id14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40" draw:id="id14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42" draw:id="id14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9">ReturnType</text:span></text:p>
              </text:list-item>
              <text:list-item>
                <text:p><text:span text:style-name="T20">target (either Comp or ResourceType)</text:span></text:p>
              </text:list-item>
            </text:list>
          </draw:text-box>
        </draw:frame>
        <draw:rect draw:style-name="gr79" draw:text-style-name="P8" xml:id="id139" draw:id="id139" draw:layer="layout" svg:width="3cm" svg:height="0.8cm" svg:x="5.6cm" svg:y="7cm" draw:corner-radius="0.5cm">
          <text:p text:style-name="P3"><text:span text:style-name="T4">I1.a#fast</text:span></text:p>
        </draw:rect>
        <draw:rect draw:style-name="gr80" draw:text-style-name="P8" draw:layer="layout" svg:width="1.8cm" svg:height="0.8cm" svg:x="5.6cm" svg:y="7.8cm" draw:corner-radius="0.5cm">
          <text:p text:style-name="P3"><text:span text:style-name="T4">I1.b</text:span></text:p>
        </draw:rect>
        <draw:rect draw:style-name="gr81" draw:text-style-name="P8" draw:layer="layout" svg:width="1.8cm" svg:height="0.8cm" svg:x="3cm" svg:y="9.9cm" draw:corner-radius="0.5cm">
          <text:p text:style-name="P3"><text:span text:style-name="T4">I2.a</text:span></text:p>
        </draw:rect>
        <draw:rect draw:style-name="gr82" draw:text-style-name="P8" xml:id="id145" draw:id="id145" draw:layer="layout" svg:width="3cm" svg:height="0.8cm" svg:x="3cm" svg:y="10.7cm" draw:corner-radius="0.5cm">
          <text:p text:style-name="P3"><text:span text:style-name="T4">I2.b#slow</text:span></text:p>
        </draw:rect>
        <draw:rect draw:style-name="gr83" draw:text-style-name="P8" xml:id="id141" draw:id="id141" draw:layer="layout" svg:width="1.8cm" svg:height="0.8cm" svg:x="6.9cm" svg:y="9.9cm" draw:corner-radius="0.5cm">
          <text:p text:style-name="P3"><text:span text:style-name="T4">I3.a</text:span></text:p>
        </draw:rect>
        <draw:rect draw:style-name="gr84" draw:text-style-name="P8" draw:layer="layout" svg:width="1.8cm" svg:height="0.8cm" svg:x="6.9cm" svg:y="10.7cm" draw:corner-radius="0.5cm">
          <text:p text:style-name="P3"><text:span text:style-name="T4">I3.b</text:span></text:p>
        </draw:rect>
        <draw:rect draw:style-name="gr85" draw:text-style-name="P8" xml:id="id143" draw:id="id143" draw:layer="layout" svg:width="1.8cm" svg:height="0.8cm" svg:x="6.9cm" svg:y="12.7cm" draw:corner-radius="0.5cm">
          <text:p text:style-name="P3"><text:span text:style-name="T4">I4.a</text:span></text:p>
        </draw:rect>
        <draw:rect draw:style-name="gr86"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38" draw:start-glue-point="11" draw:end-shape="id139" draw:end-glue-point="1" svg:d="M5795 6405c4959 0 3556 995 2805 995" svg:viewBox="0 0 3579 996">
          <text:p/>
        </draw:connector>
        <draw:connector draw:style-name="gr46" draw:text-style-name="P6" draw:layer="layout" draw:type="curve" svg:x1="7.395cm" svg:y1="9.105cm" svg:x2="8.7cm" svg:y2="10.3cm" draw:start-shape="id140" draw:start-glue-point="11" draw:end-shape="id141" draw:end-glue-point="1" svg:d="M7395 9105c2709 0 2056 1195 1305 1195" svg:viewBox="0 0 1963 1196">
          <text:p/>
        </draw:connector>
        <draw:connector draw:style-name="gr46" draw:text-style-name="P6" draw:layer="layout" draw:type="curve" svg:x1="7.6cm" svg:y1="12.4cm" svg:x2="8.7cm" svg:y2="13.1cm" draw:start-shape="id142" draw:start-glue-point="10" draw:end-shape="id143" draw:end-glue-point="1" svg:d="M7600 12400c2401 0 1851 700 1100 700" svg:viewBox="0 0 1742 701">
          <text:p/>
        </draw:connector>
        <draw:connector draw:style-name="gr46" draw:text-style-name="P6" draw:layer="layout" draw:type="curve" svg:x1="2.4cm" svg:y1="9.6cm" svg:x2="3cm" svg:y2="11.1cm" draw:start-shape="id144" draw:start-glue-point="6" draw:end-shape="id145"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38" draw:start-glue-point="8" draw:end-shape="id140" draw:end-glue-point="6" svg:d="M5300 7600v500l399 1500h501" svg:viewBox="0 0 901 2001">
          <text:p/>
        </draw:connector>
        <draw:connector draw:style-name="gr22" draw:text-style-name="P6" draw:layer="layout" draw:type="lines" svg:x1="5.3cm" svg:y1="7.6cm" svg:x2="3.8cm" svg:y2="9.6cm" draw:start-shape="id138" draw:start-glue-point="8" draw:end-shape="id144" draw:end-glue-point="10" svg:d="M5300 7600v500l-1000 1500h-500" svg:viewBox="0 0 1501 2001">
          <text:p/>
        </draw:connector>
        <draw:connector draw:style-name="gr22" draw:text-style-name="P6" draw:layer="layout" draw:type="lines" svg:x1="6.405cm" svg:y1="10.095cm" svg:x2="6.405cm" svg:y2="11.905cm" draw:start-shape="id140" draw:start-glue-point="7" draw:end-shape="id142" draw:end-glue-point="5" svg:d="M6405 10095v705 399 706" svg:viewBox="0 0 1 1811">
          <text:p/>
        </draw:connector>
        <draw:custom-shape draw:style-name="gr23" draw:text-style-name="P5" xml:id="id146" draw:id="id14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46" draw:start-glue-point="5" draw:end-shape="id138" draw:end-glue-point="4" svg:d="M9600 4700h-501l-3799 999v501" svg:viewBox="0 0 4301 1501">
          <text:p/>
        </draw:connector>
        <draw:connector draw:style-name="gr7" draw:text-style-name="P6" draw:layer="layout" draw:type="lines" svg:x1="14.4cm" svg:y1="4.7cm" svg:x2="16.2cm" svg:y2="5.8cm" draw:start-shape="id146" draw:start-glue-point="7" draw:end-shape="id13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47" draw:id="id14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48" draw:id="id14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47" draw:start-glue-point="10" draw:end-shape="id148" draw:end-glue-point="3" svg:d="M20001 5399v1001h599" svg:viewBox="0 0 600 1002">
          <text:p/>
        </draw:connector>
        <draw:custom-shape draw:style-name="gr56" draw:text-style-name="P15" xml:id="id149" draw:id="id14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47" draw:start-glue-point="10" draw:end-shape="id149" draw:end-glue-point="3" svg:d="M20001 5399v2401h599" svg:viewBox="0 0 600 2402">
          <text:p/>
        </draw:connector>
        <draw:custom-shape draw:style-name="gr56" draw:text-style-name="P15" xml:id="id150" draw:id="id15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47" draw:start-glue-point="10" draw:end-shape="id150"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46" draw:start-glue-point="4" draw:end-shape="id147" draw:end-glue-point="5" svg:d="M12000 4000v-501l9300 342v502" svg:viewBox="0 0 9301 845">
          <text:p/>
        </draw:connector>
        <draw:custom-shape draw:style-name="gr66" draw:text-style-name="P18" xml:id="id151" draw:id="id151"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39" draw:start-glue-point="1" draw:end-shape="id151" svg:d="M8600 7400h2501v10200h-501" svg:viewBox="0 0 2502 10201">
          <text:p/>
        </draw:connector>
        <draw:custom-shape draw:style-name="gr87" draw:text-style-name="P8" xml:id="id152" draw:id="id15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30" draw:start-glue-point="4" draw:end-shape="id152"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4.426cm" svg:y1="15.826cm" svg:x2="3.026cm" svg:y2="14.226cm">
            <text:p/>
          </draw:line>
          <draw:frame draw:style-name="gr90" draw:text-style-name="P19" draw:layer="layout" svg:width="3.6cm" svg:height="0.886cm" svg:x="1.2cm" svg:y="13.4cm">
            <draw:text-box>
              <text:p><text:span text:style-name="T21">returnType</text:span></text:p>
            </draw:text-box>
          </draw:frame>
        </draw:g>
        <presentation:notes draw:style-name="dp2">
          <draw:page-thumbnail draw:style-name="gr5" draw:layer="layout" svg:width="14.848cm" svg:height="11.135cm" svg:x="3.075cm" svg:y="2.257cm" draw:page-number="8" presentation:class="page"/>
          <draw:frame presentation:style-name="pr3" draw:text-style-name="P1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draw:custom-shape draw:style-name="gr6" draw:text-style-name="P5" xml:id="id156" draw:id="id15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54" draw:id="id15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57" draw:id="id15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53" draw:id="id15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58" draw:id="id15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55" draw:id="id15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59" draw:id="id15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53" draw:start-glue-point="0" draw:end-shape="id154" draw:end-glue-point="2" svg:d="M13300 11000v-501l1130-198v-501" svg:viewBox="0 0 1131 1201">
          <text:p/>
        </draw:connector>
        <draw:connector draw:style-name="gr7" draw:text-style-name="P6" draw:layer="layout" draw:type="lines" svg:x1="14.43cm" svg:y1="9.8cm" svg:x2="15.3cm" svg:y2="11cm" draw:start-shape="id154" draw:start-glue-point="2" draw:end-shape="id155" draw:end-glue-point="0" svg:d="M14430 9800v501l870 198v501" svg:viewBox="0 0 871 1201">
          <text:p/>
        </draw:connector>
        <draw:connector draw:style-name="gr7" draw:text-style-name="P6" draw:layer="layout" draw:type="lines" svg:x1="14.43cm" svg:y1="8.4cm" svg:x2="16.2cm" svg:y2="7cm" draw:start-shape="id154" draw:start-glue-point="0" draw:end-shape="id156" draw:end-glue-point="2" svg:d="M14430 8400v-501l1770-398v-501" svg:viewBox="0 0 1771 1401">
          <text:p/>
        </draw:connector>
        <draw:connector draw:style-name="gr7" draw:text-style-name="P6" draw:layer="layout" draw:type="lines" svg:x1="16.2cm" svg:y1="7cm" svg:x2="18.1cm" svg:y2="8.4cm" draw:start-shape="id156" draw:start-glue-point="2" draw:end-shape="id157" svg:d="M16200 7000v501l1900 398v501" svg:viewBox="0 0 1901 1401">
          <text:p/>
        </draw:connector>
        <draw:connector draw:style-name="gr7" draw:text-style-name="P6" draw:layer="layout" draw:type="lines" svg:x1="18.1cm" svg:y1="9.8cm" svg:x2="17.7cm" svg:y2="11cm" draw:start-shape="id157" draw:start-glue-point="2" draw:end-shape="id158" draw:end-glue-point="0" svg:d="M18100 9800v501l-400 198v501" svg:viewBox="0 0 401 1201">
          <text:p/>
        </draw:connector>
        <draw:custom-shape draw:style-name="gr6" draw:text-style-name="P5" xml:id="id161" draw:id="id16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60" draw:id="id16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62" draw:id="id16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59" draw:start-glue-point="0" draw:end-shape="id157" draw:end-glue-point="2" svg:d="M19700 11000v-501l-1600-198v-501" svg:viewBox="0 0 1601 1201">
          <text:p/>
        </draw:connector>
        <draw:connector draw:style-name="gr7" draw:text-style-name="P6" draw:layer="layout" draw:type="lines" svg:x1="21.6cm" svg:y1="11cm" svg:x2="18.1cm" svg:y2="9.8cm" draw:start-shape="id160" draw:start-glue-point="0" draw:end-shape="id157" draw:end-glue-point="2" svg:d="M21600 11000v-501l-3500-198v-501" svg:viewBox="0 0 3501 1201">
          <text:p/>
        </draw:connector>
        <draw:connector draw:style-name="gr7" draw:text-style-name="P6" draw:layer="layout" draw:type="lines" svg:x1="21.6cm" svg:y1="12.4cm" svg:x2="20.6cm" svg:y2="13.8cm" draw:start-shape="id160" draw:start-glue-point="2" draw:end-shape="id161" draw:end-glue-point="0" svg:d="M21600 12400v501l-1000 398v501" svg:viewBox="0 0 1001 1401">
          <text:p/>
        </draw:connector>
        <draw:connector draw:style-name="gr7" draw:text-style-name="P6" draw:layer="layout" draw:type="lines" svg:x1="21.6cm" svg:y1="12.4cm" svg:x2="22.8cm" svg:y2="13.8cm" draw:start-shape="id160" draw:start-glue-point="2" draw:end-shape="id162" draw:end-glue-point="0" svg:d="M21600 12400v501l1200 398v501" svg:viewBox="0 0 1201 1401">
          <text:p/>
        </draw:connector>
        <draw:line draw:style-name="gr24" draw:text-style-name="P6" draw:layer="layout" svg:x1="12cm" svg:y1="5.6cm" svg:x2="12cm" svg:y2="15.4cm">
          <text:p/>
        </draw:line>
        <draw:custom-shape draw:style-name="gr8" draw:text-style-name="P5" xml:id="id163" draw:id="id16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69" draw:id="id16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65" draw:id="id16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67" draw:id="id16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22">comparator</text:span><text:span text:style-name="T5">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91" draw:text-style-name="P8" xml:id="id164" draw:id="id164" draw:layer="layout" svg:width="3cm" svg:height="0.8cm" svg:x="5.6cm" svg:y="7cm" draw:corner-radius="0.5cm">
          <text:p text:style-name="P3"><text:span text:style-name="T4">I1.a#fast</text:span></text:p>
        </draw:rect>
        <draw:rect draw:style-name="gr92" draw:text-style-name="P8" draw:layer="layout" svg:width="1.8cm" svg:height="0.8cm" svg:x="5.6cm" svg:y="7.8cm" draw:corner-radius="0.5cm">
          <text:p text:style-name="P3"><text:span text:style-name="T4">I1.b</text:span></text:p>
        </draw:rect>
        <draw:rect draw:style-name="gr93" draw:text-style-name="P8" draw:layer="layout" svg:width="1.8cm" svg:height="0.8cm" svg:x="3cm" svg:y="9.9cm" draw:corner-radius="0.5cm">
          <text:p text:style-name="P3"><text:span text:style-name="T4">I2.a</text:span></text:p>
        </draw:rect>
        <draw:rect draw:style-name="gr94" draw:text-style-name="P8" xml:id="id170" draw:id="id170" draw:layer="layout" svg:width="3cm" svg:height="0.8cm" svg:x="3cm" svg:y="10.7cm" draw:corner-radius="0.5cm">
          <text:p text:style-name="P3"><text:span text:style-name="T4">I2.b#slow</text:span></text:p>
        </draw:rect>
        <draw:rect draw:style-name="gr95" draw:text-style-name="P8" xml:id="id166" draw:id="id166" draw:layer="layout" svg:width="1.8cm" svg:height="0.8cm" svg:x="6.9cm" svg:y="9.9cm" draw:corner-radius="0.5cm">
          <text:p text:style-name="P3"><text:span text:style-name="T4">I3.a</text:span></text:p>
        </draw:rect>
        <draw:rect draw:style-name="gr96" draw:text-style-name="P8" draw:layer="layout" svg:width="1.8cm" svg:height="0.8cm" svg:x="6.9cm" svg:y="10.7cm" draw:corner-radius="0.5cm">
          <text:p text:style-name="P3"><text:span text:style-name="T4">I3.b</text:span></text:p>
        </draw:rect>
        <draw:rect draw:style-name="gr97" draw:text-style-name="P8" xml:id="id168" draw:id="id168" draw:layer="layout" svg:width="1.8cm" svg:height="0.8cm" svg:x="6.9cm" svg:y="12.7cm" draw:corner-radius="0.5cm">
          <text:p text:style-name="P3"><text:span text:style-name="T4">I4.a</text:span></text:p>
        </draw:rect>
        <draw:rect draw:style-name="gr98"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63" draw:start-glue-point="11" draw:end-shape="id164" draw:end-glue-point="1" svg:d="M5795 6405c4959 0 3556 995 2805 995" svg:viewBox="0 0 3579 996">
          <text:p/>
        </draw:connector>
        <draw:connector draw:style-name="gr46" draw:text-style-name="P6" draw:layer="layout" draw:type="curve" svg:x1="7.395cm" svg:y1="9.105cm" svg:x2="8.7cm" svg:y2="10.3cm" draw:start-shape="id165" draw:start-glue-point="11" draw:end-shape="id166" draw:end-glue-point="1" svg:d="M7395 9105c2709 0 2056 1195 1305 1195" svg:viewBox="0 0 1963 1196">
          <text:p/>
        </draw:connector>
        <draw:connector draw:style-name="gr46" draw:text-style-name="P6" draw:layer="layout" draw:type="curve" svg:x1="7.6cm" svg:y1="12.4cm" svg:x2="8.7cm" svg:y2="13.1cm" draw:start-shape="id167" draw:start-glue-point="10" draw:end-shape="id168" draw:end-glue-point="1" svg:d="M7600 12400c2401 0 1851 700 1100 700" svg:viewBox="0 0 1742 701">
          <text:p/>
        </draw:connector>
        <draw:connector draw:style-name="gr46" draw:text-style-name="P6" draw:layer="layout" draw:type="curve" svg:x1="2.4cm" svg:y1="9.6cm" svg:x2="3cm" svg:y2="11.1cm" draw:start-shape="id169" draw:start-glue-point="6" draw:end-shape="id170"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63" draw:start-glue-point="8" draw:end-shape="id165" draw:end-glue-point="6" svg:d="M5300 7600v500l399 1500h501" svg:viewBox="0 0 901 2001">
          <text:p/>
        </draw:connector>
        <draw:connector draw:style-name="gr22" draw:text-style-name="P6" draw:layer="layout" draw:type="lines" svg:x1="5.3cm" svg:y1="7.6cm" svg:x2="3.8cm" svg:y2="9.6cm" draw:start-shape="id163" draw:start-glue-point="8" draw:end-shape="id169" draw:end-glue-point="10" svg:d="M5300 7600v500l-1000 1500h-500" svg:viewBox="0 0 1501 2001">
          <text:p/>
        </draw:connector>
        <draw:connector draw:style-name="gr22" draw:text-style-name="P6" draw:layer="layout" draw:type="lines" svg:x1="6.405cm" svg:y1="10.095cm" svg:x2="6.405cm" svg:y2="11.905cm" draw:start-shape="id165" draw:start-glue-point="7" draw:end-shape="id167" draw:end-glue-point="5" svg:d="M6405 10095v705 399 706" svg:viewBox="0 0 1 1811">
          <text:p/>
        </draw:connector>
        <draw:custom-shape draw:style-name="gr23" draw:text-style-name="P5" xml:id="id171" draw:id="id17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71" draw:start-glue-point="5" draw:end-shape="id163" draw:end-glue-point="4" svg:d="M9600 4700h-501l-3799 999v501" svg:viewBox="0 0 4301 1501">
          <text:p/>
        </draw:connector>
        <draw:connector draw:style-name="gr7" draw:text-style-name="P6" draw:layer="layout" draw:type="lines" svg:x1="14.4cm" svg:y1="4.7cm" svg:x2="16.2cm" svg:y2="5.8cm" draw:start-shape="id171" draw:start-glue-point="7" draw:end-shape="id15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72" draw:id="id17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73" draw:id="id17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72" draw:start-glue-point="10" draw:end-shape="id173" draw:end-glue-point="3" svg:d="M20001 5399v1001h599" svg:viewBox="0 0 600 1002">
          <text:p/>
        </draw:connector>
        <draw:custom-shape draw:style-name="gr56" draw:text-style-name="P15" xml:id="id174" draw:id="id17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72" draw:start-glue-point="10" draw:end-shape="id174" draw:end-glue-point="3" svg:d="M20001 5399v2401h599" svg:viewBox="0 0 600 2402">
          <text:p/>
        </draw:connector>
        <draw:custom-shape draw:style-name="gr56" draw:text-style-name="P15" xml:id="id175" draw:id="id17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72" draw:start-glue-point="10" draw:end-shape="id175"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71" draw:start-glue-point="4" draw:end-shape="id172" draw:end-glue-point="5" svg:d="M12000 4000v-501l9300 342v502" svg:viewBox="0 0 9301 845">
          <text:p/>
        </draw:connector>
        <draw:custom-shape draw:style-name="gr66" draw:text-style-name="P2" xml:id="id176" draw:id="id176"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64" draw:start-glue-point="1" draw:end-shape="id176" svg:d="M8600 7400h2501v10200h-501" svg:viewBox="0 0 2502 10201">
          <text:p/>
        </draw:connector>
        <draw:custom-shape draw:style-name="gr99" draw:text-style-name="P8" xml:id="id177" draw:id="id17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55" draw:start-glue-point="4" draw:end-shape="id177"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3.2cm" svg:height="0.8cm" svg:x="4.9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5.7cm" svg:y1="15.9cm" svg:x2="3.826cm" svg:y2="14.326cm">
            <text:p/>
          </draw:line>
          <draw:frame draw:style-name="gr90" draw:text-style-name="P19" draw:layer="layout" svg:width="3.9cm" svg:height="0.886cm" svg:x="2cm" svg:y="13.5cm">
            <draw:text-box>
              <text:p><text:span text:style-name="T21">comparator</text:span></text:p>
            </draw:text-box>
          </draw:frame>
        </draw:g>
        <presentation:notes draw:style-name="dp2">
          <draw:page-thumbnail draw:style-name="gr5" draw:layer="layout" svg:width="14.848cm" svg:height="11.135cm" svg:x="3.075cm" svg:y="2.257cm" draw:page-number="9" presentation:class="page"/>
          <draw:frame presentation:style-name="pr3" draw:text-style-name="P1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draw:custom-shape draw:style-name="gr6" draw:text-style-name="P5" xml:id="id181" draw:id="id18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79" draw:id="id17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82" draw:id="id18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78" draw:id="id17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83" draw:id="id18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80" draw:id="id18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84" draw:id="id18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78" draw:start-glue-point="0" draw:end-shape="id179" draw:end-glue-point="2" svg:d="M13300 11000v-501l1130-198v-501" svg:viewBox="0 0 1131 1201">
          <text:p/>
        </draw:connector>
        <draw:connector draw:style-name="gr7" draw:text-style-name="P6" draw:layer="layout" draw:type="lines" svg:x1="14.43cm" svg:y1="9.8cm" svg:x2="15.3cm" svg:y2="11cm" draw:start-shape="id179" draw:start-glue-point="2" draw:end-shape="id180" draw:end-glue-point="0" svg:d="M14430 9800v501l870 198v501" svg:viewBox="0 0 871 1201">
          <text:p/>
        </draw:connector>
        <draw:connector draw:style-name="gr7" draw:text-style-name="P6" draw:layer="layout" draw:type="lines" svg:x1="14.43cm" svg:y1="8.4cm" svg:x2="16.2cm" svg:y2="7cm" draw:start-shape="id179" draw:start-glue-point="0" draw:end-shape="id181" draw:end-glue-point="2" svg:d="M14430 8400v-501l1770-398v-501" svg:viewBox="0 0 1771 1401">
          <text:p/>
        </draw:connector>
        <draw:connector draw:style-name="gr7" draw:text-style-name="P6" draw:layer="layout" draw:type="lines" svg:x1="16.2cm" svg:y1="7cm" svg:x2="18.1cm" svg:y2="8.4cm" draw:start-shape="id181" draw:start-glue-point="2" draw:end-shape="id182" svg:d="M16200 7000v501l1900 398v501" svg:viewBox="0 0 1901 1401">
          <text:p/>
        </draw:connector>
        <draw:connector draw:style-name="gr7" draw:text-style-name="P6" draw:layer="layout" draw:type="lines" svg:x1="18.1cm" svg:y1="9.8cm" svg:x2="17.7cm" svg:y2="11cm" draw:start-shape="id182" draw:start-glue-point="2" draw:end-shape="id183" draw:end-glue-point="0" svg:d="M18100 9800v501l-400 198v501" svg:viewBox="0 0 401 1201">
          <text:p/>
        </draw:connector>
        <draw:custom-shape draw:style-name="gr6" draw:text-style-name="P5" xml:id="id186" draw:id="id18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85" draw:id="id18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87" draw:id="id18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84" draw:start-glue-point="0" draw:end-shape="id182" draw:end-glue-point="2" svg:d="M19700 11000v-501l-1600-198v-501" svg:viewBox="0 0 1601 1201">
          <text:p/>
        </draw:connector>
        <draw:connector draw:style-name="gr7" draw:text-style-name="P6" draw:layer="layout" draw:type="lines" svg:x1="21.6cm" svg:y1="11cm" svg:x2="18.1cm" svg:y2="9.8cm" draw:start-shape="id185" draw:start-glue-point="0" draw:end-shape="id182" draw:end-glue-point="2" svg:d="M21600 11000v-501l-3500-198v-501" svg:viewBox="0 0 3501 1201">
          <text:p/>
        </draw:connector>
        <draw:connector draw:style-name="gr7" draw:text-style-name="P6" draw:layer="layout" draw:type="lines" svg:x1="21.6cm" svg:y1="12.4cm" svg:x2="20.6cm" svg:y2="13.8cm" draw:start-shape="id185" draw:start-glue-point="2" draw:end-shape="id186" draw:end-glue-point="0" svg:d="M21600 12400v501l-1000 398v501" svg:viewBox="0 0 1001 1401">
          <text:p/>
        </draw:connector>
        <draw:connector draw:style-name="gr7" draw:text-style-name="P6" draw:layer="layout" draw:type="lines" svg:x1="21.6cm" svg:y1="12.4cm" svg:x2="22.8cm" svg:y2="13.8cm" draw:start-shape="id185" draw:start-glue-point="2" draw:end-shape="id187" draw:end-glue-point="0" svg:d="M21600 12400v501l1200 398v501" svg:viewBox="0 0 1201 1401">
          <text:p/>
        </draw:connector>
        <draw:line draw:style-name="gr24" draw:text-style-name="P6" draw:layer="layout" svg:x1="12cm" svg:y1="5.6cm" svg:x2="12cm" svg:y2="15.4cm">
          <text:p/>
        </draw:line>
        <draw:custom-shape draw:style-name="gr8" draw:text-style-name="P5" xml:id="id188" draw:id="id18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94" draw:id="id19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90" draw:id="id19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2" draw:id="id19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22">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100" draw:text-style-name="P8" xml:id="id189" draw:id="id189" draw:layer="layout" svg:width="3cm" svg:height="0.8cm" svg:x="5.6cm" svg:y="7cm" draw:corner-radius="0.5cm">
          <text:p text:style-name="P3"><text:span text:style-name="T4">I1.a#fast</text:span></text:p>
        </draw:rect>
        <draw:rect draw:style-name="gr101" draw:text-style-name="P8" draw:layer="layout" svg:width="1.8cm" svg:height="0.8cm" svg:x="5.6cm" svg:y="7.8cm" draw:corner-radius="0.5cm">
          <text:p text:style-name="P3"><text:span text:style-name="T4">I1.b</text:span></text:p>
        </draw:rect>
        <draw:rect draw:style-name="gr102" draw:text-style-name="P8" draw:layer="layout" svg:width="1.8cm" svg:height="0.8cm" svg:x="3cm" svg:y="9.9cm" draw:corner-radius="0.5cm">
          <text:p text:style-name="P3"><text:span text:style-name="T4">I2.a</text:span></text:p>
        </draw:rect>
        <draw:rect draw:style-name="gr103" draw:text-style-name="P8" xml:id="id195" draw:id="id195" draw:layer="layout" svg:width="3cm" svg:height="0.8cm" svg:x="3cm" svg:y="10.7cm" draw:corner-radius="0.5cm">
          <text:p text:style-name="P3"><text:span text:style-name="T4">I2.b#slow</text:span></text:p>
        </draw:rect>
        <draw:rect draw:style-name="gr104" draw:text-style-name="P8" xml:id="id191" draw:id="id191" draw:layer="layout" svg:width="1.8cm" svg:height="0.8cm" svg:x="6.9cm" svg:y="9.9cm" draw:corner-radius="0.5cm">
          <text:p text:style-name="P3"><text:span text:style-name="T4">I3.a</text:span></text:p>
        </draw:rect>
        <draw:rect draw:style-name="gr105" draw:text-style-name="P8" draw:layer="layout" svg:width="1.8cm" svg:height="0.8cm" svg:x="6.9cm" svg:y="10.7cm" draw:corner-radius="0.5cm">
          <text:p text:style-name="P3"><text:span text:style-name="T4">I3.b</text:span></text:p>
        </draw:rect>
        <draw:rect draw:style-name="gr106" draw:text-style-name="P8" xml:id="id193" draw:id="id193" draw:layer="layout" svg:width="1.8cm" svg:height="0.8cm" svg:x="6.9cm" svg:y="12.7cm" draw:corner-radius="0.5cm">
          <text:p text:style-name="P3"><text:span text:style-name="T4">I4.a</text:span></text:p>
        </draw:rect>
        <draw:rect draw:style-name="gr107"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88" draw:start-glue-point="11" draw:end-shape="id189" draw:end-glue-point="1" svg:d="M5795 6405c4959 0 3556 995 2805 995" svg:viewBox="0 0 3579 996">
          <text:p/>
        </draw:connector>
        <draw:connector draw:style-name="gr46" draw:text-style-name="P6" draw:layer="layout" draw:type="curve" svg:x1="7.395cm" svg:y1="9.105cm" svg:x2="8.7cm" svg:y2="10.3cm" draw:start-shape="id190" draw:start-glue-point="11" draw:end-shape="id191" draw:end-glue-point="1" svg:d="M7395 9105c2709 0 2056 1195 1305 1195" svg:viewBox="0 0 1963 1196">
          <text:p/>
        </draw:connector>
        <draw:connector draw:style-name="gr46" draw:text-style-name="P6" draw:layer="layout" draw:type="curve" svg:x1="7.6cm" svg:y1="12.4cm" svg:x2="8.7cm" svg:y2="13.1cm" draw:start-shape="id192" draw:start-glue-point="10" draw:end-shape="id193" draw:end-glue-point="1" svg:d="M7600 12400c2401 0 1851 700 1100 700" svg:viewBox="0 0 1742 701">
          <text:p/>
        </draw:connector>
        <draw:connector draw:style-name="gr46" draw:text-style-name="P6" draw:layer="layout" draw:type="curve" svg:x1="2.4cm" svg:y1="9.6cm" svg:x2="3cm" svg:y2="11.1cm" draw:start-shape="id194" draw:start-glue-point="6" draw:end-shape="id195"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88" draw:start-glue-point="8" draw:end-shape="id190" draw:end-glue-point="6" svg:d="M5300 7600v500l399 1500h501" svg:viewBox="0 0 901 2001">
          <text:p/>
        </draw:connector>
        <draw:connector draw:style-name="gr22" draw:text-style-name="P6" draw:layer="layout" draw:type="lines" svg:x1="5.3cm" svg:y1="7.6cm" svg:x2="3.8cm" svg:y2="9.6cm" draw:start-shape="id188" draw:start-glue-point="8" draw:end-shape="id194" draw:end-glue-point="10" svg:d="M5300 7600v500l-1000 1500h-500" svg:viewBox="0 0 1501 2001">
          <text:p/>
        </draw:connector>
        <draw:connector draw:style-name="gr22" draw:text-style-name="P6" draw:layer="layout" draw:type="lines" svg:x1="6.405cm" svg:y1="10.095cm" svg:x2="6.405cm" svg:y2="11.905cm" draw:start-shape="id190" draw:start-glue-point="7" draw:end-shape="id192" draw:end-glue-point="5" svg:d="M6405 10095v705 399 706" svg:viewBox="0 0 1 1811">
          <text:p/>
        </draw:connector>
        <draw:custom-shape draw:style-name="gr23" draw:text-style-name="P5" xml:id="id196" draw:id="id1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96" draw:start-glue-point="5" draw:end-shape="id188" draw:end-glue-point="4" svg:d="M9600 4700h-501l-3799 999v501" svg:viewBox="0 0 4301 1501">
          <text:p/>
        </draw:connector>
        <draw:connector draw:style-name="gr7" draw:text-style-name="P6" draw:layer="layout" draw:type="lines" svg:x1="14.4cm" svg:y1="4.7cm" svg:x2="16.2cm" svg:y2="5.8cm" draw:start-shape="id196" draw:start-glue-point="7" draw:end-shape="id18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97" draw:id="id19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98" draw:id="id19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97" draw:start-glue-point="10" draw:end-shape="id198" draw:end-glue-point="3" svg:d="M20001 5399v1001h599" svg:viewBox="0 0 600 1002">
          <text:p/>
        </draw:connector>
        <draw:custom-shape draw:style-name="gr56" draw:text-style-name="P15" xml:id="id199" draw:id="id19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97" draw:start-glue-point="10" draw:end-shape="id199" draw:end-glue-point="3" svg:d="M20001 5399v2401h599" svg:viewBox="0 0 600 2402">
          <text:p/>
        </draw:connector>
        <draw:custom-shape draw:style-name="gr56" draw:text-style-name="P15" xml:id="id200" draw:id="id20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97" draw:start-glue-point="10" draw:end-shape="id200"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96" draw:start-glue-point="4" draw:end-shape="id197" draw:end-glue-point="5" svg:d="M12000 4000v-501l9300 342v502" svg:viewBox="0 0 9301 845">
          <text:p/>
        </draw:connector>
        <draw:custom-shape draw:style-name="gr66" draw:text-style-name="P2" xml:id="id201" draw:id="id201"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89" draw:start-glue-point="1" draw:end-shape="id201" svg:d="M8600 7400h2501v10200h-501" svg:viewBox="0 0 2502 10201">
          <text:p/>
        </draw:connector>
        <draw:custom-shape draw:style-name="gr108" draw:text-style-name="P8" xml:id="id202" draw:id="id20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80" draw:start-glue-point="4" draw:end-shape="id202"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4.3cm" svg:height="0.8cm" svg:x="0.3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4cm" svg:y1="16.6cm" svg:x2="6.5cm" svg:y2="15cm">
            <text:p/>
          </draw:line>
          <draw:frame draw:style-name="gr90" draw:text-style-name="P19" draw:layer="layout" svg:width="7cm" svg:height="0.886cm" svg:x="0.9cm" svg:y="14.1cm">
            <draw:text-box>
              <text:p text:style-name="P20"><text:span text:style-name="T21">value function</text:span></text:p>
            </draw:text-box>
          </draw:frame>
          <draw:custom-shape draw:style-name="gr88" draw:text-style-name="P3" draw:layer="layout" svg:width="7.8cm" svg:height="1cm" svg:x="0.4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5.9cm" svg:y1="17.6cm" svg:x2="6.5cm" svg:y2="15cm">
            <text:p/>
          </draw:line>
        </draw:g>
        <presentation:notes draw:style-name="dp2">
          <draw:page-thumbnail draw:style-name="gr5" draw:layer="layout" svg:width="14.848cm" svg:height="11.135cm" svg:x="3.075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draw:custom-shape draw:style-name="gr6" draw:text-style-name="P5" xml:id="id206" draw:id="id20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204" draw:id="id20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207" draw:id="id20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203" draw:id="id20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208" draw:id="id20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205" draw:id="id20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209" draw:id="id20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203" draw:start-glue-point="0" draw:end-shape="id204" draw:end-glue-point="2" svg:d="M13300 11000v-501l1130-198v-501" svg:viewBox="0 0 1131 1201">
          <text:p/>
        </draw:connector>
        <draw:connector draw:style-name="gr7" draw:text-style-name="P6" draw:layer="layout" draw:type="lines" svg:x1="14.43cm" svg:y1="9.8cm" svg:x2="15.3cm" svg:y2="11cm" draw:start-shape="id204" draw:start-glue-point="2" draw:end-shape="id205" draw:end-glue-point="0" svg:d="M14430 9800v501l870 198v501" svg:viewBox="0 0 871 1201">
          <text:p/>
        </draw:connector>
        <draw:connector draw:style-name="gr7" draw:text-style-name="P6" draw:layer="layout" draw:type="lines" svg:x1="14.43cm" svg:y1="8.4cm" svg:x2="16.2cm" svg:y2="7cm" draw:start-shape="id204" draw:start-glue-point="0" draw:end-shape="id206" draw:end-glue-point="2" svg:d="M14430 8400v-501l1770-398v-501" svg:viewBox="0 0 1771 1401">
          <text:p/>
        </draw:connector>
        <draw:connector draw:style-name="gr7" draw:text-style-name="P6" draw:layer="layout" draw:type="lines" svg:x1="16.2cm" svg:y1="7cm" svg:x2="18.1cm" svg:y2="8.4cm" draw:start-shape="id206" draw:start-glue-point="2" draw:end-shape="id207" svg:d="M16200 7000v501l1900 398v501" svg:viewBox="0 0 1901 1401">
          <text:p/>
        </draw:connector>
        <draw:connector draw:style-name="gr7" draw:text-style-name="P6" draw:layer="layout" draw:type="lines" svg:x1="18.1cm" svg:y1="9.8cm" svg:x2="17.7cm" svg:y2="11cm" draw:start-shape="id207" draw:start-glue-point="2" draw:end-shape="id208" draw:end-glue-point="0" svg:d="M18100 9800v501l-400 198v501" svg:viewBox="0 0 401 1201">
          <text:p/>
        </draw:connector>
        <draw:custom-shape draw:style-name="gr6" draw:text-style-name="P5" xml:id="id211" draw:id="id21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210" draw:id="id21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212" draw:id="id21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209" draw:start-glue-point="0" draw:end-shape="id207" draw:end-glue-point="2" svg:d="M19700 11000v-501l-1600-198v-501" svg:viewBox="0 0 1601 1201">
          <text:p/>
        </draw:connector>
        <draw:connector draw:style-name="gr7" draw:text-style-name="P6" draw:layer="layout" draw:type="lines" svg:x1="21.6cm" svg:y1="11cm" svg:x2="18.1cm" svg:y2="9.8cm" draw:start-shape="id210" draw:start-glue-point="0" draw:end-shape="id207" draw:end-glue-point="2" svg:d="M21600 11000v-501l-3500-198v-501" svg:viewBox="0 0 3501 1201">
          <text:p/>
        </draw:connector>
        <draw:connector draw:style-name="gr7" draw:text-style-name="P6" draw:layer="layout" draw:type="lines" svg:x1="21.6cm" svg:y1="12.4cm" svg:x2="20.6cm" svg:y2="13.8cm" draw:start-shape="id210" draw:start-glue-point="2" draw:end-shape="id211" draw:end-glue-point="0" svg:d="M21600 12400v501l-1000 398v501" svg:viewBox="0 0 1001 1401">
          <text:p/>
        </draw:connector>
        <draw:connector draw:style-name="gr7" draw:text-style-name="P6" draw:layer="layout" draw:type="lines" svg:x1="21.6cm" svg:y1="12.4cm" svg:x2="22.8cm" svg:y2="13.8cm" draw:start-shape="id210" draw:start-glue-point="2" draw:end-shape="id212" draw:end-glue-point="0" svg:d="M21600 12400v501l1200 398v501" svg:viewBox="0 0 1201 1401">
          <text:p/>
        </draw:connector>
        <draw:line draw:style-name="gr24" draw:text-style-name="P6" draw:layer="layout" svg:x1="12cm" svg:y1="5.6cm" svg:x2="12cm" svg:y2="15.4cm">
          <text:p/>
        </draw:line>
        <draw:custom-shape draw:style-name="gr8" draw:text-style-name="P5" xml:id="id213" draw:id="id21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219" draw:id="id21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15" draw:id="id21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7" draw:id="id21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14">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23">target</text:span><text:span text:style-name="T8"> (either Comp or ResourceType)</text:span></text:p>
              </text:list-item>
            </text:list>
          </draw:text-box>
        </draw:frame>
        <draw:rect draw:style-name="gr109" draw:text-style-name="P8" xml:id="id214" draw:id="id214" draw:layer="layout" svg:width="3cm" svg:height="0.8cm" svg:x="5.6cm" svg:y="7cm" draw:corner-radius="0.5cm">
          <text:p text:style-name="P3"><text:span text:style-name="T4">I1.a#fast</text:span></text:p>
        </draw:rect>
        <draw:rect draw:style-name="gr110" draw:text-style-name="P8" draw:layer="layout" svg:width="1.8cm" svg:height="0.8cm" svg:x="5.6cm" svg:y="7.8cm" draw:corner-radius="0.5cm">
          <text:p text:style-name="P3"><text:span text:style-name="T4">I1.b</text:span></text:p>
        </draw:rect>
        <draw:rect draw:style-name="gr111" draw:text-style-name="P8" draw:layer="layout" svg:width="1.8cm" svg:height="0.8cm" svg:x="3cm" svg:y="9.9cm" draw:corner-radius="0.5cm">
          <text:p text:style-name="P3"><text:span text:style-name="T4">I2.a</text:span></text:p>
        </draw:rect>
        <draw:rect draw:style-name="gr112" draw:text-style-name="P8" xml:id="id220" draw:id="id220" draw:layer="layout" svg:width="3cm" svg:height="0.8cm" svg:x="3cm" svg:y="10.7cm" draw:corner-radius="0.5cm">
          <text:p text:style-name="P3"><text:span text:style-name="T4">I2.b#slow</text:span></text:p>
        </draw:rect>
        <draw:rect draw:style-name="gr113" draw:text-style-name="P8" xml:id="id216" draw:id="id216" draw:layer="layout" svg:width="1.8cm" svg:height="0.8cm" svg:x="6.9cm" svg:y="9.9cm" draw:corner-radius="0.5cm">
          <text:p text:style-name="P3"><text:span text:style-name="T4">I3.a</text:span></text:p>
        </draw:rect>
        <draw:rect draw:style-name="gr114" draw:text-style-name="P8" draw:layer="layout" svg:width="1.8cm" svg:height="0.8cm" svg:x="6.9cm" svg:y="10.7cm" draw:corner-radius="0.5cm">
          <text:p text:style-name="P3"><text:span text:style-name="T4">I3.b</text:span></text:p>
        </draw:rect>
        <draw:rect draw:style-name="gr115" draw:text-style-name="P8" xml:id="id218" draw:id="id218" draw:layer="layout" svg:width="1.8cm" svg:height="0.8cm" svg:x="6.9cm" svg:y="12.7cm" draw:corner-radius="0.5cm">
          <text:p text:style-name="P3"><text:span text:style-name="T4">I4.a</text:span></text:p>
        </draw:rect>
        <draw:rect draw:style-name="gr116"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213" draw:start-glue-point="11" draw:end-shape="id214" draw:end-glue-point="1" svg:d="M5795 6405c4959 0 3556 995 2805 995" svg:viewBox="0 0 3579 996">
          <text:p/>
        </draw:connector>
        <draw:connector draw:style-name="gr46" draw:text-style-name="P6" draw:layer="layout" draw:type="curve" svg:x1="7.395cm" svg:y1="9.105cm" svg:x2="8.7cm" svg:y2="10.3cm" draw:start-shape="id215" draw:start-glue-point="11" draw:end-shape="id216" draw:end-glue-point="1" svg:d="M7395 9105c2709 0 2056 1195 1305 1195" svg:viewBox="0 0 1963 1196">
          <text:p/>
        </draw:connector>
        <draw:connector draw:style-name="gr46" draw:text-style-name="P6" draw:layer="layout" draw:type="curve" svg:x1="7.6cm" svg:y1="12.4cm" svg:x2="8.7cm" svg:y2="13.1cm" draw:start-shape="id217" draw:start-glue-point="10" draw:end-shape="id218" draw:end-glue-point="1" svg:d="M7600 12400c2401 0 1851 700 1100 700" svg:viewBox="0 0 1742 701">
          <text:p/>
        </draw:connector>
        <draw:connector draw:style-name="gr46" draw:text-style-name="P6" draw:layer="layout" draw:type="curve" svg:x1="2.4cm" svg:y1="9.6cm" svg:x2="3cm" svg:y2="11.1cm" draw:start-shape="id219" draw:start-glue-point="6" draw:end-shape="id220"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213" draw:start-glue-point="8" draw:end-shape="id215" draw:end-glue-point="6" svg:d="M5300 7600v500l399 1500h501" svg:viewBox="0 0 901 2001">
          <text:p/>
        </draw:connector>
        <draw:connector draw:style-name="gr22" draw:text-style-name="P6" draw:layer="layout" draw:type="lines" svg:x1="5.3cm" svg:y1="7.6cm" svg:x2="3.8cm" svg:y2="9.6cm" draw:start-shape="id213" draw:start-glue-point="8" draw:end-shape="id219" draw:end-glue-point="10" svg:d="M5300 7600v500l-1000 1500h-500" svg:viewBox="0 0 1501 2001">
          <text:p/>
        </draw:connector>
        <draw:connector draw:style-name="gr22" draw:text-style-name="P6" draw:layer="layout" draw:type="lines" svg:x1="6.405cm" svg:y1="10.095cm" svg:x2="6.405cm" svg:y2="11.905cm" draw:start-shape="id215" draw:start-glue-point="7" draw:end-shape="id217" draw:end-glue-point="5" svg:d="M6405 10095v705 399 706" svg:viewBox="0 0 1 1811">
          <text:p/>
        </draw:connector>
        <draw:custom-shape draw:style-name="gr23" draw:text-style-name="P5" xml:id="id221" draw:id="id22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221" draw:start-glue-point="5" draw:end-shape="id213" draw:end-glue-point="4" svg:d="M9600 4700h-501l-3799 999v501" svg:viewBox="0 0 4301 1501">
          <text:p/>
        </draw:connector>
        <draw:connector draw:style-name="gr7" draw:text-style-name="P6" draw:layer="layout" draw:type="lines" svg:x1="14.4cm" svg:y1="4.7cm" svg:x2="16.2cm" svg:y2="5.8cm" draw:start-shape="id221" draw:start-glue-point="7" draw:end-shape="id2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222" draw:id="id22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223" draw:id="id22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222" draw:start-glue-point="10" draw:end-shape="id223" draw:end-glue-point="3" svg:d="M20001 5399v1001h599" svg:viewBox="0 0 600 1002">
          <text:p/>
        </draw:connector>
        <draw:custom-shape draw:style-name="gr56" draw:text-style-name="P15" xml:id="id224" draw:id="id22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222" draw:start-glue-point="10" draw:end-shape="id224" draw:end-glue-point="3" svg:d="M20001 5399v2401h599" svg:viewBox="0 0 600 2402">
          <text:p/>
        </draw:connector>
        <draw:custom-shape draw:style-name="gr56" draw:text-style-name="P15" xml:id="id225" draw:id="id22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222" draw:start-glue-point="10" draw:end-shape="id225"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221" draw:start-glue-point="4" draw:end-shape="id222" draw:end-glue-point="5" svg:d="M12000 4000v-501l9300 342v502" svg:viewBox="0 0 9301 845">
          <text:p/>
        </draw:connector>
        <draw:custom-shape draw:style-name="gr66" draw:text-style-name="P2" xml:id="id226" draw:id="id226"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214" draw:start-glue-point="1" draw:end-shape="id226" svg:d="M8600 7400h2501v10200h-501" svg:viewBox="0 0 2502 10201">
          <text:p/>
        </draw:connector>
        <draw:custom-shape draw:style-name="gr117" draw:text-style-name="P8" xml:id="id227" draw:id="id22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205" draw:start-glue-point="4" draw:end-shape="id227"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1.08cm" svg:height="0.8cm" svg:x="3.12cm" svg:y="15.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3.4cm" svg:y1="15.821cm" svg:x2="2cm" svg:y2="14.2cm">
            <text:p/>
          </draw:line>
          <draw:frame draw:style-name="gr90" draw:text-style-name="P19" draw:layer="layout" svg:width="3.9cm" svg:height="0.886cm" svg:x="0.52cm" svg:y="13.421cm">
            <draw:text-box>
              <text:p><text:span text:style-name="T21">target</text:span></text:p>
            </draw:text-box>
          </draw:frame>
          <draw:custom-shape draw:style-name="gr88" draw:text-style-name="P3" draw:layer="layout" svg:width="1cm" svg:height="0.8cm" svg:x="3.1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3.2cm" svg:y1="17.2cm" svg:x2="2cm" svg:y2="14.2cm">
            <text:p/>
          </draw:line>
        </draw:g>
        <presentation:notes draw:style-name="dp2">
          <draw:page-thumbnail draw:style-name="gr5" draw:layer="layout" svg:width="14.848cm" svg:height="11.135cm" svg:x="3.075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1" draw:layer="layout" svg:width="25.199cm" svg:height="3.506cm" svg:x="1.4cm" svg:y="0.837cm" presentation:class="title">
          <draw:text-box>
            <text:p>AST-Rules one-by-one</text:p>
          </draw:text-box>
        </draw:frame>
        <draw:frame presentation:style-name="pr2" draw:text-style-name="P1" draw:layer="layout" svg:width="25.199cm" svg:height="12.178cm" svg:x="1.4cm" svg:y="4.914cm" presentation:class="subtitle">
          <draw:text-box>
            <text:p><text:span text:style-name="T1">+ selected AG-rules</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draw:frame presentation:style-name="pr1" draw:text-style-name="P1" draw:layer="layout" svg:width="25.199cm" svg:height="3.506cm" svg:x="1.4cm" svg:y="0.837cm" presentation:class="title">
          <draw:text-box>
            <text:p><text:span text:style-name="T1">Root</text:span></text:p>
          </draw:text-box>
        </draw:frame>
        <draw:frame draw:style-name="gr90" draw:text-style-name="P21" draw:layer="layout" svg:width="26cm" svg:height="12.752cm" svg:x="1cm" svg:y="3.8cm">
          <draw:text-box>
            <text:p><text:span text:style-name="T24">Definition:</text:span></text:p>
            <text:p><text:span text:style-name="T25">HWRoot – SWRoot – Property* - Request</text:span></text:p>
            <text:p><text:span text:style-name="T26"/></text:p>
            <text:p><text:span text:style-name="T24">Explanation:</text:span></text:p>
            <text:list text:style-name="L1">
              <text:list-item>
                <text:p><text:span text:style-name="T27">Root is an artificial node, containing the three parts of the system</text:span></text:p>
                <text:list>
                  <text:list-item>
                    <text:p><text:span text:style-name="T27">root of the hardware side</text:span></text:p>
                  </text:list-item>
                  <text:list-item>
                    <text:p><text:span text:style-name="T27">root of the <text:s/>software side</text:span></text:p>
                  </text:list-item>
                  <text:list-item>
                    <text:p><text:span text:style-name="T27">list of possible properties</text:span></text:p>
                  </text:list-item>
                  <text:list-item>
                    <text:p><text:span text:style-name="T27">currently handled request</text:span></text:p>
                  </text:list-item>
                </text:list>
              </text:list-item>
            </text:list>
            <text:p><text:span text:style-name="T27"/></text:p>
            <text:p><text:span text:style-name="T27"/></text:p>
            <text:p><text:span text:style-name="T24">Selected AG-rules:</text:span></text:p>
            <text:list text:continue-numbering="true" text:style-name="L1">
              <text:list-item>
                <text:p><text:span text:style-name="T27">get-objective-function-value → the value of the objective function for the current mapping</text:span></text:p>
              </text:list-item>
              <text:list-item>
                <text:p><text:span text:style-name="T27">clauses-met? → whether all clauses (in contracts and in request) are met</text:span></text:p>
              </text:list-item>
              <text:list-item>
                <text:p><text:span text:style-name="T27">to-ilp → a list containing objective, constraints, bounds, generals (in that order)</text:span></text:p>
                <text:list>
                  <text:list-item>
                    <text:p><text:span text:style-name="T27">ilp-objective → the objective of the ILP as a list</text:span></text:p>
                  </text:list-item>
                  <text:list-item>
                    <text:p><text:span text:style-name="T27">ilp-nego → a list of NFP negotiation constraints</text:span></text:p>
                  </text:list-item>
                  <text:list-item>
                    <text:p><text:span text:style-name="T27">ilp-binary-vars → a list of all binary variables used in the ILP</text:span></text:p>
                  </text:list-item>
                  <text:list-item>
                    <text:p><text:span text:style-name="T27">every-pe, every-impl, every-mode → every AST-Node of the resp. type</text:span></text:p>
                  </text:list-item>
                </text:list>
              </text:list-item>
            </text:list>
          </draw:text-box>
        </draw:frame>
        <presentation:notes draw:style-name="dp2">
          <draw:page-thumbnail draw:style-name="gr5"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draw:frame presentation:style-name="pr1" draw:layer="layout" svg:width="25.199cm" svg:height="3.506cm" svg:x="1.4cm" svg:y="0.837cm" presentation:class="title">
          <draw:text-box>
            <text:p>SWRoot</text:p>
          </draw:text-box>
        </draw:frame>
        <draw:frame draw:style-name="gr118" draw:text-style-name="P21" draw:layer="layout" svg:width="26cm" svg:height="10.311cm" svg:x="1cm" svg:y="3.8cm">
          <draw:text-box>
            <text:p><text:span text:style-name="T24">Definition:</text:span></text:p>
            <text:p><text:span text:style-name="T26">Comp*</text:span></text:p>
            <text:p><text:span text:style-name="T26"/></text:p>
            <text:p><text:span text:style-name="T24">Explanation:</text:span></text:p>
            <text:list text:style-name="L1">
              <text:list-item>
                <text:p><text:span text:style-name="T1">SWRoot is an artificial root for the software side</text:span></text:p>
                <text:list>
                  <text:list-item>
                    <text:p><text:span text:style-name="T1">list of top-level components</text:span></text:p>
                  </text:list-item>
                </text:list>
              </text:list-item>
            </text:list>
            <text:p><text:span text:style-name="T1"/></text:p>
            <text:p><text:span text:style-name="T1"/></text:p>
            <text:p><text:span text:style-name="T1"/></text:p>
            <text:p><text:span text:style-name="T1"/></text:p>
            <text:p><text:span text:style-name="T1"/></text:p>
            <text:p><text:span text:style-name="T24">Selected AG-rules:</text:span></text:p>
            <text:list text:continue-numbering="true" text:style-name="L1">
              <text:list-item>
                <text:p><text:span text:style-name="T1">get-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5"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draw:frame presentation:style-name="pr1" draw:layer="layout" svg:width="25.199cm" svg:height="3.506cm" svg:x="1.4cm" svg:y="0.837cm" presentation:class="title">
          <draw:text-box>
            <text:p>Comp</text:p>
          </draw:text-box>
        </draw:frame>
        <draw:frame draw:style-name="gr90" draw:text-style-name="P21" draw:layer="layout" svg:width="26cm" svg:height="11.482cm" svg:x="1cm" svg:y="3.8cm">
          <draw:text-box>
            <text:p><text:span text:style-name="T24">Definition:</text:span></text:p>
            <text:p><text:span text:style-name="T26">name – Impl* – Comp*&lt;ReqComps – selectedimpl</text:span></text:p>
            <text:p><text:span text:style-name="T26"/></text:p>
            <text:p><text:span text:style-name="T28">Explanation:</text:span></text:p>
            <text:list text:style-name="L1">
              <text:list-item>
                <text:p><text:span text:style-name="T15">Comp is a software component</text:span></text:p>
                <text:list>
                  <text:list-item>
                    <text:p><text:span text:style-name="T15">name of the component</text:span></text:p>
                  </text:list-item>
                  <text:list-item>
                    <text:p><text:span text:style-name="T15">list of implementations of this component</text:span></text:p>
                  </text:list-item>
                  <text:list-item>
                    <text:p><text:span text:style-name="T15">list of required components</text:span></text:p>
                  </text:list-item>
                  <text:list-item>
                    <text:p><text:span text:style-name="T15">currently selected implementation</text:span></text:p>
                  </text:list-item>
                </text:list>
              </text:list-item>
            </text:list>
            <text:p><text:span text:style-name="T15"/></text:p>
            <text:p><text:span text:style-name="T15"/></text:p>
            <text:p><text:span text:style-name="T28">Selected AG-rules:</text:span></text:p>
            <text:list text:continue-numbering="true" text:style-name="L1">
              <text:list-item>
                <text:p><text:span text:style-name="T15">get-objective-function-value → the value of the objective function for the current mapping for this component</text:span></text:p>
              </text:list-item>
              <text:list-item>
                <text:p><text:span text:style-name="T15">clauses-met? → whether all clauses (in contracts of implementations of this component and in request) are met</text:span></text:p>
              </text:list-item>
              <text:list-item>
                <text:p><text:span text:style-name="T1">to-ilp → the architectural constraints of this component as a list</text:span></text:p>
              </text:list-item>
            </text:list>
          </draw:text-box>
        </draw:frame>
        <presentation:notes draw:style-name="dp2">
          <draw:page-thumbnail draw:style-name="gr5"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draw:frame presentation:style-name="pr1" draw:layer="layout" svg:width="25.199cm" svg:height="3.506cm" svg:x="1.4cm" svg:y="0.837cm" presentation:class="title">
          <draw:text-box>
            <text:p>Impl</text:p>
          </draw:text-box>
        </draw:frame>
        <draw:frame draw:style-name="gr90" draw:text-style-name="P21" draw:layer="layout" svg:width="26cm" svg:height="14.022cm" svg:x="1cm" svg:y="3.8cm">
          <draw:text-box>
            <text:p><text:span text:style-name="T24">Definition:</text:span></text:p>
            <text:p><text:span text:style-name="T26">name – Contract – deployedon - selectedmode</text:span></text:p>
            <text:p><text:span text:style-name="T26"/></text:p>
            <text:p><text:span text:style-name="T28">Explanation:</text:span></text:p>
            <text:list text:style-name="L1">
              <text:list-item>
                <text:p><text:span text:style-name="T15">Impl is an implementation of a component</text:span></text:p>
                <text:list>
                  <text:list-item>
                    <text:p><text:span text:style-name="T15">name of the implementation</text:span></text:p>
                  </text:list-item>
                  <text:list-item>
                    <text:p><text:span text:style-name="T15">contract describing the implementation</text:span></text:p>
                  </text:list-item>
                  <text:list-item>
                    <text:p><text:span text:style-name="T15">resource, on which it is deployed, otherwise false</text:span></text:p>
                  </text:list-item>
                  <text:list-item>
                    <text:p><text:span text:style-name="T15">mode, which is selected, otherwise false</text:span></text:p>
                  </text:list-item>
                </text:list>
              </text:list-item>
            </text:list>
            <text:p><text:span text:style-name="T15"/></text:p>
            <text:p><text:span text:style-name="T15"/></text:p>
            <text:p><text:span text:style-name="T28">Selected AG-rules:</text:span></text:p>
            <text:list text:continue-numbering="true" text:style-name="L1">
              <text:list-item>
                <text:p><text:span text:style-name="T15">get-objective-function-value → the value of the objective function for the current mapping of this implementation</text:span></text:p>
              </text:list-item>
              <text:list-item>
                <text:p><text:span text:style-name="T15">clauses-met? → whether all clauses (in the contract of this implementation and in request) are met</text:span></text:p>
              </text:list-item>
              <text:list-item>
                <text:p><text:span text:style-name="T15">mode-to-use → either selectedmode, or the first mode if none explicitly selected</text:span></text:p>
              </text:list-item>
              <text:list-item>
                <text:p><text:span text:style-name="T15">is-selected? → whether it is the selected implementation of its component</text:span></text:p>
              </text:list-item>
              <text:list-item>
                <text:p><text:span text:style-name="T15">is-deployed? → whether it is deployed on a resource</text:span></text:p>
              </text:list-item>
              <text:list-item>
                <text:p><text:span text:style-name="T1">to-ilp → the architectural constraints of this implementation as a list</text:span></text:p>
                <text:list>
                  <text:list-item>
                    <text:p><text:span text:style-name="T29">ilp-varname → an CPLEX-LP conformant name of this implementation</text:span></text:p>
                  </text:list-item>
                </text:list>
              </text:list-item>
            </text:list>
          </draw:text-box>
        </draw:frame>
        <presentation:notes draw:style-name="dp2">
          <draw:page-thumbnail draw:style-name="gr5"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draw:frame presentation:style-name="pr1" draw:layer="layout" svg:width="25.199cm" svg:height="3.506cm" svg:x="1.4cm" svg:y="0.837cm" presentation:class="title">
          <draw:text-box>
            <text:p>Contract</text:p>
          </draw:text-box>
        </draw:frame>
        <draw:frame draw:style-name="gr90" draw:text-style-name="P22" draw:layer="layout" svg:width="26cm" svg:height="10.212cm" svg:x="1cm" svg:y="3.8cm">
          <draw:text-box>
            <text:p><text:span text:style-name="T24">Definition:</text:span></text:p>
            <text:p><text:span text:style-name="T30">Mode*</text:span></text:p>
            <text:p><text:span text:style-name="T30"/></text:p>
            <text:p><text:span text:style-name="T28">Explanation:</text:span></text:p>
            <text:list text:style-name="L1">
              <text:list-item>
                <text:p><text:span text:style-name="T3">Contract describes the non-functional behaviour of an implementation</text:span></text:p>
                <text:list>
                  <text:list-item>
                    <text:p><text:span text:style-name="T3">list of modes</text:span></text:p>
                  </text:list-item>
                </text:list>
              </text:list-item>
            </text:list>
            <text:p><text:span text:style-name="T3"/></text:p>
            <text:p><text:span text:style-name="T3"/></text:p>
            <text:p><text:span text:style-name="T3"/></text:p>
            <text:p><text:span text:style-name="T3"/></text:p>
            <text:p><text:span text:style-name="T3"/></text:p>
            <text:p><text:span text:style-name="T28">Selected AG-rules:</text:span></text:p>
            <text:list text:continue-numbering="true" text:style-name="L1">
              <text:list-item>
                <text:p><text:span text:style-name="T3">get-objective-function-value → the value of the objective function for the current mapping for all modes of this contract</text:span></text:p>
              </text:list-item>
              <text:list-item>
                <text:p><text:span text:style-name="T3">clauses-met? → whether all clauses (in this contract and in request) are met</text:span></text:p>
              </text:list-item>
            </text:list>
          </draw:text-box>
        </draw:frame>
        <presentation:notes draw:style-name="dp2">
          <draw:page-thumbnail draw:style-name="gr5" draw:layer="layout" svg:width="14.848cm" svg:height="11.135cm" svg:x="3.075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draw:frame presentation:style-name="pr1" draw:layer="layout" svg:width="25.199cm" svg:height="3.506cm" svg:x="1.4cm" svg:y="0.837cm" presentation:class="title">
          <draw:text-box>
            <text:p>Mode</text:p>
          </draw:text-box>
        </draw:frame>
        <draw:frame draw:style-name="gr90" draw:text-style-name="P22" draw:layer="layout" svg:width="26cm" svg:height="15.292cm" svg:x="1cm" svg:y="3.8cm">
          <draw:text-box>
            <text:p><text:span text:style-name="T24">Definition:</text:span></text:p>
            <text:p><text:span text:style-name="T30">name – Clause*</text:span></text:p>
            <text:p><text:span text:style-name="T30"/></text:p>
            <text:p><text:span text:style-name="T28">Explanation:</text:span></text:p>
            <text:list text:style-name="L1">
              <text:list-item>
                <text:p><text:span text:style-name="T3">Mode is one possible mode of an implementation</text:span></text:p>
                <text:list>
                  <text:list-item>
                    <text:p><text:span text:style-name="T3">name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28">Selected AG-rules:</text:span></text:p>
            <text:list text:continue-numbering="true" text:style-name="L1">
              <text:list-item>
                <text:p><text:span text:style-name="T3">get-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27">ilp-objective → the value for the objective of the ILP when using this mode, </text:span><text:span text:style-name="T31">deployed on every ResourceType</text:span></text:p>
              </text:list-item>
              <text:list-item>
                <text:p><text:span text:style-name="T32">ilp-nego (property) → a list of NFP negotiation constraints concerning this mode and the given property</text:span></text:p>
              </text:list-item>
              <text:list-item>
                <text:p><text:span text:style-name="T32">ilp-varname, ilp-varname-deployed (pe) → an CPLEX-LP conformant name of this mode, resp. mode deployed on the given Resource</text:span></text:p>
              </text:list-item>
            </text:list>
          </draw:text-box>
        </draw:frame>
        <draw:g>
          <draw:custom-shape draw:style-name="gr3" draw:text-style-name="P2"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6.165cm" svg:y="14.995cm" draw:kind="section" draw:start-angle="21.05" draw:end-angle="82.31">
            <text:p/>
          </draw:circle>
        </draw:g>
        <presentation:notes draw:style-name="dp2">
          <draw:page-thumbnail draw:style-name="gr5" draw:layer="layout" svg:width="14.848cm" svg:height="11.135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draw:frame presentation:style-name="pr1" draw:layer="layout" svg:width="25.199cm" svg:height="3.506cm" svg:x="1.4cm" svg:y="0.837cm" presentation:class="title">
          <draw:text-box>
            <text:p>Clause</text:p>
          </draw:text-box>
        </draw:frame>
        <draw:frame draw:style-name="gr90" draw:text-style-name="P22" draw:layer="layout" svg:width="26cm" svg:height="10.847cm" svg:x="1cm" svg:y="3.8cm">
          <draw:text-box>
            <text:p><text:span text:style-name="T24">Definition:</text:span></text:p>
            <text:p><text:span text:style-name="T30">returntype – comp – value</text:span></text:p>
            <text:p><text:span text:style-name="T30"/></text:p>
            <text:p><text:span text:style-name="T24">Explanation:</text:span></text:p>
            <text:list text:style-name="L1">
              <text:list-item>
                <text:p><text:span text:style-name="T33">Clause is an abstract representation of a requirement or a provision</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get-objective-function-value → the value of the objective function for this clause</text:span></text:p>
              </text:list-item>
              <text:list-item>
                <text:p><text:span text:style-name="T33">clauses-met? → whether this clause is met</text:span></text:p>
              </text:list-item>
              <text:list-item>
                <text:p><text:span text:style-name="T33">eval → apply the current request metaparams to the value function</text:span></text:p>
              </text:list-item>
              <text:list-item>
                <text:p><text:span text:style-name="T33">get-actual-value (only in subclasses)</text:span></text:p>
              </text:list-item>
            </text:list>
          </draw:text-box>
        </draw:frame>
        <presentation:notes draw:style-name="dp2">
          <draw:page-thumbnail draw:style-name="gr5" draw:layer="layout" svg:width="14.848cm" svg:height="11.135cm" svg:x="3.075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draw:frame presentation:style-name="pr1" draw:layer="layout" svg:width="25.199cm" svg:height="3.506cm" svg:x="1.4cm" svg:y="0.837cm" presentation:class="title">
          <draw:text-box>
            <text:p>ReqClause</text:p>
          </draw:text-box>
        </draw:frame>
        <draw:frame draw:style-name="gr90" draw:text-style-name="P22" draw:layer="layout" svg:width="26cm" svg:height="10.847cm" svg:x="1cm" svg:y="3.8cm">
          <draw:text-box>
            <text:p><text:span text:style-name="T24">Definition (Subtype of Clause):</text:span></text:p>
            <text:p><text:span text:style-name="T30">returntype – comp – value – target</text:span></text:p>
            <text:p><text:span text:style-name="T30"/></text:p>
            <text:p><text:span text:style-name="T24">Explanation:</text:span></text:p>
            <text:list text:style-name="L1">
              <text:list-item>
                <text:p><text:span text:style-name="T33">ReqClause describes a requirement in either a Mode or a Request</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item>
                    <text:p><text:span text:style-name="T33">target for which this requirement is defined, either a Comp or a ResourceType</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33">clauses-met? → whether the requirement of this clause is met</text:span></text:p>
              </text:list-item>
              <text:list-item>
                <text:p><text:span text:style-name="T33">eval → apply the current request metaparams to the value function</text:span></text:p>
              </text:list-item>
              <text:list-item>
                <text:p><text:span text:style-name="T33">get-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0" presentation:class="page"/>
          <draw:frame presentation:style-name="pr3" draw:text-style-name="P1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draw:frame presentation:style-name="pr1" draw:layer="layout" svg:width="25.199cm" svg:height="3.506cm" svg:x="1.4cm" svg:y="0.837cm" presentation:class="title">
          <draw:text-box>
            <text:p>ProvClause</text:p>
          </draw:text-box>
        </draw:frame>
        <draw:frame draw:style-name="gr90" draw:text-style-name="P22" draw:layer="layout" svg:width="26cm" svg:height="10.212cm" svg:x="1cm" svg:y="3.8cm">
          <draw:text-box>
            <text:p><text:span text:style-name="T24">Definition (Subtype of Clause):</text:span></text:p>
            <text:p><text:span text:style-name="T30">returntype – comp – value</text:span></text:p>
            <text:p><text:span text:style-name="T30"/></text:p>
            <text:p><text:span text:style-name="T24">Explanation:</text:span></text:p>
            <text:list text:style-name="L1">
              <text:list-item>
                <text:p><text:span text:style-name="T33">ProvClause describes a provision (or a guarantee) in either a Mode or an Resource</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clauses-met? → </text:span><text:span text:style-name="T34">always true</text:span></text:p>
              </text:list-item>
              <text:list-item>
                <text:p><text:span text:style-name="T33">eval → apply the current request metaparams to the value function</text:span></text:p>
              </text:list-item>
              <text:list-item>
                <text:p><text:span text:style-name="T33">get-actual-value → same as eval</text:span></text:p>
              </text:list-item>
            </text:list>
          </draw:text-box>
        </draw:frame>
        <presentation:notes draw:style-name="dp2">
          <draw:page-thumbnail draw:style-name="gr5" draw:layer="layout" svg:width="14.848cm" svg:height="11.135cm" svg:x="3.075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draw:frame presentation:style-name="pr1" draw:layer="layout" svg:width="25.199cm" svg:height="3.506cm" svg:x="1.4cm" svg:y="0.837cm" presentation:class="title">
          <draw:text-box>
            <text:p>HWRoot</text:p>
          </draw:text-box>
        </draw:frame>
        <draw:frame draw:style-name="gr90" draw:text-style-name="P22" draw:layer="layout" svg:width="26cm" svg:height="8.942cm" svg:x="1cm" svg:y="3.8cm">
          <draw:text-box>
            <text:p><text:span text:style-name="T24">Definition:</text:span></text:p>
            <text:p><text:span text:style-name="T30">ResourceType* – Resource*</text:span></text:p>
            <text:p><text:span text:style-name="T30"/></text:p>
            <text:p><text:span text:style-name="T24">Explanation:</text:span></text:p>
            <text:list text:style-name="L1">
              <text:list-item>
                <text:p><text:span text:style-name="T33">HWRoot is an artificial root for the hardware side</text:span></text:p>
                <text:list>
                  <text:list-item>
                    <text:p><text:span text:style-name="T33">list of possible ResourceTypes</text:span></text:p>
                  </text:list-item>
                  <text:list-item>
                    <text:p><text:span text:style-name="T33">list of top-level Resources</text:span></text:p>
                  </text:list-item>
                </text:list>
              </text:list-item>
            </text:list>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5">to-ilp → the bounds of the usage variables as a list</text:span></text:p>
              </text:list-item>
            </text:list>
          </draw:text-box>
        </draw:frame>
        <presentation:notes draw:style-name="dp2">
          <draw:page-thumbnail draw:style-name="gr5" draw:layer="layout" svg:width="14.848cm" svg:height="11.135cm" svg:x="3.075cm" svg:y="2.257cm" draw:page-number="22" presentation:class="page"/>
          <draw:frame presentation:style-name="pr3" draw:text-style-name="P1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draw:frame presentation:style-name="pr1" draw:layer="layout" svg:width="25.199cm" svg:height="3.506cm" svg:x="1.4cm" svg:y="0.837cm" presentation:class="title">
          <draw:text-box>
            <text:p>ResourceType</text:p>
          </draw:text-box>
        </draw:frame>
        <draw:frame draw:style-name="gr90" draw:text-style-name="P22" draw:layer="layout" svg:width="26cm" svg:height="8.942cm" svg:x="1cm" svg:y="3.8cm">
          <draw:text-box>
            <text:p><text:span text:style-name="T24">Definition:</text:span></text:p>
            <text:p><text:span text:style-name="T30">name</text:span></text:p>
            <text:p><text:span text:style-name="T30"/></text:p>
            <text:p><text:span text:style-name="T24">Explanation:</text:span></text:p>
            <text:list text:style-name="L1">
              <text:list-item>
                <text:p><text:span text:style-name="T33">ResourceType describes an abstract hardware part</text:span></text:p>
                <text:list>
                  <text:list-item>
                    <text:p><text:span text:style-name="T33">the name of the type</text:span></text:p>
                  </text:list-item>
                </text:list>
              </text:list-item>
            </text:list>
            <text:p><text:span text:style-name="T33"/></text:p>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6">none</text:span></text:p>
              </text:list-item>
            </text:list>
          </draw:text-box>
        </draw:frame>
        <presentation:notes draw:style-name="dp2">
          <draw:page-thumbnail draw:style-name="gr5" draw:layer="layout" svg:width="14.848cm" svg:height="11.135cm" svg:x="3.075cm" svg:y="2.257cm" draw:page-number="23" presentation:class="page"/>
          <draw:frame presentation:style-name="pr3" draw:text-style-name="P1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draw:frame presentation:style-name="pr1" draw:layer="layout" svg:width="25.199cm" svg:height="3.506cm" svg:x="1.4cm" svg:y="0.837cm" presentation:class="title">
          <draw:text-box>
            <text:p>Resource</text:p>
          </draw:text-box>
        </draw:frame>
        <draw:frame draw:style-name="gr90" draw:text-style-name="P22" draw:layer="layout" svg:width="26cm" svg:height="10.847cm" svg:x="1cm" svg:y="3.8cm">
          <draw:text-box>
            <text:p><text:span text:style-name="T24">Definition:</text:span></text:p>
            <text:p><text:span text:style-name="T30">name – type – Resource*&lt;SubResources – ProvClause*</text:span></text:p>
            <text:p><text:span text:style-name="T30"/></text:p>
            <text:p><text:span text:style-name="T24">Explanation:</text:span></text:p>
            <text:list text:style-name="L1">
              <text:list-item>
                <text:p><text:span text:style-name="T33">Resource describes a processing element (PE)</text:span></text:p>
                <text:list>
                  <text:list-item>
                    <text:p><text:span text:style-name="T33">name/id of the resource</text:span></text:p>
                  </text:list-item>
                  <text:list-item>
                    <text:p><text:span text:style-name="T33">ResourceType of this resource</text:span></text:p>
                  </text:list-item>
                  <text:list-item>
                    <text:p><text:span text:style-name="T33">list of subresources, creating a hierachie of resources</text:span></text:p>
                  </text:list-item>
                  <text:list-item>
                    <text:p><text:span text:style-name="T33">list of provisions for this resource, i.e. the current status of it</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1">get-provided-clause → </text:span><text:span text:style-name="T33">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35">to-ilp → the bounds of the usage variables for this resource as a list</text:span></text:p>
              </text:list-item>
            </text:list>
          </draw:text-box>
        </draw:frame>
        <presentation:notes draw:style-name="dp2">
          <draw:page-thumbnail draw:style-name="gr5" draw:layer="layout" svg:width="14.848cm" svg:height="11.135cm" svg:x="3.075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draw:frame presentation:style-name="pr1" draw:layer="layout" svg:width="25.199cm" svg:height="3.506cm" svg:x="1.4cm" svg:y="0.837cm" presentation:class="title">
          <draw:text-box>
            <text:p>Request</text:p>
          </draw:text-box>
        </draw:frame>
        <draw:frame draw:style-name="gr119" draw:text-style-name="P22" draw:layer="layout" svg:width="26cm" svg:height="11.563cm" svg:x="1cm" svg:y="3.8cm">
          <draw:text-box>
            <text:p><text:span text:style-name="T24">Definition:</text:span></text:p>
            <text:p><text:span text:style-name="T30">MetaParameter* – ReqClause*&lt;Constraints – objective</text:span></text:p>
            <text:p><text:span text:style-name="T30"/></text:p>
            <text:p><text:span text:style-name="T24">Explanation:</text:span></text:p>
            <text:list text:style-name="L1">
              <text:list-item>
                <text:p><text:span text:style-name="T33">Request describes the currently requested task</text:span></text:p>
                <text:list>
                  <text:list-item>
                    <text:p><text:span text:style-name="T33">list of metaparameters, describing the input of the request</text:span></text:p>
                  </text:list-item>
                  <text:list-item>
                    <text:p><text:span text:style-name="T33">list of constraints for the mapping; can be empty for an unconstrained request</text:span></text:p>
                  </text:list-item>
                  <text:list-item>
                    <text:p><text:span text:style-name="T33">property to optimize for; false if unspecified to use energy as a default</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get-objective-function-value → the value of the objective function for current mapping</text:span></text:p>
              </text:list-item>
              <text:list-item>
                <text:p><text:span text:style-name="T33">clauses-met? → whether the constraints are met</text:span></text:p>
              </text:list-item>
              <text:list-item>
                <text:p><text:span text:style-name="T33">to-ilp → the request constraints as a lis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565cm" svg:y="12.565cm" draw:kind="section" draw:start-angle="21.05" draw:end-angle="82.31">
            <text:p/>
          </draw:circle>
        </draw:g>
        <presentation:notes draw:style-name="dp2">
          <draw:page-thumbnail draw:style-name="gr5" draw:layer="layout" svg:width="14.848cm" svg:height="11.135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draw:frame presentation:style-name="pr1" draw:layer="layout" svg:width="25.199cm" svg:height="3.506cm" svg:x="1.4cm" svg:y="0.837cm" presentation:class="title">
          <draw:text-box>
            <text:p>MetaParameter</text:p>
          </draw:text-box>
        </draw:frame>
        <draw:frame draw:style-name="gr90" draw:text-style-name="P22" draw:layer="layout" svg:width="26cm" svg:height="8.942cm" svg:x="1cm" svg:y="3.8cm">
          <draw:text-box>
            <text:p><text:span text:style-name="T24">Definition:</text:span></text:p>
            <text:p><text:span text:style-name="T30">name – value</text:span></text:p>
            <text:p><text:span text:style-name="T30"/></text:p>
            <text:p><text:span text:style-name="T24">Explanation:</text:span></text:p>
            <text:list text:style-name="L1">
              <text:list-item>
                <text:p><text:span text:style-name="T33">MetaParameter describes the input of a task</text:span></text:p>
                <text:list>
                  <text:list-item>
                    <text:p><text:span text:style-name="T33">name of the metaparameter</text:span></text:p>
                  </text:list-item>
                  <text:list-item>
                    <text:p><text:span text:style-name="T33">current value of the metaparameter</text:span></text:p>
                  </text:list-item>
                </text:list>
              </text:list-item>
            </text:list>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6">none</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draw:frame presentation:style-name="pr1" draw:layer="layout" svg:width="25.199cm" svg:height="3.506cm" svg:x="1.4cm" svg:y="0.837cm" presentation:class="title">
          <draw:text-box>
            <text:p>Property</text:p>
          </draw:text-box>
        </draw:frame>
        <draw:frame draw:style-name="gr90" draw:text-style-name="P22" draw:layer="layout" svg:width="26cm" svg:height="10.212cm" svg:x="1cm" svg:y="3.8cm">
          <draw:text-box>
            <text:p><text:span text:style-name="T24">Definition:</text:span></text:p>
            <text:p><text:span text:style-name="T30">name – unit – kind – direction</text:span></text:p>
            <text:p><text:span text:style-name="T30"/></text:p>
            <text:p><text:span text:style-name="T24">Explanation:</text:span></text:p>
            <text:list text:style-name="L1">
              <text:list-item>
                <text:p><text:span text:style-name="T33">Property is a possible property of either a Comp or a Resource</text:span></text:p>
                <text:list>
                  <text:list-item>
                    <text:p><text:span text:style-name="T33">name of the property</text:span></text:p>
                  </text:list-item>
                  <text:list-item>
                    <text:p><text:span text:style-name="T33">unit of measurement</text:span></text:p>
                  </text:list-item>
                  <text:list-item>
                    <text:p><text:span text:style-name="T33">kind, i.e. time of measurement; static, runtime, derived</text:span></text:p>
                  </text:list-item>
                  <text:list-item>
                    <text:p><text:span text:style-name="T33">direction of values, i.e. increasing or decreasing</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37">ilp-nego → a list of NFP negotiation constraints concerning this property</text:span></text:p>
              </text:list-item>
              <text:list-item>
                <text:p><text:span text:style-name="T37">ilp-propname → </text:span><text:span text:style-name="T29">an CPLEX-LP conformant name of this property, also with mode or resource prepended</text:span></text:p>
              </text:list-item>
            </text:list>
          </draw:text-box>
        </draw:frame>
        <draw:g>
          <draw:custom-shape draw:style-name="gr3" draw:text-style-name="P2"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6.765cm" svg:y="8.565cm" draw:kind="section" draw:start-angle="21.05" draw:end-angle="82.31">
            <text:p/>
          </draw:circle>
        </draw:g>
        <draw:g>
          <draw:custom-shape draw:style-name="gr3" draw:text-style-name="P2"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7.965cm" svg:y="7.765cm" draw:kind="section" draw:start-angle="21.05" draw:end-angle="82.31">
            <text:p/>
          </draw:circle>
        </draw:g>
        <draw:g>
          <draw:custom-shape draw:style-name="gr3" draw:text-style-name="P2"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765cm" svg:y="9.365cm" draw:kind="section" draw:start-angle="21.05" draw:end-angle="82.31">
            <text:p/>
          </draw:circle>
        </draw:g>
        <presentation:notes draw:style-name="dp2">
          <draw:page-thumbnail draw:style-name="gr5" draw:layer="layout" svg:width="14.848cm" svg:height="11.135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9">
        <draw:custom-shape draw:style-name="gr120" draw:text-style-name="P5" xml:id="id232" draw:id="id232" draw:layer="Layout" svg:width="1.6cm" svg:height="1.2cm" svg:x="15.4cm" svg:y="5.8cm">
          <text:p text:style-name="P23"><text:span text:style-name="T3">root</text:span></text:p>
          <draw:enhanced-geometry svg:viewBox="0 0 21600 21600" draw:type="rectangle" draw:enhanced-path="M 0 0 L 21600 0 21600 21600 0 21600 0 0 Z N"/>
        </draw:custom-shape>
        <draw:custom-shape draw:style-name="gr120" draw:text-style-name="P5" xml:id="id235" draw:id="id235" draw:layer="Layout" svg:width="1.4cm" svg:height="1.4cm" svg:x="16.7cm" svg:y="8.4cm">
          <text:p text:style-name="P23"><text:span text:style-name="T3">CB1</text:span></text:p>
          <draw:enhanced-geometry svg:viewBox="0 0 21600 21600" draw:type="rectangle" draw:enhanced-path="M 0 0 L 21600 0 21600 21600 0 21600 0 0 Z N"/>
        </draw:custom-shape>
        <draw:custom-shape draw:style-name="gr120" draw:text-style-name="P5" xml:id="id234" draw:id="id234" draw:layer="Layout" svg:width="1.4cm" svg:height="1.4cm" svg:x="16.7cm" svg:y="11cm">
          <text:p text:style-name="P23"><text:span text:style-name="T3">CB2</text:span></text:p>
          <draw:enhanced-geometry svg:viewBox="0 0 21600 21600" draw:type="rectangle" draw:enhanced-path="M 0 0 L 21600 0 21600 21600 0 21600 0 0 Z N"/>
        </draw:custom-shape>
        <draw:line draw:style-name="gr24" draw:text-style-name="P6" draw:layer="layout" svg:x1="12cm" svg:y1="5.6cm" svg:x2="12cm" svg:y2="15.4cm">
          <text:p/>
        </draw:line>
        <draw:custom-shape draw:style-name="gr121" draw:text-style-name="P5" xml:id="id228" draw:id="id228" draw:layer="Layout" svg:width="1.4cm" svg:height="1.4cm" svg:x="8.1cm" svg:y="6.2cm">
          <text:p text:style-name="P2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 xml:id="id230" draw:id="id230" draw:layer="Layout" svg:width="1.4cm" svg:height="1.4cm" svg:x="2.2cm" svg:y="6.2cm">
          <text:p text:style-name="P2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3" draw:text-style-name="P8" xml:id="id229" draw:id="id229" draw:layer="layout" svg:width="3.6cm" svg:height="3.4cm" svg:x="6.4cm" svg:y="7.2cm" draw:corner-radius="0.5cm">
          <text:p text:style-name="P23"><text:span text:style-name="T4">I1-a</text:span></text:p>
          <text:p text:style-name="P24"><text:span text:style-name="T4">$L = 0.5</text:span></text:p>
          <text:p text:style-name="P24"><text:span text:style-name="T4">$E = 20</text:span></text:p>
          <text:p text:style-name="P24"><text:span text:style-name="T4">$R = 0.2</text:span></text:p>
          <text:p text:style-name="P24"><text:span text:style-name="T4">C2.R ≤ size</text:span></text:p>
        </draw:rect>
        <draw:rect draw:style-name="gr124" draw:text-style-name="P8" draw:layer="layout" svg:width="4.8cm" svg:height="3.4cm" svg:x="6.4cm" svg:y="10.6cm" draw:corner-radius="0.5cm">
          <text:p text:style-name="P23"><text:span text:style-name="T4">I1-b</text:span></text:p>
          <text:p text:style-name="P24"><text:span text:style-name="T4">$L = 0.5</text:span></text:p>
          <text:p text:style-name="P24"><text:span text:style-name="T4">$E = 0.2 | 0.8</text:span></text:p>
          <text:p text:style-name="P24"><text:span text:style-name="T4">(size ≥ 100 | else)</text:span></text:p>
          <text:p text:style-name="P24"><text:span text:style-name="T4">$R = 0.5</text:span></text:p>
        </draw:rect>
        <draw:rect draw:style-name="gr125" draw:text-style-name="P8" xml:id="id238" draw:id="id238" draw:layer="layout" svg:width="3.6cm" svg:height="2.8cm" svg:x="1cm" svg:y="7.4cm" draw:corner-radius="0.5cm">
          <text:p text:style-name="P23"><text:span text:style-name="T4">I2-a</text:span></text:p>
          <text:p text:style-name="P24"><text:span text:style-name="T4">$L = 0.5</text:span></text:p>
          <text:p text:style-name="P24"><text:span text:style-name="T4">$E = 3lg(size)</text:span></text:p>
          <text:p text:style-name="P24"><text:span text:style-name="T4">$R = 0.5</text:span></text:p>
        </draw:rect>
        <draw:connector draw:style-name="gr36" draw:text-style-name="P6" draw:layer="layout" draw:type="curve" svg:x1="9.5cm" svg:y1="6.9cm" svg:x2="10cm" svg:y2="8.9cm" draw:start-shape="id228" draw:start-glue-point="10" draw:end-shape="id229" draw:end-glue-point="1" svg:d="M9500 6900c1501 0 1251 2000 500 2000" svg:viewBox="0 0 1098 2001">
          <text:p/>
        </draw:connector>
        <draw:line draw:style-name="gr37" draw:text-style-name="P6" draw:layer="layout" svg:x1="9.7cm" svg:y1="9.3cm" svg:x2="16.8cm" svg:y2="8.7cm">
          <text:p/>
        </draw:line>
        <draw:polyline draw:style-name="gr37" draw:text-style-name="P6" draw:layer="layout" svg:width="13.972cm" svg:height="8.261cm" draw:transform="skewX (0.225845605208066) rotate (0.406836248639878) translate (3.27491135466656cm 10.0538975650048cm)" svg:viewBox="0 0 13973 8262" draw:points="136,0 0,4505 9581,8262 13973,4831">
          <text:p/>
        </draw:polyline>
        <draw:connector draw:style-name="gr22" draw:text-style-name="P6" draw:layer="layout" draw:type="lines" svg:x1="6.4cm" svg:y1="8.9cm" svg:x2="3.6cm" svg:y2="6.9cm" draw:start-shape="id229" draw:start-glue-point="3" draw:end-shape="id230" draw:end-glue-point="10" svg:d="M6400 8900h-501l-1799-2000h-500" svg:viewBox="0 0 2801 2001">
          <text:p/>
        </draw:connector>
        <draw:custom-shape draw:style-name="gr126" draw:text-style-name="P5" xml:id="id231" draw:id="id231" draw:layer="Layout" svg:width="4.8cm" svg:height="1.4cm" svg:x="9.6cm" svg:y="4cm">
          <text:p text:style-name="P2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14.4cm" svg:y1="4.7cm" svg:x2="16.2cm" svg:y2="5.8cm" draw:start-shape="id231" draw:start-glue-point="7" draw:end-shape="id232" draw:end-glue-point="0" svg:d="M14400 4700h502l1298 599v501" svg:viewBox="0 0 1801 1101">
          <text:p/>
        </draw:connector>
        <draw:frame presentation:style-name="pr1" draw:layer="layout" svg:width="25.199cm" svg:height="3.506cm" svg:x="1.4cm" svg:y="0.837cm" presentation:class="title">
          <draw:text-box>
            <text:p>Example-AST</text:p>
          </draw:text-box>
        </draw:frame>
        <draw:connector draw:style-name="gr7" draw:text-style-name="P6" draw:layer="layout" draw:type="lines" svg:x1="6.705cm" svg:y1="5.221cm" svg:x2="2.9cm" svg:y2="6.2cm" draw:start-shape="id233" draw:start-glue-point="7" draw:end-shape="id230" draw:end-glue-point="4" svg:d="M6705 5221h-706l-3099 478v501" svg:viewBox="0 0 3806 980">
          <text:p/>
        </draw:connector>
        <draw:custom-shape draw:style-name="gr26" draw:text-style-name="P26" xml:id="id233" draw:id="id233" draw:layer="layout" svg:width="1.4cm" svg:height="1.4cm" svg:x="6.5cm" svg:y="4.026cm">
          <text:p text:style-name="P25"><text:span text:style-name="T38">SW</text:span></text:p>
          <text:p text:style-name="P25"><text:span text:style-name="T38">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6" draw:layer="layout" draw:type="line" svg:x1="7.9cm" svg:y1="4.726cm" svg:x2="9.6cm" svg:y2="4.7cm" draw:start-shape="id233" draw:start-glue-point="10" draw:end-shape="id231" draw:end-glue-point="5" svg:d="M7900 4726l1700-26" svg:viewBox="0 0 1701 27">
          <text:p/>
        </draw:connector>
        <draw:connector draw:style-name="gr127" draw:text-style-name="P3" draw:layer="layout" draw:line-skew="0cm -1.4cm" svg:x1="16.7cm" svg:y1="11.7cm" svg:x2="16.2cm" svg:y2="7cm" draw:start-shape="id234" draw:start-glue-point="3" draw:end-shape="id232" draw:end-glue-point="2" svg:d="M16700 11700h-501v-4100h1v-600" svg:viewBox="0 0 502 4701">
          <text:p/>
        </draw:connector>
        <draw:connector draw:style-name="gr127" draw:text-style-name="P3" draw:layer="layout" draw:line-skew="0cm -0.1cm" svg:x1="16.7cm" svg:y1="9.1cm" svg:x2="16.2cm" svg:y2="7cm" draw:start-shape="id235" draw:start-glue-point="3" draw:end-shape="id232" draw:end-glue-point="2" svg:d="M16700 9100h-501v-1500h1v-600" svg:viewBox="0 0 502 2101">
          <text:p/>
        </draw:connector>
        <draw:custom-shape draw:style-name="gr128" draw:text-style-name="P8" xml:id="id236" draw:id="id236" draw:layer="layout" svg:width="3.8cm" svg:height="0.8cm" svg:x="18.6cm" svg:y="8.7cm">
          <text:p text:style-name="P3"><text:span text:style-name="T4">load = 0.7</text:span></text:p>
          <draw:enhanced-geometry svg:viewBox="0 0 21600 21600" draw:type="rectangle" draw:enhanced-path="M 0 0 L 21600 0 21600 21600 0 21600 0 0 Z N"/>
        </draw:custom-shape>
        <draw:connector draw:style-name="gr129" draw:text-style-name="P3" draw:layer="layout" svg:x1="18.1cm" svg:y1="9.1cm" svg:x2="18.6cm" svg:y2="9.1cm" draw:start-shape="id235" draw:start-glue-point="1" draw:end-shape="id236" draw:end-glue-point="3" svg:d="M18100 9100h500" svg:viewBox="0 0 501 1">
          <text:p/>
        </draw:connector>
        <draw:custom-shape draw:style-name="gr130" draw:text-style-name="P8" xml:id="id237" draw:id="id237" draw:layer="layout" svg:width="3.8cm" svg:height="0.8cm" svg:x="18.6cm" svg:y="11.3cm">
          <text:p text:style-name="P3"><text:span text:style-name="T4">load = 0.4</text:span></text:p>
          <draw:enhanced-geometry svg:viewBox="0 0 21600 21600" draw:type="rectangle" draw:enhanced-path="M 0 0 L 21600 0 21600 21600 0 21600 0 0 Z N"/>
        </draw:custom-shape>
        <draw:connector draw:style-name="gr129" draw:text-style-name="P3" draw:layer="layout" svg:x1="18.1cm" svg:y1="11.7cm" svg:x2="18.6cm" svg:y2="11.7cm" draw:start-shape="id234" draw:start-glue-point="1" draw:end-shape="id237" draw:end-glue-point="3" svg:d="M18100 11700h500" svg:viewBox="0 0 501 1">
          <text:p/>
        </draw:connector>
        <draw:connector draw:style-name="gr7" draw:text-style-name="P6" draw:layer="layout" draw:type="lines" svg:x1="7.695cm" svg:y1="5.221cm" svg:x2="8.8cm" svg:y2="6.2cm" draw:start-shape="id233" draw:start-glue-point="9" draw:end-shape="id228" draw:end-glue-point="4" svg:d="M7695 5221h705l400 478v501" svg:viewBox="0 0 1106 980">
          <text:p/>
        </draw:connector>
        <draw:custom-shape draw:style-name="gr66" draw:text-style-name="P2" draw:layer="layout" svg:width="8.4cm" svg:height="3.599cm" svg:x="0.6cm" svg:y="15.201cm">
          <text:p text:style-name="P2">Mode-Template {</text:p>
          <text:p text:style-name="P2"><text:s/>requires Cubie { <text:span text:style-name="T17">load max $L</text:span> }</text:p>
          <text:p text:style-name="P2"><text:s/>provides energy = $E</text:p>
          <text:p text:style-name="P2"><text:s/>provides response time = $R</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6" draw:text-style-name="P6" draw:layer="layout" draw:type="curve" svg:x1="1cm" svg:y1="8.8cm" svg:x2="2.2cm" svg:y2="6.9cm" draw:start-shape="id238" draw:start-glue-point="3" draw:end-shape="id230" draw:end-glue-point="6" svg:d="M1000 8800c-751 0-1351-1900 1200-1900" svg:viewBox="0 0 1850 1901">
          <text:p/>
        </draw:connector>
        <draw:custom-shape draw:style-name="gr1" draw:layer="layout" svg:width="1cm" svg:height="1cm" svg:x="4.2cm" svg:y="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7" draw:text-style-name="P7" draw:layer="layout" svg:width="14.2cm" svg:height="4.061cm" svg:x="12.2cm" svg:y="15.553cm">
          <draw:text-box>
            <text:p><text:span text:style-name="T8">C1.name = Example-Component</text:span></text:p>
            <text:p><text:span text:style-name="T8"><text:tab/></text:span><text:span text:style-name="T8">I1-a.name = Sample-Impl1a</text:span></text:p>
            <text:p><text:span text:style-name="T8"><text:tab/></text:span><text:span text:style-name="T8">I1-b.name = The-Sample-Impl1b</text:span></text:p>
            <text:p><text:span text:style-name="T8">C2.name = Depth2-Component </text:span></text:p>
            <text:p><text:span text:style-name="T8"><text:tab/></text:span><text:span text:style-name="T8">I2-a.name = Part-Impl2a</text:span></text:p>
            <text:p><text:span text:style-name="T8"/></text:p>
          </draw:text-box>
        </draw:frame>
        <draw:custom-shape draw:style-name="gr56" draw:text-style-name="P15" xml:id="id239" draw:id="id239" draw:layer="layout" svg:width="3.4cm" svg:height="1.057cm" svg:x="19.6cm" svg:y="4.002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240" draw:id="id240" draw:layer="layout" svg:width="2.6cm" svg:height="0.741cm" svg:x="20.6cm" svg:y="5.259cm">
          <text:p text:style-name="P2"><text:span text:style-name="T15">size = 50</text:span></text:p>
          <draw:enhanced-geometry svg:viewBox="0 0 21600 21600" draw:type="rectangle" draw:enhanced-path="M 0 0 L 21600 0 21600 21600 0 21600 0 0 Z N"/>
        </draw:custom-shape>
        <draw:connector draw:style-name="gr57" draw:text-style-name="P6" draw:layer="layout" svg:x1="20.001cm" svg:y1="5.058cm" svg:x2="20.6cm" svg:y2="5.629cm" draw:start-shape="id239" draw:start-glue-point="10" draw:end-shape="id240" draw:end-glue-point="3" svg:d="M20001 5058v571h599" svg:viewBox="0 0 600 572">
          <text:p/>
        </draw:connector>
        <draw:connector draw:style-name="gr7" draw:text-style-name="P6" draw:layer="layout" draw:type="lines" svg:x1="12cm" svg:y1="4cm" svg:x2="21.3cm" svg:y2="4.002cm" draw:start-shape="id231" draw:start-glue-point="4" draw:end-shape="id239" draw:end-glue-point="5" svg:d="M12000 4000v-501l9300 1v502" svg:viewBox="0 0 9301 504">
          <text:p/>
        </draw:connector>
        <draw:custom-shape draw:style-name="gr56" draw:text-style-name="P15" xml:id="id241" draw:id="id241" draw:layer="layout" svg:width="2.999cm" svg:height="0.741cm" svg:x="20.601cm" svg:y="6.259cm">
          <text:p text:style-name="P2"><text:span text:style-name="T15">C1.R ≤ 0.3</text:span></text:p>
          <draw:enhanced-geometry svg:viewBox="0 0 21600 21600" draw:type="rectangle" draw:enhanced-path="M 0 0 L 21600 0 21600 21600 0 21600 0 0 Z N"/>
        </draw:custom-shape>
        <draw:connector draw:style-name="gr57" draw:text-style-name="P6" draw:layer="layout" svg:x1="20.001cm" svg:y1="5.058cm" svg:x2="20.601cm" svg:y2="6.629cm" draw:start-shape="id239" draw:start-glue-point="10" draw:end-shape="id241" draw:end-glue-point="3" svg:d="M20001 5058v1571h600" svg:viewBox="0 0 601 1572">
          <text:p/>
        </draw:connector>
        <draw:custom-shape draw:style-name="gr56" draw:text-style-name="P28" xml:id="id242" draw:id="id242" draw:layer="layout" svg:width="4.8cm" svg:height="0.741cm" svg:x="20.6cm" svg:y="7.259cm">
          <text:p text:style-name="P27"><text:span text:style-name="T39">default objective</text:span></text:p>
          <draw:enhanced-geometry svg:viewBox="0 0 21600 21600" draw:type="rectangle" draw:enhanced-path="M 0 0 L 21600 0 21600 21600 0 21600 0 0 Z N"/>
        </draw:custom-shape>
        <draw:connector draw:style-name="gr57" draw:text-style-name="P6" draw:layer="layout" svg:x1="20.001cm" svg:y1="5.058cm" svg:x2="20.6cm" svg:y2="7.629cm" draw:start-shape="id239" draw:start-glue-point="10" draw:end-shape="id242" draw:end-glue-point="3" svg:d="M20001 5058v2571h599" svg:viewBox="0 0 600 2572">
          <text:p/>
        </draw:connector>
        <presentation:notes draw:style-name="dp2">
          <draw:page-thumbnail draw:style-name="gr5" draw:layer="layout" svg:width="14.848cm" svg:height="11.135cm" svg:x="3.075cm" svg:y="2.257cm" draw:page-number="28"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27T10:59:52.446515550</dc:date>
    <dc:creator>René Schöne</dc:creator>
    <meta:editing-duration>PT11H24M41S</meta:editing-duration>
    <meta:editing-cycles>57</meta:editing-cycles>
    <meta:generator>LibreOffice/4.2.8.2$Linux_x86 LibreOffice_project/420$Build-2</meta:generator>
    <meta:document-statistic meta:object-count="779"/>
  </office:meta>
</office:document-meta>
</file>